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cm" svg:stroke-color="#ffcc99" draw:marker-start-width="0.275cm" draw:marker-end-width="0.275cm" draw:fill="solid" draw:fill-color="#cc6633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gradient" draw:fill-gradient-name="Gradient_20_1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gradient" draw:fill-gradient-name="Gradient_20_11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solid" draw:fill-color="#0047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Ultrafine_20_Dashed" svg:stroke-color="#4c4c4c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8cm" fo:min-width="17.4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4.036cm"/>
    </style:style>
    <style:style style:name="gr13" style:family="graphic" style:parent-style-name="standard">
      <style:graphic-properties draw:stroke="none" draw:fill-color="#333333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-color="#666666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draw:fill-color="#b3b3b3" draw:textarea-horizontal-align="justify" draw:textarea-vertical-align="middle" draw:auto-grow-height="false"/>
    </style:style>
    <style:style style:name="gr19" style:family="graphic" style:parent-style-name="standard">
      <style:graphic-properties draw:fill-color="#e6e6ff" draw:textarea-horizontal-align="center" draw:textarea-vertical-align="middle"/>
    </style:style>
    <style:style style:name="gr20" style:family="graphic" style:parent-style-name="standard">
      <style:graphic-properties draw:stroke="solid" draw:stroke-dash="Ultrafine_20_Dashed" svg:stroke-width="0.05cm" svg:stroke-color="#83caff" draw:marker-start-width="0.275cm" draw:marker-end-width="0.275cm" draw:fill="solid" draw:fill-color="#0066cc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draw:stroke="solid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0.095cm"/>
    </style:style>
    <style:style style:name="gr23" style:family="graphic" style:parent-style-name="standard">
      <style:graphic-properties svg:stroke-width="0.05cm" svg:stroke-color="#999999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333333" draw:fill="none" draw:fill-color="#333333" draw:textarea-horizontal-align="left" draw:auto-grow-height="true" draw:auto-grow-width="true" fo:min-height="0cm" fo:min-width="1.4cm"/>
    </style:style>
    <style:style style:name="gr25" style:family="graphic" style:parent-style-name="standard">
      <style:graphic-properties draw:stroke="dash" draw:stroke-dash="Ultrafine_20_Dashed" svg:stroke-color="#83caff" draw:textarea-horizontal-align="center" draw:textarea-vertical-align="middle"/>
    </style:style>
    <style:style style:name="gr26" style:family="graphic" style:parent-style-name="standard">
      <style:graphic-properties draw:stroke="dash" draw:stroke-dash="Ultrafine_20_Dashed" svg:stroke-color="#ff6633" draw:textarea-horizontal-align="center" draw:textarea-vertical-align="middle"/>
    </style:style>
    <style:style style:name="gr27" style:family="graphic" style:parent-style-name="standard">
      <style:graphic-properties draw:stroke="dash" draw:stroke-dash="Ultrafine_20_Dashed" svg:stroke-color="#333333" draw:textarea-horizontal-align="center" draw:textarea-vertical-align="middle"/>
    </style:style>
    <style:style style:name="gr28" style:family="graphic" style:parent-style-name="standard">
      <style:graphic-properties draw:stroke="solid" draw:stroke-dash="Ultrafine_20_Dashed" svg:stroke-width="0.05cm" svg:stroke-color="#e6e6e6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fill="gradient" draw:fill-gradient-name="Linear_20_yellow_2f_brown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2.045cm"/>
    </style:style>
    <style:style style:name="gr32" style:family="graphic" style:parent-style-name="standard">
      <style:graphic-properties draw:stroke="dash" draw:stroke-dash="Ultrafine_20_Dashed" svg:stroke-color="#4c4c4c" draw:fill="solid" draw:fill-color="#e6e6e6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solid" draw:fill-color="#00ae00" draw:textarea-horizontal-align="center" draw:textarea-vertical-align="middle"/>
    </style:style>
    <style:style style:name="gr3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5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none" draw:fill="gradient" draw:fill-color="#ffffff" draw:fill-gradient-name="Gradient_20_13" draw:textarea-horizontal-align="center" draw:textarea-vertical-align="middle"/>
    </style:style>
    <style:style style:name="gr37" style:family="graphic" style:parent-style-name="standard">
      <style:graphic-properties draw:stroke="none" draw:fill="solid" draw:fill-color="#666666" draw:textarea-horizontal-align="center" draw:textarea-vertical-align="middle"/>
    </style:style>
    <style:style style:name="gr38" style:family="graphic" style:parent-style-name="standard">
      <style:graphic-properties draw:stroke="none" draw:fill="gradient" draw:fill-gradient-name="Linse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gr40" style:family="graphic" style:parent-style-name="standard" style:list-style-name="L1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 style:list-style-name="L1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 style:list-style-name="L1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draw:stroke="none" draw:fill="solid" draw:fill-color="#eb613d" draw:opacity="50%" draw:textarea-horizontal-align="center" draw:textarea-vertical-align="middle" draw:auto-grow-height="false" fo:min-height="0.749cm" fo:min-width="0.499cm" draw:shadow="hidden" draw:shadow-opacity="50%"/>
    </style:style>
    <style:style style:name="gr44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333333" draw:opacity="50%" draw:textarea-horizontal-align="justify" draw:textarea-vertical-align="middle" draw:auto-grow-height="false" fo:padding-top="0.15cm" fo:padding-bottom="0.15cm" fo:padding-left="0.275cm" fo:padding-right="0.275cm" draw:shadow="hidden" draw:shadow-opacity="50%"/>
    </style:style>
    <style:style style:name="gr45" style:family="graphic" style:parent-style-name="standard">
      <style:graphic-properties draw:stroke="none" draw:fill="solid" draw:fill-color="#0099ff" draw:opacity="50%" draw:textarea-horizontal-align="center" draw:textarea-vertical-align="middle" draw:auto-grow-height="false" fo:min-height="0.749cm" fo:min-width="0.499cm" draw:shadow="hidden" draw:shadow-opacity="50%"/>
    </style:style>
    <style:style style:name="gr46" style:family="graphic" style:parent-style-name="standard">
      <style:graphic-properties draw:stroke="none" draw:stroke-dash="Ultrafine_20_Dashed" svg:stroke-width="0.05cm" svg:stroke-color="#999999" draw:marker-start-width="0.275cm" draw:marker-end-width="0.275cm" draw:fill="solid" draw:fill-color="#808080" draw:opacity="50%" draw:textarea-horizontal-align="justify" draw:textarea-vertical-align="middle" draw:auto-grow-height="false" fo:padding-top="0.15cm" fo:padding-bottom="0.15cm" fo:padding-left="0.275cm" fo:padding-right="0.275cm" draw:shadow="hidden" draw:shadow-opacity="50%"/>
    </style:style>
    <style:style style:name="gr47" style:family="graphic" style:parent-style-name="standard">
      <style:graphic-properties draw:stroke="none" draw:fill="solid" draw:fill-color="#eb613d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dash" draw:stroke-dash="Ultrafine_20_Dashed" svg:stroke-width="0.04cm" svg:stroke-color="#333333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2cm"/>
    </style:style>
    <style:style style:name="gr50" style:family="graphic" style:parent-style-name="standard" style:list-style-name="L1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 style:list-style-name="L1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52" style:family="graphic" style:parent-style-name="standard" style:list-style-name="L1">
      <style:graphic-properties draw:stroke="none" draw:stroke-dash="Ultrafine_20_Dashed" svg:stroke-width="0.05cm" svg:stroke-color="#999999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width="1cm" draw:marker-start-width="1.7cm" draw:marker-end-width="1.7cm" draw:fill="solid" draw:fill-color="#00ae00" draw:textarea-horizontal-align="center" draw:textarea-vertical-align="middle"/>
    </style:style>
    <style:style style:name="gr54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55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56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57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58" style:family="graphic" style:parent-style-name="standard">
      <style:graphic-properties draw:stroke="none" svg:stroke-width="0.02cm" draw:marker-start-width="0.23cm" draw:marker-end-width="0.23cm" draw:fill="solid" draw:fill-color="#e6e6e6" draw:textarea-horizontal-align="justify" draw:textarea-vertical-align="middle" draw:auto-grow-height="false"/>
    </style:style>
    <style:style style:name="gr59" style:family="graphic" style:parent-style-name="standard">
      <style:graphic-properties draw:stroke="dash" draw:stroke-dash="Dashed_20__28_var_29_" svg:stroke-width="0.02cm" svg:stroke-color="#808080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60" style:family="graphic" style:parent-style-name="standard" style:list-style-name="L1">
      <style:graphic-properties draw:stroke="solid" draw:stroke-dash="Dash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66666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_20_1" svg:stroke-width="0.02cm" svg:stroke-color="#808080" draw:marker-start="" draw:marker-start-width="0.33cm" draw:marker-start-center="false" draw:marker-end="" draw:marker-end-width="0.33cm" draw:marker-end-center="false" svg:stroke-opacity="100%" draw:stroke-linejoin="round" draw:fill="none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69" style:family="graphic" style:parent-style-name="standard">
      <style:graphic-properties svg:stroke-width="0.02cm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70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71" style:family="graphic" style:parent-style-name="standard">
      <style:graphic-properties draw:stroke="none" svg:stroke-color="#808080" draw:fill="solid" draw:fill-color="#000000" draw:textarea-horizontal-align="justify" draw:textarea-vertical-align="middle" draw:auto-grow-height="false"/>
    </style:style>
    <style:style style:name="gr72" style:family="graphic" style:parent-style-name="standard">
      <style:graphic-properties draw:stroke="none" draw:fill="solid" draw:fill-color="#666666" draw:textarea-horizontal-align="justify" draw:textarea-vertical-align="middle" draw:auto-grow-height="false"/>
    </style:style>
    <style:style style:name="gr73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-0.365cm" fo:padding-bottom="-0.365cm" fo:padding-left="-0.24cm" fo:padding-right="-0.2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80808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-0.365cm" fo:padding-bottom="-0.365cm" fo:padding-left="-0.24cm" fo:padding-right="-0.2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47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-0.365cm" fo:padding-bottom="-0.365cm" fo:padding-left="-0.24cm" fo:padding-right="-0.2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_20_1" svg:stroke-width="0.02cm" svg:stroke-color="#808080" draw:marker-start="" draw:marker-start-width="0.23cm" draw:marker-start-center="false" draw:marker-end="" draw:marker-end-width="0.23cm" draw:marker-end-center="false" svg:stroke-opacity="100%" draw:stroke-linejoin="round" draw:fill="none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>
      <style:graphic-properties draw:stroke="solid"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14" style:family="graphic" style:parent-style-name="standard">
      <style:graphic-properties draw:stroke="solid" svg:stroke-width="0.02cm" draw:marker-start-width="0.23cm" draw:marker-end-width="0.23cm" draw:fill="solid" draw:fill-color="#e6e6e6" draw:textarea-horizontal-align="justify" draw:textarea-vertical-align="middle" draw:auto-grow-height="false" fo:padding-top="0.135cm" fo:padding-bottom="0.135cm" fo:padding-left="0.26cm" fo:padding-right="0.26cm"/>
    </style:style>
    <style:style style:name="gr115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16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1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118" style:family="graphic" style:parent-style-name="standard">
      <style:graphic-properties draw:stroke="none" draw:textarea-horizontal-align="justify" draw:textarea-vertical-align="middle" draw:auto-grow-height="false"/>
    </style:style>
    <style:style style:name="gr119" style:family="graphic" style:parent-style-name="standard">
      <style:graphic-properties draw:stroke="none" svg:stroke-width="1cm" draw:marker-start-width="1.7cm" draw:marker-end-width="1.7cm" draw:fill="gradient" draw:fill-color="#00ae00" draw:fill-gradient-name="Gradient_20_18" draw:textarea-horizontal-align="center" draw:textarea-vertical-align="middle"/>
    </style:style>
    <style:style style:name="gr120" style:family="graphic" style:parent-style-name="standard">
      <style:graphic-properties draw:stroke="none" svg:stroke-width="1cm" draw:marker-start-width="1.7cm" draw:marker-end-width="1.7cm" draw:fill="gradient" draw:fill-color="#00ae00" draw:fill-gradient-name="PCB-background" draw:textarea-horizontal-align="center" draw:textarea-vertical-align="middle"/>
    </style:style>
    <style:style style:name="gr121" style:family="graphic" style:parent-style-name="standard">
      <style:graphic-properties draw:stroke="none" svg:stroke-width="1cm" draw:marker-start-width="1.7cm" draw:marker-end-width="1.7cm" draw:fill="gradient" draw:fill-color="#00ae00" draw:fill-gradient-name="Gradient_20_19" draw:textarea-horizontal-align="center" draw:textarea-vertical-align="middle"/>
    </style:style>
    <style:style style:name="gr122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3pt" style:font-size-asian="13pt" style:font-size-complex="13pt"/>
    </style:style>
    <style:style style:name="P3" style:family="paragraph"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4" style:family="paragraph">
      <style:paragraph-properties fo:text-align="center"/>
      <style:text-properties fo:color="#ffffff" fo:font-size="8pt" style:font-size-asian="8pt" style:font-size-complex="8pt"/>
    </style:style>
    <style:style style:name="P5" style:family="paragraph">
      <style:text-properties fo:color="#666666" fo:font-size="10pt" style:font-size-asian="10pt" style:font-size-complex="10pt"/>
    </style:style>
    <style:style style:name="P6" style:family="paragraph">
      <style:text-properties fo:color="#4c4c4c" fo:font-size="10pt" style:font-size-asian="10pt" style:font-size-complex="10pt"/>
    </style:style>
    <style:style style:name="P7" style:family="paragraph">
      <style:text-properties fo:color="#333333" fo:font-size="10pt" style:font-size-asian="10pt" style:font-size-complex="10pt"/>
    </style:style>
    <style:style style:name="P8" style:family="paragraph">
      <style:paragraph-properties fo:text-align="center"/>
      <style:text-properties fo:color="#4c4c4c"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13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3pt" style:language-asian="zxx" style:country-asian="none" style:font-style-asian="normal" style:font-weight-asian="normal" style:font-family-complex="Tahoma" style:font-family-generic-complex="system" style:font-pitch-complex="variable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12" style:family="paragraph">
      <style:paragraph-properties fo:text-align="center"/>
      <style:text-properties fo:color="#ffffff" fo:font-size="3pt" style:font-size-asian="8pt" style:font-size-complex="8pt"/>
    </style:style>
    <style:style style:name="P13" style:family="paragraph">
      <style:paragraph-properties fo:text-align="center"/>
      <style:text-properties fo:color="#ffffff" fo:font-size="3pt" style:font-size-asian="3pt" style:font-size-complex="3pt"/>
    </style:style>
    <style:style style:name="P14" style:family="paragraph">
      <style:text-properties fo:color="#808080" fo:font-size="12pt" style:font-size-asian="12pt" style:font-size-complex="12pt"/>
    </style:style>
    <style:style style:name="P15" style:family="paragraph">
      <style:text-properties fo:color="#000000"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position="0% 100%" fo:font-family="Arial" style:font-family-generic="roman" style:font-pitch="variable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family-asian="'MS Gothic'" style:font-family-generic-asian="system" style:font-pitch-asian="variable" style:language-asian="zxx" style:country-asian="none" style:font-style-asian="normal" style:font-family-complex="Tahoma" style:font-family-generic-complex="system" style:font-pitch-complex="variable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position="0% 100%" fo:font-family="Arial" style:font-family-generic="roman" style:font-pitch="variable" fo:font-size="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6pt" style:language-asian="zxx" style:country-asian="none" style:font-style-asian="normal" style:font-weight-asian="bold" style:font-family-complex="Tahoma" style:font-family-generic-complex="system" style:font-pitch-complex="variable" style:font-size-complex="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position="0% 100%" fo:font-family="Arial" style:font-family-generic="roman" style:font-pitch="variable" fo:font-size="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8pt" style:language-asian="zxx" style:country-asian="none" style:font-style-asian="normal" style:font-family-complex="Tahoma" style:font-family-generic-complex="system" style:font-pitch-complex="variable" style:font-size-complex="8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position="0% 100%" fo:font-family="Arial" style:font-family-generic="roman" style:font-pitch="variable" fo:font-size="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3pt" style:language-asian="zxx" style:country-asian="none" style:font-style-asian="normal" style:font-family-complex="Tahoma" style:font-family-generic-complex="system" style:font-pitch-complex="variable" style:font-size-complex="3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Arial" style:font-family-generic="roman" style:font-pitch="variable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family-asian="'MS Gothic'" style:font-family-generic-asian="system" style:font-pitch-asian="variable" style:language-asian="zxx" style:country-asian="none" style:font-style-asian="normal" style:font-family-complex="Tahoma" style:font-family-generic-complex="system" style:font-pitch-complex="variable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1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0pt" style:language-asian="zxx" style:country-asian="none" style:font-style-asian="normal" style:font-weight-asian="bold" style:font-family-complex="Tahoma" style:font-family-generic-complex="system" style:font-pitch-complex="variable" style:font-size-complex="1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8pt" style:language-asian="zxx" style:country-asian="none" style:font-style-asian="normal" style:font-family-complex="Tahoma" style:font-family-generic-complex="system" style:font-pitch-complex="variable" style:font-size-complex="8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text-align="center"/>
      <style:text-properties fo:font-size="12pt" style:font-size-asian="12pt" style:font-size-complex="12pt"/>
    </style:style>
    <style:style style:name="P26" style:family="paragraph">
      <style:text-properties fo:color="#333333" fo:font-size="12pt" style:font-size-asian="12pt" style:font-size-complex="12pt"/>
    </style:style>
    <style:style style:name="P27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8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ffff" fo:font-size="13pt" style:font-size-asian="13pt" style:font-size-complex="13pt"/>
    </style:style>
    <style:style style:name="T2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ffffff" fo:font-size="8pt" style:font-size-asian="8pt" style:font-size-complex="8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color="#4c4c4c" fo:font-size="10pt" style:font-size-asian="10pt" style:font-size-complex="10pt"/>
    </style:style>
    <style:style style:name="T6" style:family="text">
      <style:text-properties fo:color="#333333" fo:font-size="10pt" style:font-size-asian="10pt" style:font-size-complex="10pt"/>
    </style:style>
    <style:style style:name="T7" style:family="text">
      <style:text-properties fo:color="#666666" fo:font-family="Arial" style:font-style-name="Standard" style:font-family-generic="swiss" style:font-pitch="variable" fo:font-size="10pt" style:font-family-asian="Arial" style:font-style-name-asian="Standard" style:font-family-generic-asian="swiss" style:font-pitch-asian="variable" style:font-size-asian="10pt" style:font-family-complex="Arial" style:font-style-name-complex="Standard" style:font-family-generic-complex="swiss" style:font-pitch-complex="variable" style:font-size-complex="10pt"/>
    </style:style>
    <style:style style:name="T8" style:family="text">
      <style:text-properties fo:color="#666666" fo:font-family="Arial" style:font-family-generic="roman" style:font-pitch="variable" fo:font-size="10pt" style:font-family-asian="Arial" style:font-style-name-asian="Standard" style:font-family-generic-asian="swiss" style:font-pitch-asian="variable" style:font-size-asian="10pt" style:font-family-complex="Arial" style:font-style-name-complex="Standard" style:font-family-generic-complex="swiss" style:font-pitch-complex="variable" style:font-size-complex="10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ffffff" fo:font-size="3pt" style:font-size-asian="8pt" style:font-size-complex="8pt"/>
    </style:style>
    <style:style style:name="T12" style:family="text">
      <style:text-properties fo:color="#ffffff" fo:font-size="3pt" style:font-size-asian="3pt" style:font-size-complex="3pt"/>
    </style:style>
    <style:style style:name="T13" style:family="text">
      <style:text-properties fo:color="#808080" fo:font-size="12pt" style:font-size-asian="12pt" style:font-size-complex="12pt"/>
    </style:style>
    <style:style style:name="T14" style:family="text">
      <style:text-properties fo:color="#ffffff" style:text-outline="false" style:text-line-through-style="none" style:text-position="0% 100%" fo:font-family="Arial" style:font-family-generic="roman" style:font-pitch="variable" fo:font-size="1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0pt" style:language-asian="zxx" style:country-asian="none" style:font-style-asian="normal" style:font-weight-asian="bold" style:font-family-complex="Tahoma" style:font-family-generic-complex="system" style:font-pitch-complex="variable" style:font-size-complex="1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333333" fo:font-size="12pt" style:font-size-asian="12pt" style:font-size-complex="12pt"/>
    </style:style>
    <style:style style:name="T17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ardware Architecture" draw:style-name="dp1" draw:master-page-name="Standard">
        <office:forms form:automatic-focus="false" form:apply-design-mode="false"/>
        <draw:custom-shape draw:style-name="gr1" draw:text-style-name="P2" draw:layer="layout" svg:width="20.5cm" svg:height="1.04cm" svg:x="13.5cm" svg:y="9.46cm">
          <text:p text:style-name="P1"><text:span text:style-name="T1">LCM Inter Process Commun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" draw:id="id7">
          <draw:g>
            <draw:custom-shape draw:style-name="gr2" draw:text-style-name="P1" draw:layer="layout" svg:width="2cm" svg:height="2cm" svg:x="22.1cm" svg:y="18.5cm">
              <text:p/>
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1.834cm" svg:height="1.834cm" svg:x="22.183cm" svg:y="18.583cm">
              <text:p/>
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" draw:layer="layout" svg:width="1.666cm" svg:height="1.666cm" svg:x="22.267cm" svg:y="18.66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1.528cm" svg:height="1.528cm" svg:x="22.336cm" svg:y="18.736cm">
              <text:p text:style-name="P1"><text:span text:style-name="T2">ARM</text:span></text:p>
              <text:p text:style-name="P1"><text:span text:style-name="T2">MC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6" draw:text-style-name="P4" xml:id="id12" draw:id="id12" draw:layer="layout" svg:width="1.379cm" svg:height="0.919cm" svg:x="28.1cm" svg:y="20.5cm">
          <text:p text:style-name="P1"><text:span text:style-name="T3">IZX-5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9" draw:id="id9" draw:layer="layout" svg:width="1.379cm" svg:height="1.114cm" svg:x="25.6cm" svg:y="21.886cm">
          <text:p text:style-name="P1"><text:span text:style-name="T3">SCA31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1" draw:id="id11" draw:layer="layout" svg:width="1.379cm" svg:height="0.919cm" svg:x="28.1cm" svg:y="18.581cm">
          <text:p text:style-name="P1"><text:span text:style-name="T3">IDG-50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1.379cm" svg:height="0.919cm" svg:x="25.6cm" svg:y="19.581cm">
          <text:p text:style-name="P1"><text:span text:style-name="T3">ADS834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2" draw:text-style-name="P1" draw:layer="layout" svg:width="2cm" svg:height="2cm" svg:x="13.5cm" svg:y="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1.834cm" svg:height="1.834cm" svg:x="13.583cm" svg:y="2.08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" draw:layer="layout" svg:width="1.666cm" svg:height="1.666cm" svg:x="13.667cm" svg:y="2.16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1.528cm" svg:height="1.528cm" svg:x="13.736cm" svg:y="2.236cm">
              <text:p text:style-name="P1"><text:span text:style-name="T2">CP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2" draw:text-style-name="P1" draw:layer="layout" svg:width="2cm" svg:height="2cm" svg:x="16cm" svg:y="2cm">
              <text:p/>
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1.834cm" svg:height="1.834cm" svg:x="16.083cm" svg:y="2.083cm">
              <text:p/>
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" draw:layer="layout" svg:width="1.666cm" svg:height="1.666cm" svg:x="16.167cm" svg:y="2.16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3" draw:layer="layout" svg:width="1.528cm" svg:height="1.528cm" svg:x="16.236cm" svg:y="2.236cm">
              <text:p text:style-name="P1"><text:span text:style-name="T2">GPU</text:span></text:p>
              <text:p text:style-name="P1"><text:span text:style-name="T2">DSP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9" draw:text-style-name="P5" draw:layer="layout" svg:width="3.614cm" svg:height="0.645cm" svg:x="9.295cm" svg:y="11.8cm">
          <draw:text-box>
            <text:p><text:span text:style-name="T4">MAVLINK/SAE-AS4</text:span></text:p>
          </draw:text-box>
        </draw:frame>
        <draw:frame draw:style-name="gr9" draw:text-style-name="P5" draw:layer="layout" svg:width="1.874cm" svg:height="0.645cm" svg:x="10cm" svg:y="12.5cm">
          <draw:text-box>
            <text:p><text:span text:style-name="T4">over Wifi</text:span></text:p>
          </draw:text-box>
        </draw:frame>
        <draw:frame draw:style-name="gr9" draw:text-style-name="P5" draw:layer="layout" svg:width="2.026cm" svg:height="0.645cm" draw:transform="rotate (1.5707963267949) translate (17.855cm 17.255cm)">
          <draw:text-box>
            <text:p><text:span text:style-name="T4">MAVLINK</text:span></text:p>
          </draw:text-box>
        </draw:frame>
        <draw:g>
          <draw:custom-shape draw:style-name="gr10" draw:text-style-name="P1" draw:layer="layout" svg:width="21.5cm" svg:height="12.94cm" svg:x="13cm" svg:y="1.56cm">
            <text:p/>
  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6" draw:layer="layout" svg:width="17.917cm" svg:height="0.645cm" svg:x="13cm" svg:y="1cm">
            <draw:text-box>
              <text:p><text:span text:style-name="T5">Gumstix Overo Fire / COMExpress board</text:span></text:p>
            </draw:text-box>
          </draw:frame>
        </draw:g>
        <draw:custom-shape draw:style-name="gr10" draw:text-style-name="P1" draw:layer="layout" svg:width="8cm" svg:height="26cm" svg:x="1cm" svg:y="1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4.833cm" svg:height="0.645cm" svg:x="1cm" svg:y="0.9cm">
          <draw:text-box>
            <text:p><text:span text:style-name="T5">Groundstation on Tablet PC</text:span></text:p>
          </draw:text-box>
        </draw:frame>
        <draw:custom-shape draw:style-name="gr10" draw:text-style-name="P1" draw:layer="layout" svg:width="21.5cm" svg:height="9.5cm" svg:x="13cm" svg:y="18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g>
              <draw:path draw:style-name="gr13" draw:text-style-name="P1" draw:layer="layout" svg:width="6.492cm" svg:height="0.346cm" draw:transform="rotate (-3.14159265358979) translate (8.19683106612328cm 8.81036565080489cm)" svg:viewBox="0 0 6493 347" svg:d="m6237 102c51 2 105 8 109 17 57 76 96 148 146 220 10 6-39 8-93 8-2103 0-4205-43-6296-66-56 0-103-8-103-16 41-85 103-169 154-251 6-9 56-17 109-13 1985 81 3977 60 5974 101z">
                <text:p/>
              </draw:path>
              <draw:custom-shape draw:style-name="gr14" draw:text-style-name="P1" draw:layer="layout" svg:width="5.708cm" svg:height="4.113cm" svg:x="2.127cm" svg:y="2.628cm">
                <text:p/>
                <draw:enhanced-geometry svg:viewBox="0 0 21600 21600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5" draw:text-style-name="P1" draw:layer="layout" svg:width="5.708cm" svg:height="3.485cm" svg:x="2.127cm" svg:y="2.88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6" draw:text-style-name="P1" draw:layer="layout" svg:width="0.586cm" svg:height="0.238cm" svg:x="4.689cm" svg:y="6.558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17" draw:text-style-name="P1" draw:layer="layout" svg:width="6.498cm" svg:height="1.774cm" svg:x="1.704cm" svg:y="6.798cm" svg:viewBox="0 0 6499 1775" svg:d="m509 0c-49 0-105 45-119 95-130 506-251 1013-387 1513-16 44 29 98 83 98 2112-4 4225 59 6323 69 55 0 99-51 88-101-113-527-242-1052-360-1577-12-54-65-97-115-97-1838 0-3674 0-5513 0z">
                <text:p/>
              </draw:path>
              <draw:custom-shape draw:style-name="gr18" draw:text-style-name="P1" draw:layer="layout" svg:width="0.533cm" svg:height="0.331cm" svg:x="4.715cm" svg:y="6.597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13" draw:text-style-name="P1" draw:layer="layout" svg:width="5.762cm" svg:height="0.961cm" svg:x="2.07cm" svg:y="6.946cm" svg:viewBox="0 0 5763 962" svg:d="m302 0c-46 0-91 19-102 47-68 281-128 561-199 839-8 21 35 54 85 54 1865-9 3733 22 5588 22 49 0 91-29 89-54-58-287-133-572-200-857-10-30-54-51-99-51-1721 0-3441 0-5162 0z">
                <text:p/>
              </draw:path>
            </draw:g>
            <draw:rect draw:style-name="gr19" draw:text-style-name="P1" draw:layer="layout" svg:width="5.5cm" svg:height="3cm" svg:x="2.232cm" svg:y="3.11cm">
              <text:p/>
            </draw:rect>
          </draw:g>
        </draw:g>
        <draw:frame draw:style-name="gr12" draw:text-style-name="P6" draw:layer="layout" svg:width="4.536cm" svg:height="0.645cm" svg:x="13cm" svg:y="17.355cm">
          <draw:text-box>
            <text:p><text:span text:style-name="T5">PIXHAWK flight board</text:span></text:p>
          </draw:text-box>
        </draw:frame>
        <draw:custom-shape draw:style-name="gr20" draw:text-style-name="P2" draw:layer="layout" svg:width="4.02cm" svg:height="1cm" draw:transform="rotate (1.5707963267949) translate (33cm 9.02cm)">
          <text:p text:style-name="P1"><text:span text:style-name="T1">Stereo 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4.02cm" svg:height="1.04cm" draw:transform="rotate (1.5707963267949) translate (15cm 9cm)">
          <text:p text:style-name="P1"><text:span text:style-name="T1">Camera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4.02cm" svg:height="1.04cm" draw:transform="rotate (1.5707963267949) translate (16.5cm 9.02cm)">
          <text:p text:style-name="P1"><text:span text:style-name="T1">Pattern Recogn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2" draw:id="id2" draw:layer="layout" svg:width="3.02cm" svg:height="1.04cm" draw:transform="rotate (1.5707963267949) translate (13.5cm 14cm)">
          <text:p text:style-name="P1"><text:span text:style-name="T1">UDP Lin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5" draw:id="id5" draw:layer="layout" svg:width="3.02cm" svg:height="1.04cm" draw:transform="rotate (1.5707963267949) translate (17.96cm 14cm)">
          <text:p text:style-name="P1"><text:span text:style-name="T1">MAVLIN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2.026cm" svg:height="0.645cm" draw:transform="rotate (1.5707963267949) translate (10.4cm 17.205cm)">
          <draw:text-box>
            <text:p><text:span text:style-name="T4">MAVLINK</text:span></text:p>
          </draw:text-box>
        </draw:frame>
        <draw:frame draw:style-name="gr22" draw:text-style-name="P5" draw:layer="layout" svg:width="1.62cm" svg:height="0.855cm" draw:transform="rotate (1.5707963267949) translate (11cm 17cm)">
          <draw:text-box>
            <text:p><text:span text:style-name="T4">ZigBee</text:span></text:p>
          </draw:text-box>
        </draw:frame>
        <draw:custom-shape draw:style-name="gr21" draw:text-style-name="P2" draw:layer="layout" svg:width="3.02cm" svg:height="1.04cm" draw:transform="rotate (1.5707963267949) translate (15cm 14cm)">
          <text:p text:style-name="P1"><text:span text:style-name="T1">GP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4.02cm" svg:height="1.04cm" draw:transform="rotate (1.5707963267949) translate (19.5cm 9.02cm)">
          <text:p text:style-name="P1"><text:span text:style-name="T1">Video Record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4.02cm" svg:height="1.04cm" draw:transform="rotate (1.5707963267949) translate (18cm 9.02cm)">
          <text:p text:style-name="P1"><text:span text:style-name="T1">ARTK+ Track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4.02cm" svg:height="1.04cm" draw:transform="rotate (1.5707963267949) translate (13.46cm 9.02cm)">
          <text:p text:style-name="P1"><text:span text:style-name="T1">Mission Contro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4.02cm" svg:height="1.04cm" draw:transform="rotate (1.5707963267949) translate (20.96cm 9.02cm)">
          <text:p text:style-name="P1"><text:span text:style-name="T1">SURF Extrac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3cm" svg:height="1.04cm" draw:transform="rotate (1.5707963267949) translate (16.5cm 14cm)">
          <text:p text:style-name="P1"><text:span text:style-name="T1">.....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4.02cm" svg:height="1.04cm" draw:transform="rotate (1.5707963267949) translate (24cm 9.02cm)">
          <text:p text:style-name="P1"><text:span text:style-name="T1">Visual Odometry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4.02cm" svg:height="1.04cm" draw:transform="rotate (1.5707963267949) translate (22.5cm 9cm)">
          <text:p text:style-name="P1"><text:span text:style-name="T1">Path Plann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3.74cm" svg:height="1.04cm" svg:x="13.5cm" svg:y="22.96cm">
          <text:p text:style-name="P1"><text:span text:style-name="T1">Flight Contro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6" draw:id="id6" draw:layer="layout" svg:width="3.74cm" svg:height="1.04cm" svg:x="13.5cm" svg:y="18.5cm">
          <text:p text:style-name="P1"><text:span text:style-name="T1">Comm. Receiv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4" draw:id="id4" draw:layer="layout" svg:width="3.74cm" svg:height="1.04cm" svg:x="13.5cm" svg:y="25.96cm">
          <text:p text:style-name="P1"><text:span text:style-name="T1">Comm. Send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3" draw:text-style-name="P1" draw:layer="layout" svg:x1="18.055cm" svg:y1="19.9cm" svg:x2="18.055cm" svg:y2="26.1cm">
            <text:p/>
          </draw:line>
          <draw:frame draw:style-name="gr24" draw:text-style-name="P7" draw:layer="layout" svg:width="2.149cm" svg:height="0.645cm" draw:transform="rotate (1.5707963267949) translate (17.455cm 23.74cm)">
            <draw:text-box>
              <text:p><text:span text:style-name="T6">Main Loop</text:span></text:p>
            </draw:text-box>
          </draw:frame>
        </draw:g>
        <draw:custom-shape draw:style-name="gr21" draw:text-style-name="P2" xml:id="id1" draw:id="id1" draw:layer="layout" svg:width="2.5cm" svg:height="1.04cm" svg:x="6cm" svg:y="11.96cm">
          <text:p text:style-name="P1"><text:span text:style-name="T1">UDP Lin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7cm" svg:height="1.54cm" svg:x="1.5cm" svg:y="9.46cm">
          <text:p text:style-name="P1"><text:span text:style-name="T1">Groundstation Cor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svg:x1="8.5cm" svg:y1="12.48cm" svg:x2="13.5cm" svg:y2="12.49cm" draw:start-shape="id1" draw:start-glue-point="1" draw:end-shape="id2" draw:end-glue-point="3" svg:d="m8500 12480h2501v10h2499">
          <text:p/>
        </draw:connector>
        <draw:custom-shape draw:style-name="gr21" draw:text-style-name="P2" xml:id="id3" draw:id="id3" draw:layer="layout" svg:width="2.5cm" svg:height="1.04cm" svg:x="6cm" svg:y="13.46cm">
          <text:p text:style-name="P1"><text:span text:style-name="T1">UART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svg:x1="8.5cm" svg:y1="13.98cm" svg:x2="13.5cm" svg:y2="26.48cm" draw:start-shape="id3" draw:end-shape="id4" draw:end-glue-point="3" svg:d="m8500 13980h2501v12500h2499">
          <text:p/>
        </draw:connector>
        <draw:custom-shape draw:style-name="gr20" draw:text-style-name="P2" xml:id="id29" draw:id="id29" draw:layer="layout" svg:width="5.5cm" svg:height="1.04cm" svg:x="3cm" svg:y="17cm">
          <text:p text:style-name="P1"><text:span text:style-name="T1">Control Pane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20" draw:id="id20" draw:layer="layout" svg:width="5.5cm" svg:height="1.04cm" svg:x="3cm" svg:y="18.5cm">
          <text:p text:style-name="P1"><text:span text:style-name="T1">Status Panel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19" draw:id="id19" draw:layer="layout" svg:width="5.5cm" svg:height="1.04cm" svg:x="3cm" svg:y="20cm">
          <text:p text:style-name="P1"><text:span text:style-name="T1">UAS List Panel 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7" draw:id="id17" draw:layer="layout" svg:width="5.5cm" svg:height="1.04cm" svg:x="3cm" svg:y="21.5cm">
          <text:p text:style-name="P1"><text:span text:style-name="T1">Camera View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23" draw:id="id23" draw:layer="layout" svg:width="5.5cm" svg:height="1.04cm" svg:x="3cm" svg:y="23cm">
          <text:p text:style-name="P1"><text:span text:style-name="T1">Linechart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svg:x1="18.48cm" svg:y1="14cm" svg:x2="17.24cm" svg:y2="19.02cm" draw:start-shape="id5" draw:start-glue-point="2" draw:end-shape="id6" draw:end-glue-point="1" svg:d="m18480 14000v5020h-1240">
          <text:p/>
        </draw:connector>
        <draw:connector draw:style-name="gr25" draw:text-style-name="P1" draw:layer="layout" svg:x1="18.48cm" svg:y1="14cm" svg:x2="17.24cm" svg:y2="26.48cm" draw:start-shape="id5" draw:start-glue-point="2" draw:end-shape="id4" draw:end-glue-point="1" svg:d="m18480 14000v12480h-1240">
          <text:p/>
        </draw:connector>
        <draw:connector draw:style-name="gr25" draw:text-style-name="P1" draw:layer="layout" svg:x1="8.5cm" svg:y1="13.98cm" svg:x2="13.5cm" svg:y2="19.02cm" draw:start-shape="id3" draw:start-glue-point="1" draw:end-shape="id6" draw:end-glue-point="3" svg:d="m8500 13980h2501v5040h2499">
          <text:p/>
        </draw:connector>
        <draw:custom-shape draw:style-name="gr21" draw:text-style-name="P2" draw:layer="layout" svg:width="3.74cm" svg:height="1.04cm" svg:x="13.5cm" svg:y="19.96cm">
          <text:p text:style-name="P1"><text:span text:style-name="T1">Sensor Read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3.74cm" svg:height="1.04cm" svg:x="13.5cm" svg:y="21.46cm">
          <text:p text:style-name="P1"><text:span text:style-name="T1">Sensor Fus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3.74cm" svg:height="1.04cm" svg:x="13.5cm" svg:y="24.46cm">
          <text:p text:style-name="P1"><text:span text:style-name="T1">Aux. Sensor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1.069cm" svg:height="0.645cm" draw:transform="rotate (1.5707963267949) translate (24.3cm 22.169cm)">
          <draw:text-box>
            <text:p><text:span text:style-name="T4">SPI</text:span></text:p>
          </draw:text-box>
        </draw:frame>
        <draw:frame draw:style-name="gr9" draw:text-style-name="P5" draw:layer="layout" svg:width="1.069cm" svg:height="0.645cm" svg:x="21.95cm" svg:y="21.5cm">
          <draw:text-box>
            <text:p><text:span text:style-name="T4">SPI</text:span></text:p>
          </draw:text-box>
        </draw:frame>
        <draw:connector draw:style-name="gr26" draw:text-style-name="P1" draw:layer="layout" svg:x1="24.1cm" svg:y1="19.5cm" svg:x2="25.621cm" svg:y2="24.123cm" draw:start-shape="id7" draw:start-glue-point="1" draw:end-shape="id8" draw:end-glue-point="3" svg:d="m24100 19500h761v4623h760">
          <text:p/>
        </draw:connector>
        <draw:connector draw:style-name="gr26" draw:text-style-name="P1" draw:layer="layout" svg:x1="24.1cm" svg:y1="19.5cm" svg:x2="25.6cm" svg:y2="22.443cm" draw:start-shape="id7" draw:start-glue-point="1" draw:end-shape="id9" draw:end-glue-point="3" svg:d="m24100 19500h750v2943h750">
          <text:p/>
        </draw:connector>
        <draw:connector draw:style-name="gr26" draw:text-style-name="P1" draw:layer="layout" svg:x1="24.1cm" svg:y1="19.5cm" svg:x2="25.6cm" svg:y2="20.04cm" draw:start-shape="id7" draw:start-glue-point="1" draw:end-shape="id10" draw:end-glue-point="3" svg:d="m24100 19500h750v540h750">
          <text:p/>
        </draw:connector>
        <draw:connector draw:style-name="gr27" draw:text-style-name="P1" draw:layer="layout" svg:x1="26.979cm" svg:y1="20.04cm" svg:x2="28.1cm" svg:y2="19.04cm" draw:start-shape="id10" draw:start-glue-point="1" draw:end-shape="id11" draw:end-glue-point="3" svg:d="m26979 20040h560v-1000h561">
          <text:p/>
        </draw:connector>
        <draw:connector draw:style-name="gr27" draw:text-style-name="P1" draw:layer="layout" svg:x1="26.979cm" svg:y1="20.04cm" svg:x2="28.1cm" svg:y2="20.959cm" draw:start-shape="id10" draw:start-glue-point="1" draw:end-shape="id12" draw:end-glue-point="3" svg:d="m26979 20040h560v919h561">
          <text:p/>
        </draw:connector>
        <draw:custom-shape draw:style-name="gr1" draw:text-style-name="P2" xml:id="id13" draw:id="id13" draw:layer="layout" svg:width="3.5cm" svg:height="1.04cm" svg:x="1.5cm" svg:y="11.96cm">
          <text:p text:style-name="P1"><text:span text:style-name="T1">MAVLINK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8" draw:id="id18" draw:layer="layout" svg:width="3.5cm" svg:height="1.04cm" svg:x="1.5cm" svg:y="13.46cm">
          <text:p text:style-name="P1"><text:span text:style-name="T1">SAE-AS4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16" draw:id="id16" draw:layer="layout" svg:width="3.5cm" svg:height="1.04cm" svg:x="1.5cm" svg:y="14.96cm">
          <text:p text:style-name="P1"><text:span text:style-name="T1">UAS Objects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22" draw:id="id22" draw:layer="layout" svg:width="5.5cm" svg:height="1.04cm" svg:x="3cm" svg:y="24.5cm">
          <text:p text:style-name="P1"><text:span text:style-name="T1">3D NPR View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21" draw:id="id21" draw:layer="layout" svg:width="5.5cm" svg:height="1.04cm" svg:x="3cm" svg:y="26cm">
          <text:p text:style-name="P1"><text:span text:style-name="T1">2D Map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5cm" svg:y1="12.48cm" svg:x2="6cm" svg:y2="12.48cm" draw:start-shape="id13" draw:start-glue-point="1" draw:end-shape="id1" draw:end-glue-point="3" svg:d="m5000 12480h1000">
          <text:p/>
        </draw:connector>
        <draw:connector draw:style-name="gr26" draw:text-style-name="P1" draw:layer="layout" svg:x1="24.1cm" svg:y1="19.5cm" svg:x2="25.6cm" svg:y2="25.54cm" draw:start-shape="id7" draw:start-glue-point="1" draw:end-shape="id14" draw:end-glue-point="3" svg:d="m24100 19500h750v6040h750">
          <text:p/>
        </draw:connector>
        <draw:connector draw:style-name="gr27" draw:text-style-name="P1" draw:layer="layout" svg:x1="20.9cm" svg:y1="19.276cm" svg:x2="22.1cm" svg:y2="19.5cm" draw:start-shape="id15" draw:start-glue-point="1" draw:end-shape="id7" draw:end-glue-point="3" svg:d="m20900 19276h601v224h599">
          <text:p/>
        </draw:connector>
        <draw:connector draw:style-name="gr27" draw:text-style-name="P1" draw:layer="layout" draw:line-skew="-2.251cm" svg:x1="3.25cm" svg:y1="16cm" svg:x2="3cm" svg:y2="22.02cm" draw:start-shape="id16" draw:start-glue-point="2" draw:end-shape="id17" draw:end-glue-point="3" svg:d="m3250 16000v500h-775v5520h525">
          <text:p/>
        </draw:connector>
        <draw:connector draw:style-name="gr27" draw:text-style-name="P1" draw:layer="layout" svg:x1="5cm" svg:y1="13.98cm" svg:x2="5cm" svg:y2="15.48cm" draw:start-shape="id18" draw:start-glue-point="1" draw:end-shape="id16" draw:end-glue-point="1" svg:d="m5000 13980h526v1500h-526">
          <text:p/>
        </draw:connector>
        <draw:connector draw:style-name="gr27" draw:text-style-name="P1" draw:layer="layout" draw:line-skew="0cm -1.026cm 4.526cm" svg:x1="5cm" svg:y1="13.98cm" svg:x2="6cm" svg:y2="12.48cm" draw:start-shape="id18" draw:start-glue-point="1" draw:end-shape="id1" draw:end-glue-point="3" svg:d="m5000 13980h526v20h-26v-1520h500">
          <text:p/>
        </draw:connector>
        <draw:connector draw:style-name="gr26" draw:text-style-name="P1" draw:layer="layout" draw:line-skew="-3.526cm -1.026cm" svg:x1="5cm" svg:y1="12.48cm" svg:x2="6cm" svg:y2="13.98cm" draw:start-shape="id13" draw:start-glue-point="1" draw:end-shape="id3" draw:end-glue-point="3" svg:d="m5000 12480h500v1520h-25v-20h525">
          <text:p/>
        </draw:connector>
        <draw:connector draw:style-name="gr27" draw:text-style-name="P1" draw:layer="layout" draw:line-skew="-1.501cm" svg:x1="3.25cm" svg:y1="16cm" svg:x2="3cm" svg:y2="20.52cm" draw:start-shape="id16" draw:start-glue-point="2" draw:end-shape="id19" draw:end-glue-point="3" svg:d="m3250 16000v500h-775v4020h525">
          <text:p/>
        </draw:connector>
        <draw:connector draw:style-name="gr27" draw:text-style-name="P1" draw:layer="layout" draw:line-skew="-0.751cm" svg:x1="3.25cm" svg:y1="16cm" svg:x2="3cm" svg:y2="19.02cm" draw:start-shape="id16" draw:start-glue-point="2" draw:end-shape="id20" draw:end-glue-point="3" svg:d="m3250 16000v500h-775v2520h525">
          <text:p/>
        </draw:connector>
        <draw:connector draw:style-name="gr27" draw:text-style-name="P1" draw:layer="layout" draw:line-skew="-4.501cm" svg:x1="3.25cm" svg:y1="16cm" svg:x2="3cm" svg:y2="26.52cm" draw:start-shape="id16" draw:start-glue-point="2" draw:end-shape="id21" draw:end-glue-point="3" svg:d="m3250 16000v500h-775v10020h525">
          <text:p/>
        </draw:connector>
        <draw:connector draw:style-name="gr27" draw:text-style-name="P1" draw:layer="layout" draw:line-skew="-3.751cm" svg:x1="3.25cm" svg:y1="16cm" svg:x2="3cm" svg:y2="25.02cm" draw:start-shape="id16" draw:start-glue-point="2" draw:end-shape="id22" draw:end-glue-point="3" svg:d="m3250 16000v500h-775v8520h525">
          <text:p/>
        </draw:connector>
        <draw:connector draw:style-name="gr27" draw:text-style-name="P1" draw:layer="layout" draw:line-skew="-3.001cm" svg:x1="3.25cm" svg:y1="16cm" svg:x2="3cm" svg:y2="23.52cm" draw:start-shape="id16" draw:start-glue-point="2" draw:end-shape="id23" draw:end-glue-point="3" svg:d="m3250 16000v500h-775v7020h525">
          <text:p/>
        </draw:connector>
        <draw:frame draw:style-name="gr12" draw:text-style-name="P6" draw:layer="layout" svg:width="4.536cm" svg:height="0.645cm" svg:x="29.8cm" svg:y="18.7cm">
          <draw:text-box>
            <text:p><text:span text:style-name="T5">Angular velocity Phi</text:span></text:p>
          </draw:text-box>
        </draw:frame>
        <draw:g xml:id="id15" draw:id="id15">
          <draw:g>
            <draw:custom-shape draw:style-name="gr29" draw:text-style-name="P1" draw:layer="layout" svg:width="0.21cm" svg:height="0.448cm" svg:x="19.64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19.69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19.69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19.43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19.48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19.48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19.22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19.27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19.27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19.85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19.90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19.90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19.01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19.06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19.06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0.27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0.32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0.32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0.06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0.11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0.11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0.48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0.53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0.539cm" svg:y="19.3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0.69cm" svg:y="19.0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0.749cm" svg:y="19.1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0.749cm" svg:y="19.341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6" draw:layer="layout" svg:width="4.676cm" svg:height="0.645cm" svg:x="29.8cm" svg:y="20.555cm">
          <draw:text-box>
            <text:p><text:span text:style-name="T5">Angular velocity Theta, Psi</text:span></text:p>
          </draw:text-box>
        </draw:frame>
        <draw:frame draw:style-name="gr12" draw:text-style-name="P6" draw:layer="layout" svg:width="4.536cm" svg:height="0.645cm" svg:x="29.8cm" svg:y="22.2cm">
          <draw:text-box>
            <text:p><text:span text:style-name="T5">Linear acceleration X,Y,Z</text:span></text:p>
          </draw:text-box>
        </draw:frame>
        <draw:frame draw:style-name="gr12" draw:text-style-name="P6" draw:layer="layout" svg:width="4.558cm" svg:height="0.645cm" svg:x="29.8cm" svg:y="23.7cm">
          <draw:text-box>
            <text:p><text:span text:style-name="T5">Earth magnetic field X,Y,Z</text:span></text:p>
          </draw:text-box>
        </draw:frame>
        <draw:frame draw:style-name="gr31" draw:text-style-name="P8" draw:layer="layout" svg:width="2.545cm" svg:height="0.645cm" svg:x="18.755cm" svg:y="18.455cm">
          <draw:text-box>
            <text:p text:style-name="P1"><text:span text:style-name="T5">External Port</text:span></text:p>
          </draw:text-box>
        </draw:frame>
        <draw:custom-shape draw:style-name="gr6" draw:text-style-name="P4" xml:id="id14" draw:id="id14" draw:layer="layout" svg:width="1.379cm" svg:height="0.919cm" svg:x="25.6cm" svg:y="25.081cm">
          <text:p text:style-name="P1"><text:span text:style-name="T3">BPM08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4.536cm" svg:height="0.645cm" svg:x="29.755cm" svg:y="25.2cm">
          <draw:text-box>
            <text:p><text:span text:style-name="T5">Barometric Pressure</text:span></text:p>
          </draw:text-box>
        </draw:frame>
        <draw:g xml:id="id28" draw:id="id28">
          <draw:g>
            <draw:custom-shape draw:style-name="gr29" draw:text-style-name="P1" draw:layer="layout" svg:width="0.21cm" svg:height="0.448cm" svg:x="21.23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28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289cm" svg:y="21.9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1.02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07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079cm" svg:y="21.9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0.81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0.86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0.869cm" svg:y="21.9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1.44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49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499cm" svg:y="21.9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0.6cm" svg:y="21.652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0.65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0.659cm" svg:y="21.941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style-name="gr27" draw:text-style-name="P1" draw:layer="layout" svg:x1="19.955cm" svg:y1="19.5cm" svg:x2="20.6cm" svg:y2="25.731cm" draw:start-shape="id15" draw:start-glue-point="2" draw:end-shape="id24" draw:end-glue-point="3" svg:d="m19955 19500v6231h645">
          <text:p/>
        </draw:connector>
        <draw:connector draw:style-name="gr27" draw:text-style-name="P1" draw:layer="layout" svg:x1="19.955cm" svg:y1="19.5cm" svg:x2="20.6cm" svg:y2="24.731cm" draw:start-shape="id15" draw:start-glue-point="2" draw:end-shape="id25" draw:end-glue-point="3" svg:d="m19955 19500v5231h645">
          <text:p/>
        </draw:connector>
        <draw:connector draw:style-name="gr27" draw:text-style-name="P1" draw:layer="layout" svg:x1="19.955cm" svg:y1="19.5cm" svg:x2="20.6cm" svg:y2="23.731cm" draw:start-shape="id15" draw:start-glue-point="2" draw:end-shape="id26" draw:end-glue-point="3" svg:d="m19955 19500v4231h645">
          <text:p/>
        </draw:connector>
        <draw:connector draw:style-name="gr27" draw:text-style-name="P1" draw:layer="layout" svg:x1="19.955cm" svg:y1="19.5cm" svg:x2="20.6cm" svg:y2="22.731cm" draw:start-shape="id15" draw:start-glue-point="2" draw:end-shape="id27" draw:end-glue-point="3" svg:d="m19955 19500v3231h645">
          <text:p/>
        </draw:connector>
        <draw:connector draw:style-name="gr27" draw:text-style-name="P1" draw:layer="layout" svg:x1="19.955cm" svg:y1="19.5cm" svg:x2="20.6cm" svg:y2="21.876cm" draw:start-shape="id15" draw:start-glue-point="2" draw:end-shape="id28" draw:end-glue-point="3" svg:d="m19955 19500v2376h645">
          <text:p/>
        </draw:connector>
        <draw:frame draw:style-name="gr9" draw:text-style-name="P5" draw:layer="layout" svg:width="0.972cm" svg:height="0.645cm" svg:x="21.95cm" svg:y="22.355cm">
          <draw:text-box>
            <text:p><text:span text:style-name="T4">I</text:span><text:span text:style-name="T7">²</text:span><text:span text:style-name="T8">C</text:span></text:p>
          </draw:text-box>
        </draw:frame>
        <draw:g xml:id="id27" draw:id="id27">
          <draw:g>
            <draw:custom-shape draw:style-name="gr29" draw:text-style-name="P1" draw:layer="layout" svg:width="0.21cm" svg:height="0.448cm" svg:x="21.23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28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289cm" svg:y="22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1.02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07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079cm" svg:y="22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0.81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0.86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0.869cm" svg:y="22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1.44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49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499cm" svg:y="22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0.6cm" svg:y="22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0.659cm" svg:y="22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0.659cm" svg:y="22.79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9" draw:text-style-name="P5" draw:layer="layout" svg:width="1.455cm" svg:height="0.645cm" svg:x="21.95cm" svg:y="23.355cm">
          <draw:text-box>
            <text:p><text:span text:style-name="T4">UART</text:span></text:p>
          </draw:text-box>
        </draw:frame>
        <draw:g xml:id="id26" draw:id="id26">
          <draw:g>
            <draw:custom-shape draw:style-name="gr29" draw:text-style-name="P1" draw:layer="layout" svg:width="0.21cm" svg:height="0.448cm" svg:x="21.23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28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289cm" svg:y="23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1.02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07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079cm" svg:y="23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0.81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0.86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0.869cm" svg:y="23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1.44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49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499cm" svg:y="23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0.6cm" svg:y="23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0.659cm" svg:y="23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0.659cm" svg:y="23.79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9" draw:text-style-name="P5" draw:layer="layout" svg:width="1.247cm" svg:height="0.645cm" svg:x="21.95cm" svg:y="24.355cm">
          <draw:text-box>
            <text:p><text:span text:style-name="T4">ADC</text:span></text:p>
          </draw:text-box>
        </draw:frame>
        <draw:g xml:id="id25" draw:id="id25">
          <draw:g>
            <draw:custom-shape draw:style-name="gr29" draw:text-style-name="P1" draw:layer="layout" svg:width="0.21cm" svg:height="0.448cm" svg:x="21.23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28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289cm" svg:y="24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1.02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07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079cm" svg:y="24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0.81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0.86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0.869cm" svg:y="24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1.44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49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499cm" svg:y="24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0.6cm" svg:y="24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0.659cm" svg:y="24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0.659cm" svg:y="24.79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9" draw:text-style-name="P5" draw:layer="layout" svg:width="1.268cm" svg:height="0.645cm" svg:x="21.95cm" svg:y="25.355cm">
          <draw:text-box>
            <text:p><text:span text:style-name="T4">PPM</text:span></text:p>
          </draw:text-box>
        </draw:frame>
        <draw:g xml:id="id24" draw:id="id24">
          <draw:g>
            <draw:custom-shape draw:style-name="gr29" draw:text-style-name="P1" draw:layer="layout" svg:width="0.21cm" svg:height="0.448cm" svg:x="21.23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28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289cm" svg:y="25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1.02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07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079cm" svg:y="25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0.81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0.86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0.869cm" svg:y="25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1.44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49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499cm" svg:y="25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0.6cm" svg:y="25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0.659cm" svg:y="25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0.659cm" svg:y="25.796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style-name="gr27" draw:text-style-name="P1" draw:layer="layout" draw:line-skew="-2.066cm 1.525cm" svg:x1="3.25cm" svg:y1="16cm" svg:x2="3cm" svg:y2="17.52cm" draw:start-shape="id16" draw:start-glue-point="2" draw:end-shape="id29" draw:end-glue-point="3" svg:d="m3250 16000v500h-750v1020h500">
          <text:p/>
        </draw:connector>
        <draw:frame draw:style-name="gr9" draw:text-style-name="P5" draw:layer="layout" svg:width="1.226cm" svg:height="0.645cm" svg:x="21.95cm" svg:y="26.355cm">
          <draw:text-box>
            <text:p><text:span text:style-name="T4">USB</text:span></text:p>
          </draw:text-box>
        </draw:frame>
        <draw:g xml:id="id30" draw:id="id30">
          <draw:g>
            <draw:custom-shape draw:style-name="gr29" draw:text-style-name="P1" draw:layer="layout" svg:width="0.21cm" svg:height="0.448cm" svg:x="21.23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28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289cm" svg:y="26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1.02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07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079cm" svg:y="26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0.81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0.86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0.869cm" svg:y="26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1.44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1.49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1.499cm" svg:y="26.7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9" draw:text-style-name="P1" draw:layer="layout" svg:width="0.21cm" svg:height="0.448cm" svg:x="20.6cm" svg:y="26.507cm">
              <text:p/>
              <draw:enhanced-geometry svg:viewBox="0 0 21600 21600" draw:path-stretchpoint-x="10800" draw:path-stretchpoint-y="10800" draw:text-areas="?f3 ?f4 ?f5 ?f6" draw:type="round-rectangle" draw:modifiers="5220.8530805687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" draw:layer="layout" svg:width="0.093cm" svg:height="0.093cm" svg:x="20.659cm" svg:y="26.5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093cm" svg:height="0.093cm" svg:x="20.659cm" svg:y="26.796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style-name="gr27" draw:text-style-name="P1" draw:layer="layout" svg:x1="19.955cm" svg:y1="19.5cm" svg:x2="20.6cm" svg:y2="26.731cm" draw:start-shape="id15" draw:start-glue-point="2" draw:end-shape="id30" draw:end-glue-point="3" svg:d="m19955 19500v7231h645">
          <text:p/>
        </draw:connector>
        <draw:frame draw:style-name="gr9" draw:text-style-name="P5" draw:layer="layout" svg:width="1.455cm" svg:height="0.645cm" draw:transform="rotate (1.5707963267949) translate (18.5cm 17.055cm)">
          <draw:text-box>
            <text:p><text:span text:style-name="T4">UART</text:span></text:p>
          </draw:text-box>
        </draw:frame>
        <draw:custom-shape draw:style-name="gr20" draw:text-style-name="P2" draw:layer="layout" svg:width="4.02cm" svg:height="1cm" draw:transform="rotate (1.5707963267949) translate (31.5cm 9.02cm)">
          <text:p text:style-name="P1"><text:span text:style-name="T1">Feature 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8" draw:id="id8" draw:layer="layout" svg:width="1.379cm" svg:height="1.246cm" svg:x="25.621cm" svg:y="23.5cm">
          <text:p text:style-name="P1"><text:span text:style-name="T3">HMC584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Vision Pipeline" draw:style-name="dp1" draw:master-page-name="Standard">
        <office:forms form:automatic-focus="false" form:apply-design-mode="false"/>
        <draw:custom-shape draw:style-name="gr32" draw:text-style-name="P1" draw:layer="layout" svg:width="19.7cm" svg:height="1.92cm" svg:x="11.136cm" svg:y="22.199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9.7cm" svg:height="1.92cm" svg:x="11.136cm" svg:y="9.719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2" draw:id="id52" draw:layer="layout" svg:width="20.5cm" svg:height="1.04cm" svg:x="16.836cm" svg:y="16.399cm">
          <text:p text:style-name="P1"><text:span text:style-name="T1">LCM Inter Process Commun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4.02cm" svg:height="1.04cm" draw:transform="rotate (1.5707963267949) translate (34.336cm 21.939cm)">
          <text:p text:style-name="P1"><text:span text:style-name="T1">RRD Path Plann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39" draw:id="id39" draw:layer="layout" svg:width="3cm" svg:height="1.54cm" svg:x="11.336cm" svg:y="22.399cm">
          <text:p text:style-name="P1"><text:span text:style-name="T1">Undistor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2" draw:text-style-name="P1" draw:layer="layout" svg:width="2cm" svg:height="2cm" svg:x="30.862cm" svg:y="5.13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1.834cm" svg:height="1.834cm" svg:x="30.945cm" svg:y="5.2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" draw:layer="layout" svg:width="1.666cm" svg:height="1.666cm" svg:x="31.029cm" svg:y="5.3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1.528cm" svg:height="1.528cm" svg:x="31.098cm" svg:y="5.375cm">
              <text:p text:style-name="P1"><text:span text:style-name="T2">CPU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g>
            <draw:custom-shape draw:style-name="gr2" draw:text-style-name="P1" draw:layer="layout" svg:width="2cm" svg:height="2cm" svg:x="35.862cm" svg:y="5.139cm">
              <text:p/>
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1.834cm" svg:height="1.834cm" svg:x="35.945cm" svg:y="5.222cm">
              <text:p/>
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" draw:layer="layout" svg:width="1.666cm" svg:height="1.666cm" svg:x="36.029cm" svg:y="5.3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3" draw:layer="layout" svg:width="1.528cm" svg:height="1.528cm" svg:x="36.098cm" svg:y="5.375cm">
              <text:p text:style-name="P1"><text:span text:style-name="T2">GPU</text:span></text:p>
              <text:p text:style-name="P1"><text:span text:style-name="T2">DSP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xml:id="id31" draw:id="id31">
          <draw:g>
            <draw:rect draw:style-name="gr33" draw:text-style-name="P1" draw:layer="layout" svg:width="3.5cm" svg:height="2cm" svg:x="5.336cm" svg:y="9.669cm">
              <text:p/>
            </draw:rect>
            <draw:circle draw:style-name="gr34" draw:text-style-name="P1" draw:layer="layout" svg:width="0.232cm" svg:height="0.232cm" svg:x="8.504cm" svg:y="11.337cm">
              <text:p/>
            </draw:circle>
            <draw:circle draw:style-name="gr34" draw:text-style-name="P1" draw:layer="layout" svg:width="0.232cm" svg:height="0.232cm" svg:x="5.436cm" svg:y="11.337cm">
              <text:p/>
            </draw:circle>
            <draw:circle draw:style-name="gr34" draw:text-style-name="P1" draw:layer="layout" svg:width="0.232cm" svg:height="0.232cm" svg:x="8.504cm" svg:y="9.769cm">
              <text:p/>
            </draw:circle>
            <draw:circle draw:style-name="gr34" draw:text-style-name="P1" draw:layer="layout" svg:width="0.232cm" svg:height="0.232cm" svg:x="5.436cm" svg:y="9.769cm">
              <text:p/>
            </draw:circle>
          </draw:g>
          <draw:g>
            <draw:custom-shape draw:style-name="gr35" draw:text-style-name="P2" draw:layer="layout" svg:width="1.754cm" svg:height="1.54cm" svg:x="6.212cm" svg:y="9.89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5" draw:text-style-name="P2" draw:layer="layout" svg:width="0.524cm" svg:height="0.469cm" svg:x="7.81cm" svg:y="10.4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6" draw:text-style-name="P1" draw:layer="layout" svg:width="0.357cm" svg:height="0.357cm" draw:transform="rotate (-0.328296432300134) translate (8.012cm 10.443cm)">
                <text:p/>
              </draw:circle>
              <draw:rect draw:style-name="gr37" draw:text-style-name="P1" draw:layer="layout" svg:width="0.084cm" svg:height="0.268cm" draw:transform="rotate (-0.328296432300134) translate (8.126cm 10.529cm)">
                <text:p/>
              </draw:rect>
              <draw:rect draw:style-name="gr37" draw:text-style-name="P1" draw:layer="layout" svg:width="0.084cm" svg:height="0.268cm" draw:transform="rotate (-1.89909275909503) translate (8.259cm 10.674cm)">
                <text:p/>
              </draw:rect>
            </draw:g>
            <draw:custom-shape draw:style-name="gr35" draw:text-style-name="P2" draw:layer="layout" svg:width="0.524cm" svg:height="0.469cm" svg:x="5.838cm" svg:y="10.4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6" draw:text-style-name="P1" draw:layer="layout" svg:width="0.357cm" svg:height="0.357cm" draw:transform="rotate (-1.24599055299875) translate (6.163cm 10.443cm)">
                <text:p/>
              </draw:circle>
              <draw:rect draw:style-name="gr37" draw:text-style-name="P1" draw:layer="layout" svg:width="0.084cm" svg:height="0.268cm" draw:transform="rotate (-1.24599055299875) translate (6.164cm 10.585cm)">
                <text:p/>
              </draw:rect>
              <draw:rect draw:style-name="gr37" draw:text-style-name="P1" draw:layer="layout" svg:width="0.084cm" svg:height="0.268cm" draw:transform="rotate (-2.81678687979365) translate (6.13cm 10.779cm)">
                <text:p/>
              </draw:rect>
            </draw:g>
          </draw:g>
          <draw:g>
            <draw:circle draw:style-name="gr37" draw:text-style-name="P1" draw:layer="layout" svg:width="2.34cm" svg:height="2.34cm" svg:x="5.916cm" svg:y="9.499cm">
              <text:p/>
            </draw:circle>
            <draw:circle draw:style-name="gr38" draw:text-style-name="P1" draw:layer="layout" svg:width="1.755cm" svg:height="1.755cm" svg:x="6.209cm" svg:y="9.791cm">
              <text:p/>
            </draw:circle>
          </draw:g>
        </draw:g>
        <draw:g xml:id="id41" draw:id="id41">
          <draw:g>
            <draw:rect draw:style-name="gr33" draw:text-style-name="P1" draw:layer="layout" svg:width="3.5cm" svg:height="2cm" svg:x="5.336cm" svg:y="22.139cm">
              <text:p/>
            </draw:rect>
            <draw:circle draw:style-name="gr34" draw:text-style-name="P1" draw:layer="layout" svg:width="0.232cm" svg:height="0.232cm" svg:x="8.504cm" svg:y="23.807cm">
              <text:p/>
            </draw:circle>
            <draw:circle draw:style-name="gr34" draw:text-style-name="P1" draw:layer="layout" svg:width="0.232cm" svg:height="0.232cm" svg:x="5.436cm" svg:y="23.807cm">
              <text:p/>
            </draw:circle>
            <draw:circle draw:style-name="gr34" draw:text-style-name="P1" draw:layer="layout" svg:width="0.232cm" svg:height="0.232cm" svg:x="8.504cm" svg:y="22.239cm">
              <text:p/>
            </draw:circle>
            <draw:circle draw:style-name="gr34" draw:text-style-name="P1" draw:layer="layout" svg:width="0.232cm" svg:height="0.232cm" svg:x="5.436cm" svg:y="22.239cm">
              <text:p/>
            </draw:circle>
          </draw:g>
          <draw:g>
            <draw:custom-shape draw:style-name="gr35" draw:text-style-name="P2" draw:layer="layout" svg:width="1.754cm" svg:height="1.54cm" svg:x="6.212cm" svg:y="22.36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5" draw:text-style-name="P2" draw:layer="layout" svg:width="0.524cm" svg:height="0.469cm" svg:x="7.81cm" svg:y="22.9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6" draw:text-style-name="P1" draw:layer="layout" svg:width="0.357cm" svg:height="0.357cm" draw:transform="rotate (-0.328296432300134) translate (8.012cm 22.913cm)">
                <text:p/>
              </draw:circle>
              <draw:rect draw:style-name="gr37" draw:text-style-name="P1" draw:layer="layout" svg:width="0.084cm" svg:height="0.268cm" draw:transform="rotate (-0.328296432300134) translate (8.126cm 22.999cm)">
                <text:p/>
              </draw:rect>
              <draw:rect draw:style-name="gr37" draw:text-style-name="P1" draw:layer="layout" svg:width="0.084cm" svg:height="0.268cm" draw:transform="rotate (-1.89909275909503) translate (8.259cm 23.144cm)">
                <text:p/>
              </draw:rect>
            </draw:g>
            <draw:custom-shape draw:style-name="gr35" draw:text-style-name="P2" draw:layer="layout" svg:width="0.524cm" svg:height="0.469cm" svg:x="5.838cm" svg:y="22.9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6" draw:text-style-name="P1" draw:layer="layout" svg:width="0.357cm" svg:height="0.357cm" draw:transform="rotate (-1.24599055299875) translate (6.163cm 22.913cm)">
                <text:p/>
              </draw:circle>
              <draw:rect draw:style-name="gr37" draw:text-style-name="P1" draw:layer="layout" svg:width="0.084cm" svg:height="0.268cm" draw:transform="rotate (-1.24599055299875) translate (6.164cm 23.055cm)">
                <text:p/>
              </draw:rect>
              <draw:rect draw:style-name="gr37" draw:text-style-name="P1" draw:layer="layout" svg:width="0.084cm" svg:height="0.268cm" draw:transform="rotate (-2.81678687979365) translate (6.13cm 23.249cm)">
                <text:p/>
              </draw:rect>
            </draw:g>
          </draw:g>
          <draw:g>
            <draw:circle draw:style-name="gr37" draw:text-style-name="P1" draw:layer="layout" svg:width="1.5cm" svg:height="1.5cm" svg:x="6.336cm" svg:y="22.389cm">
              <text:p/>
            </draw:circle>
            <draw:circle draw:style-name="gr38" draw:text-style-name="P1" draw:layer="layout" svg:width="1.125cm" svg:height="1.125cm" svg:x="6.524cm" svg:y="22.577cm">
              <text:p/>
            </draw:circle>
          </draw:g>
        </draw:g>
        <draw:g xml:id="id40" draw:id="id40">
          <draw:g>
            <draw:rect draw:style-name="gr33" draw:text-style-name="P1" draw:layer="layout" svg:width="3.5cm" svg:height="2cm" svg:x="5.336cm" svg:y="19.439cm">
              <text:p/>
            </draw:rect>
            <draw:circle draw:style-name="gr34" draw:text-style-name="P1" draw:layer="layout" svg:width="0.232cm" svg:height="0.232cm" svg:x="8.504cm" svg:y="21.107cm">
              <text:p/>
            </draw:circle>
            <draw:circle draw:style-name="gr34" draw:text-style-name="P1" draw:layer="layout" svg:width="0.232cm" svg:height="0.232cm" svg:x="5.436cm" svg:y="21.107cm">
              <text:p/>
            </draw:circle>
            <draw:circle draw:style-name="gr34" draw:text-style-name="P1" draw:layer="layout" svg:width="0.232cm" svg:height="0.232cm" svg:x="8.504cm" svg:y="19.539cm">
              <text:p/>
            </draw:circle>
            <draw:circle draw:style-name="gr34" draw:text-style-name="P1" draw:layer="layout" svg:width="0.232cm" svg:height="0.232cm" svg:x="5.436cm" svg:y="19.539cm">
              <text:p/>
            </draw:circle>
          </draw:g>
          <draw:g>
            <draw:custom-shape draw:style-name="gr35" draw:text-style-name="P2" draw:layer="layout" svg:width="1.754cm" svg:height="1.54cm" svg:x="6.212cm" svg:y="19.66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5" draw:text-style-name="P2" draw:layer="layout" svg:width="0.524cm" svg:height="0.469cm" svg:x="7.81cm" svg:y="20.2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6" draw:text-style-name="P1" draw:layer="layout" svg:width="0.357cm" svg:height="0.357cm" draw:transform="rotate (-0.328296432300134) translate (8.012cm 20.213cm)">
                <text:p/>
              </draw:circle>
              <draw:rect draw:style-name="gr37" draw:text-style-name="P1" draw:layer="layout" svg:width="0.084cm" svg:height="0.268cm" draw:transform="rotate (-0.328296432300134) translate (8.126cm 20.299cm)">
                <text:p/>
              </draw:rect>
              <draw:rect draw:style-name="gr37" draw:text-style-name="P1" draw:layer="layout" svg:width="0.084cm" svg:height="0.268cm" draw:transform="rotate (-1.89909275909503) translate (8.259cm 20.444cm)">
                <text:p/>
              </draw:rect>
            </draw:g>
            <draw:custom-shape draw:style-name="gr35" draw:text-style-name="P2" draw:layer="layout" svg:width="0.524cm" svg:height="0.469cm" svg:x="5.838cm" svg:y="20.2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6" draw:text-style-name="P1" draw:layer="layout" svg:width="0.357cm" svg:height="0.357cm" draw:transform="rotate (-1.24599055299875) translate (6.163cm 20.213cm)">
                <text:p/>
              </draw:circle>
              <draw:rect draw:style-name="gr37" draw:text-style-name="P1" draw:layer="layout" svg:width="0.084cm" svg:height="0.268cm" draw:transform="rotate (-1.24599055299875) translate (6.164cm 20.355cm)">
                <text:p/>
              </draw:rect>
              <draw:rect draw:style-name="gr37" draw:text-style-name="P1" draw:layer="layout" svg:width="0.084cm" svg:height="0.268cm" draw:transform="rotate (-2.81678687979365) translate (6.13cm 20.549cm)">
                <text:p/>
              </draw:rect>
            </draw:g>
          </draw:g>
          <draw:g>
            <draw:circle draw:style-name="gr37" draw:text-style-name="P1" draw:layer="layout" svg:width="1.5cm" svg:height="1.5cm" svg:x="6.336cm" svg:y="19.689cm">
              <text:p/>
            </draw:circle>
            <draw:circle draw:style-name="gr38" draw:text-style-name="P1" draw:layer="layout" svg:width="1.125cm" svg:height="1.125cm" svg:x="6.524cm" svg:y="19.877cm">
              <text:p/>
            </draw:circle>
          </draw:g>
        </draw:g>
        <draw:frame draw:style-name="gr39" draw:layer="layout" svg:width="2.128cm" svg:height="1.496cm" svg:x="2.336cm" svg:y="9.639cm">
          <draw:text-box>
            <text:p><text:span text:style-name="T9">Camera 1</text:span></text:p>
            <text:p><text:span text:style-name="T9">5-point</text:span></text:p>
            <text:p><text:span text:style-name="T9">180°</text:span></text:p>
          </draw:text-box>
        </draw:frame>
        <draw:g xml:id="id49" draw:id="id49">
          <draw:g>
            <draw:rect draw:style-name="gr33" draw:text-style-name="P1" draw:layer="layout" svg:width="3.5cm" svg:height="2cm" svg:x="5.336cm" svg:y="12.439cm">
              <text:p/>
            </draw:rect>
            <draw:circle draw:style-name="gr34" draw:text-style-name="P1" draw:layer="layout" svg:width="0.232cm" svg:height="0.232cm" svg:x="8.504cm" svg:y="14.107cm">
              <text:p/>
            </draw:circle>
            <draw:circle draw:style-name="gr34" draw:text-style-name="P1" draw:layer="layout" svg:width="0.232cm" svg:height="0.232cm" svg:x="5.436cm" svg:y="14.107cm">
              <text:p/>
            </draw:circle>
            <draw:circle draw:style-name="gr34" draw:text-style-name="P1" draw:layer="layout" svg:width="0.232cm" svg:height="0.232cm" svg:x="8.504cm" svg:y="12.539cm">
              <text:p/>
            </draw:circle>
            <draw:circle draw:style-name="gr34" draw:text-style-name="P1" draw:layer="layout" svg:width="0.232cm" svg:height="0.232cm" svg:x="5.436cm" svg:y="12.539cm">
              <text:p/>
            </draw:circle>
          </draw:g>
          <draw:g>
            <draw:custom-shape draw:style-name="gr40" draw:text-style-name="P9" draw:layer="layout" svg:width="1.754cm" svg:height="1.54cm" svg:x="6.212cm" svg:y="12.66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9" draw:layer="layout" svg:width="0.524cm" svg:height="0.469cm" svg:x="7.81cm" svg:y="13.2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6" draw:text-style-name="P1" draw:layer="layout" svg:width="0.357cm" svg:height="0.357cm" draw:transform="rotate (-0.328296432300134) translate (8.012cm 13.213cm)">
                <text:p/>
              </draw:circle>
              <draw:rect draw:style-name="gr37" draw:text-style-name="P1" draw:layer="layout" svg:width="0.084cm" svg:height="0.268cm" draw:transform="rotate (-0.328296432300134) translate (8.126cm 13.299cm)">
                <text:p/>
              </draw:rect>
              <draw:rect draw:style-name="gr37" draw:text-style-name="P1" draw:layer="layout" svg:width="0.084cm" svg:height="0.268cm" draw:transform="rotate (-1.89909275909503) translate (8.259cm 13.444cm)">
                <text:p/>
              </draw:rect>
            </draw:g>
            <draw:custom-shape draw:style-name="gr42" draw:text-style-name="P9" draw:layer="layout" svg:width="0.524cm" svg:height="0.469cm" svg:x="5.838cm" svg:y="13.20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ircle draw:style-name="gr36" draw:text-style-name="P1" draw:layer="layout" svg:width="0.357cm" svg:height="0.357cm" draw:transform="rotate (-1.24599055299875) translate (6.163cm 13.213cm)">
                <text:p/>
              </draw:circle>
              <draw:rect draw:style-name="gr37" draw:text-style-name="P1" draw:layer="layout" svg:width="0.084cm" svg:height="0.268cm" draw:transform="rotate (-1.24599055299875) translate (6.164cm 13.355cm)">
                <text:p/>
              </draw:rect>
              <draw:rect draw:style-name="gr37" draw:text-style-name="P1" draw:layer="layout" svg:width="0.084cm" svg:height="0.268cm" draw:transform="rotate (-2.81678687979365) translate (6.13cm 13.549cm)">
                <text:p/>
              </draw:rect>
            </draw:g>
          </draw:g>
          <draw:g>
            <draw:circle draw:style-name="gr37" draw:text-style-name="P1" draw:layer="layout" svg:width="1.5cm" svg:height="1.5cm" svg:x="6.336cm" svg:y="12.689cm">
              <text:p/>
            </draw:circle>
            <draw:circle draw:style-name="gr38" draw:text-style-name="P1" draw:layer="layout" svg:width="1.125cm" svg:height="1.125cm" svg:x="6.524cm" svg:y="12.877cm">
              <text:p/>
            </draw:circle>
          </draw:g>
        </draw:g>
        <draw:frame draw:style-name="gr9" draw:layer="layout" svg:width="2.602cm" svg:height="1.496cm" svg:x="2.336cm" svg:y="12.439cm">
          <draw:text-box>
            <text:p><text:span text:style-name="T9">Camera 2</text:span></text:p>
            <text:p><text:span text:style-name="T9">5-point scale</text:span></text:p>
            <text:p><text:span text:style-name="T9">60° / 4.0 mm</text:span></text:p>
          </draw:text-box>
        </draw:frame>
        <draw:frame draw:style-name="gr9" draw:layer="layout" svg:width="2.602cm" svg:height="1.496cm" svg:x="2.234cm" svg:y="21.939cm">
          <draw:text-box>
            <text:p><text:span text:style-name="T9">Camera 4</text:span></text:p>
            <text:p><text:span text:style-name="T9">Stereo right</text:span></text:p>
            <text:p><text:span text:style-name="T9">60° / 4.0 mm</text:span></text:p>
          </draw:text-box>
        </draw:frame>
        <draw:frame draw:style-name="gr9" draw:layer="layout" svg:width="2.602cm" svg:height="1.496cm" svg:x="2.234cm" svg:y="19.439cm">
          <draw:text-box>
            <text:p><text:span text:style-name="T9">Camera 3</text:span></text:p>
            <text:p><text:span text:style-name="T9">Stereo left</text:span></text:p>
            <text:p><text:span text:style-name="T9">60° / 4.0 mm</text:span></text:p>
          </draw:text-box>
        </draw:frame>
        <draw:g>
          <draw:g>
            <draw:path draw:style-name="gr43" draw:text-style-name="P1" draw:layer="layout" svg:width="4.591cm" svg:height="1.954cm" draw:transform="skewX (-0.567930138598955) rotate (-0.188321026290189) translate (3.84599231980685cm 5.52933835107732cm)" svg:viewBox="0 0 4592 1955" svg:d="m4592 262c-8 17-16 34-23 51-9 16-16 33-24 50-9 16-17 32-25 49-10 16-19 34-28 49-9 17-18 34-28 49-10 17-20 33-30 50-11 16-20 32-31 48s-22 32-32 48c-11 16-22 31-34 48-12 16-23 31-35 47-13 15-24 31-36 47-13 15-26 30-38 46-13 15-26 30-39 46-14 14-27 29-40 44-14 15-28 30-42 45s-28 29-43 44c-14 14-29 28-43 42s-31 29-46 43c-15 13-31 28-47 41s-31 27-47 41-32 27-48 39c-17 15-33 27-51 40-16 13-33 26-50 39s-35 25-52 37-35 24-52 36-36 24-55 36-36 22-54 34c-19 11-37 22-55 33-19 11-38 22-58 33-19 11-38 22-57 32-19 9-38 20-57 29-20 10-40 21-59 30-21 9-40 19-60 28s-41 18-61 28c-20 8-41 17-61 25s-41 17-61 25-42 16-62 24c-21 7-41 14-63 23-20 7-42 14-63 20-20 7-41 14-62 21-21 6-43 12-64 18s-42 12-64 18c-21 6-43 10-65 17-21 4-43 11-64 15s-42 9-65 14c-21 3-43 9-63 12-22 4-44 8-65 12-22 3-43 7-65 10-21 3-42 6-64 8-21 3-43 6-64 8-21 3-43 5-64 7s-43 3-64 5c-22 2-43 3-64 4-22 1-43 2-64 3-21 0-42 1-63 1s-41 1-62 1c-21-1-42-1-62-2-21-1-41-2-62-2s-40-3-61-4-41-2-61-3c-19-4-39-5-59-7-20-3-40-5-60-8-19-2-37-5-58-8-19-3-37-6-58-10-17-3-36-7-55-10-19-4-37-7-56-11-18-5-37-10-55-14s-36-9-53-14c-19-5-36-10-53-15-17-6-35-11-52-16s-35-12-51-17c-16-7-32-13-49-19-17-7-32-13-49-19s-31-14-46-21-31-14-46-22-30-14-45-22c-15-7-29-15-44-23-13-8-27-16-41-24-13-9-27-17-41-26-12-9-25-17-38-26-13-8-26-17-38-27-11-9-23-19-37-27-11-11-22-20-33-30-11-9-23-19-34-29-11-9-20-20-31-30-10-11-20-21-30-32s-18-21-29-32c-8-11-17-22-26-32s-18-22-26-33-15-23-24-34c-7-12-13-23-21-35-7-12-13-23-20-35-7-13-13-24-18-36s-12-24-18-37c-6-11-10-24-16-36-4-14-9-25-12-38-5-12-9-26-13-38s-7-26-9-39-6-26-9-39c-2-14-4-27-7-39-1-14-4-28-4-41s-3-27-3-40c-2-14-2-27-3-41 0-14-1-28 1-42 0-13 1-27 2-40 0-14 2-28 3-42s4-28 5-43 4-28 6-42c3-15 8-29 10-43s6-29 9-43c4-14 8-28 13-43 4-14 8-28 13-42 5-16 10-30 15-44 5-15 10-29 16-44s13-30 19-44c804-97 1599-197 2381-300 694 82 1393 171 2099 262z">
              <text:p/>
            </draw:path>
            <draw:path draw:style-name="gr43" draw:text-style-name="P1" draw:layer="layout" svg:width="2.4cm" svg:height="1.954cm" draw:transform="skewX (-0.567581072748556) rotate (-0.18814649336499) translate (4.42097473523271cm 5.62207897626866cm)" svg:viewBox="0 0 2401 1955" svg:d="m2401 1728c-21 8-42 17-64 24s-43 15-65 22-43 14-64 21-44 14-66 21c-21 5-44 12-66 18-21 6-43 11-64 17-24 6-46 12-67 16-22 5-44 10-67 14-22 5-43 10-66 14-21 4-43 8-66 12-22 4-44 7-66 11-23 3-45 6-66 9s-45 5-66 8c-23 2-45 5-67 7s-44 3-66 5-44 3-65 4c-22 1-43 2-66 3-21 0-42 0-64 1-21 0-43 0-64 0-22-1-43-1-64-1s-42-2-63-3-42-2-63-4-42-3-61-5c-21-2-42-4-62-6s-41-5-60-8c-20-3-41-6-60-9s-40-7-59-10c-19-4-39-8-58-12s-38-8-57-12-36-10-56-14c-18-5-36-10-54-14-18-7-36-11-54-17-17-6-35-12-53-18s-34-12-51-18c-16-6-34-12-51-19-16-7-33-14-48-21-16-8-32-15-48-22-15-7-31-15-46-22-15-8-29-17-45-24-15-8-28-17-43-25 665-552 1313-1110 1938-1671 126 556 281 1132 463 1728z">
              <text:p/>
            </draw:path>
            <draw:path draw:style-name="gr34" draw:text-style-name="P1" draw:layer="layout" svg:width="0.188cm" svg:height="0.253cm" draw:transform="skewX (-0.555189235059396) rotate (-0.179245314179818) translate (4.28168316448574cm 6.03952512683221cm)" svg:viewBox="0 0 189 254" svg:d="m189 0c-51 84-99 170-149 254-13 0-26 0-40 0 39-66 77-132 116-198-13 7-30 14-48 21s-36 12-51 16c6-10 13-20 18-30 26-8 51-18 74-29s41-23 55-34c7 0 15 1 25 0z">
              <text:p/>
            </draw:path>
            <draw:path draw:style-name="gr34" draw:text-style-name="P1" draw:layer="layout" svg:width="0.311cm" svg:height="0.28cm" draw:transform="skewX (-0.561821486216974) rotate (-0.188670092140588) translate (6.10775275341551cm 7.57289789316372cm)" svg:viewBox="0 0 312 281" svg:d="m72 241c56 1 112 3 168 6-6 11-10 22-15 34-74-3-150-5-225-8 4-9 8-18 15-25 11-12 26-25 43-36 18-13 41-25 71-39 48-24 79-43 98-55s31-26 36-39 5-24-3-32-21-15-40-16c-20 0-38 4-52 13s-28 21-34 36c-14-3-27-4-41-7 15-25 33-43 58-56 24-11 52-18 84-17 31 1 53 9 66 24s14 35 5 56c-4 11-11 22-21 32-11 11-24 22-41 32s-44 28-82 47c-33 15-53 26-64 32s-18 11-26 18z">
              <text:p/>
            </draw:path>
          </draw:g>
          <draw:g>
            <draw:path draw:style-name="gr44" draw:text-style-name="P2" draw:layer="layout" svg:width="3.492cm" svg:height="0.841cm" draw:transform="skewX (0.808611042448973) translate (3.74284534876872cm 5.26453873446927cm)" svg:viewBox="0 0 3493 842" svg:d="m325 4c-47-9-119-1-144 16-56 37-112 73-169 107-27 17-6 42 41 52 1055 217 2102 439 3144 660 46 10 117-3 138-25 50-51 100-103 149-153 24-24-1-57-47-66-1030-198-2068-394-3112-591z">
              <text:p/>
            </draw:path>
            <draw:path draw:style-name="gr44" draw:text-style-name="P2" draw:layer="layout" svg:width="2.155cm" svg:height="1.451cm" draw:transform="skewX (0.807563844897776) translate (4.73461481448586cm 4.88866826893726cm)" svg:viewBox="0 0 2156 1452" svg:d="m2147 102c22-25 0-54-44-60-101-14-200-26-300-40-46-7-113 11-138 33-516 491-1072 910-1653 1271-27 14-7 41 43 54 106 28 213 56 319 85 47 12 122 10 148-6 591-365 1107-831 1625-1337z">
              <text:p/>
            </draw:path>
            <draw:path draw:style-name="gr45" draw:text-style-name="P1" draw:layer="layout" svg:width="2.998cm" svg:height="1.661cm" draw:transform="skewX (0.807738377822976) translate (6.87061865750097cm 5.41374874086546cm)" svg:viewBox="0 0 2999 1662" svg:d="m2991 0c2 15 4 30 5 45s2 30 2 45 0 31 1 46c-1 15-1 31-1 46-2 15-3 30-4 46-1 15-3 30-4 46-3 16-7 32-7 47-3 16-6 32-11 47-3 16-6 31-10 47s-7 32-11 48c-5 16-11 31-15 47-5 16-10 32-15 48-6 16-13 32-19 47-5 15-12 32-19 47s-14 32-22 47-15 32-22 47c-10 17-16 32-25 47s-17 30-28 45-18 32-28 47c-9 15-19 31-29 45-11 15-21 30-32 45s-22 30-34 44-23 29-34 44-25 29-38 43-25 28-37 43c-14 13-28 27-41 41-14 14-27 27-42 41-15 13-29 27-42 40-16 12-31 26-46 39-16 12-32 25-46 37-17 13-32 25-49 37-15 13-33 23-50 35-16 12-33 24-51 35s-34 23-53 34c-17 11-36 21-54 33-19 10-37 20-55 30-20 10-40 20-58 30-19 10-40 19-58 28-21 9-40 19-61 27-20 10-40 18-60 26-602-436-1196-847-1788-1234 1007-102 2002-246 2991-428z">
              <text:p/>
            </draw:path>
            <draw:path draw:style-name="gr45" draw:text-style-name="P1" draw:layer="layout" svg:width="3.01cm" svg:height="1.605cm" draw:transform="skewX (0.808261976598574) translate (6.31919634437185cm 5.72119566911179cm)" svg:viewBox="0 0 3011 1606" svg:d="m3001 0c2 15 3 30 5 45 1 15 2 30 3 46 2 15 0 30 2 44 0 17-1 32-1 47-2 15-1 31-2 46s-4 32-5 46c-2 16-4 32-6 47s-7 32-8 47c-3 16-7 32-10 47-5 16-9 31-13 47s-9 31-14 47-9 31-14 47c-6 14-12 30-18 46s-12 32-19 47-14 31-21 46-15 30-22 46c-9 14-17 30-25 45s-18 30-26 45-19 30-27 45c-11 14-21 29-31 43-12 14-21 29-32 45-11 13-22 27-33 41-11 15-23 28-35 43-12 13-24 28-37 42-12 13-24 26-39 39s-26 27-39 40c-14 13-28 26-43 38-14 13-28 26-42 39-17 11-31 24-46 36-15 11-32 24-47 36s-32 23-49 34c-15 12-33 22-51 33s-33 22-50 33c-18 10-36 20-54 30s-37 20-56 30c-18 9-37 18-55 29-20 8-39 17-59 26-19 9-39 17-59 26-20 8-41 16-61 24s-41 16-62 23c-607-444-1206-861-1800-1254 1015-73 2014-191 3001-352z">
              <text:p/>
            </draw:path>
            <draw:path draw:style-name="gr34" draw:text-style-name="P1" draw:layer="layout" svg:width="0.323cm" svg:height="0.257cm" draw:transform="skewX (0.810007305850568) translate (9.40978555292584cm 5.48299397155242cm)" svg:viewBox="0 0 324 258" svg:d="m9 169c17 0 34 2 50 2-7 16-7 30 0 39s18 14 36 16c23 4 44 2 64-6 21-8 36-18 46-33 10-12 11-25 5-36s-20-18-41-20c-8-1-19-1-33-1 9-9 17-19 25-28 3 1 4 1 7 1 15 0 36 2 56-2s33-13 44-26c7-11 6-20 1-28s-17-14-34-17-33 0-49 5-32 14-44 27c-14-3-29-7-43-11 19-20 44-34 71-42s55-11 84-7c19 2 35 7 48 16s20 17 22 28-3 23-10 34-19 20-34 28c-14 7-32 12-54 15 21 7 32 16 36 28s1 28-10 44c-15 22-40 39-75 51-33 12-68 15-103 9-32-5-54-15-65-32-12-15-12-33 0-54z">
              <text:p/>
            </draw:path>
            <draw:path draw:style-name="gr34" draw:text-style-name="P1" draw:layer="layout" svg:width="0.346cm" svg:height="0.208cm" draw:transform="skewX (0.811229036326964) translate (6.54074646147939cm 7.07142199356374cm)" svg:viewBox="0 0 347 209" svg:d="m172 209c-17-4-32-8-49-12 16-17 30-33 44-49-55-15-111-30-167-46 8-8 15-16 22-25 96-25 193-50 288-77 12 3 24 6 37 9-36 43-73 85-109 127 15 4 32 9 48 14-7 8-15 16-22 25-17-5-32-9-48-14-15 16-29 32-44 48zm-90-115c36 10 70 18 106 28 24-24 45-50 67-75-57 15-115 32-173 47z">
              <text:p/>
            </draw:path>
            <draw:path draw:style-name="gr46" draw:text-style-name="P2" draw:layer="layout" svg:width="0.734cm" svg:height="0.648cm" draw:transform="skewX (0.808785575374172) translate (3.86750314999669cm 5.05352937331338cm)" svg:viewBox="0 0 735 649" svg:d="m549 640c5 6 27 10 45 9 38-3 76-8 116-11 17-2 29-10 23-16-187-208-367-413-549-614-6-6-29-10-46-7-37 5-75 10-113 15-17 2-30 11-23 16 194 196 362 401 547 608z">
              <text:p/>
            </draw:path>
            <draw:path draw:style-name="gr46" draw:text-style-name="P2" draw:layer="layout" svg:width="1.509cm" svg:height="0.659cm" draw:transform="skewX (0.808436509523773) translate (6.10298976133067cm 4.63907416005741cm)" svg:viewBox="0 0 1510 660" svg:d="m14 598c-16 5-18 15-8 21 22 12 46 24 69 36 9 6 34 7 48 2 472-175 921-379 1374-594 13-7 17-19 7-25-23-12-45-23-68-34-10-6-34-4-48 2-446 221-911 412-1374 592z">
              <text:p/>
            </draw:path>
            <draw:path draw:style-name="gr46" draw:text-style-name="P2" draw:layer="layout" svg:width="1.897cm" svg:height="0.321cm" draw:transform="skewX (0.808087443673374) translate (2.88414900381522cm 6.05565729880137cm)" svg:viewBox="0 0 1898 322" svg:d="m1831 322c17 2 40-2 42-9 9-15 17-31 25-46 4-7-10-16-29-18-590-75-1190-159-1793-248-17-2-41 0-45 6-11 12-19 25-30 36-4 6 10 14 28 17 606 93 1208 181 1802 262z">
              <text:p/>
            </draw:path>
            <draw:path draw:style-name="gr46" draw:text-style-name="P2" draw:layer="layout" svg:width="1.61cm" svg:height="0.547cm" draw:transform="skewX (0.808611042448973) translate (5.70511555249877cm 5.66643668945011cm)" svg:viewBox="0 0 1611 548" svg:d="m16 476c-14 3-21 13-12 20 19 15 40 30 61 45 9 7 32 9 48 6 524-115 996-292 1483-470 14-6 20-18 11-26-20-15-40-30-60-46-8-6-32-7-46-1-463 200-981 337-1485 472z">
              <text:p/>
            </draw:path>
          </draw:g>
        </draw:g>
        <draw:g>
          <draw:g>
            <draw:custom-shape draw:style-name="gr2" draw:text-style-name="P1" draw:layer="layout" svg:width="2cm" svg:height="2cm" svg:x="33.362cm" svg:y="5.13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1.834cm" svg:height="1.834cm" svg:x="33.445cm" svg:y="5.2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" draw:layer="layout" svg:width="1.666cm" svg:height="1.666cm" svg:x="33.529cm" svg:y="5.3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3" draw:layer="layout" svg:width="1.528cm" svg:height="1.528cm" svg:x="33.598cm" svg:y="5.375cm">
              <text:p text:style-name="P1"><text:span text:style-name="T2">SSE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21" draw:text-style-name="P2" xml:id="id32" draw:id="id32" draw:layer="layout" svg:width="3cm" svg:height="1.54cm" svg:x="11.336cm" svg:y="9.899cm">
          <text:p text:style-name="P1"><text:span text:style-name="T1">Scale</text:span></text:p>
          <text:p text:style-name="P1"><text:span text:style-name="T1">Space Slice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33" draw:id="id33" draw:layer="layout" svg:width="3cm" svg:height="1.54cm" svg:x="15.336cm" svg:y="9.899cm">
          <text:p text:style-name="P1"><text:span text:style-name="T1">Hessian</text:span></text:p>
          <text:p text:style-name="P1"><text:span text:style-name="T1">Evalua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34" draw:id="id34" draw:layer="layout" svg:width="3cm" svg:height="1.54cm" svg:x="19.336cm" svg:y="9.899cm">
          <text:p text:style-name="P1"><text:span text:style-name="T1">Orientation</text:span></text:p>
          <text:p text:style-name="P1"><text:span text:style-name="T1">Assignment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35" draw:id="id35" draw:layer="layout" svg:width="3cm" svg:height="1.54cm" svg:x="23.336cm" svg:y="9.899cm">
          <text:p text:style-name="P1"><text:span text:style-name="T1">Descriptor</text:span></text:p>
          <text:p text:style-name="P1"><text:span text:style-name="T1">Extrac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6" draw:id="id36" draw:layer="layout" svg:width="3cm" svg:height="1.54cm" svg:x="27.336cm" svg:y="9.899cm">
          <text:p text:style-name="P1"><text:span text:style-name="T1">Descriptor</text:span></text:p>
          <text:p text:style-name="P1"><text:span text:style-name="T1">Matching</text:span></text:p>
          <draw:enhanced-geometry svg:viewBox="0 0 21600 21600" draw:path-stretchpoint-x="10800" draw:path-stretchpoint-y="10800" draw:text-areas="?f3 ?f4 ?f5 ?f6" draw:type="round-rectangle" draw:modifiers="2417.588274483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8.836cm" svg:y1="10.669cm" svg:x2="11.336cm" svg:y2="10.669cm" draw:start-shape="id31" draw:start-glue-point="1" draw:end-shape="id32" draw:end-glue-point="3" svg:d="m8836 10669h2500">
          <text:p/>
        </draw:connector>
        <draw:connector draw:style-name="gr48" draw:text-style-name="P1" draw:layer="layout" svg:x1="14.336cm" svg:y1="10.669cm" svg:x2="15.336cm" svg:y2="10.669cm" draw:start-shape="id32" draw:start-glue-point="1" draw:end-shape="id33" draw:end-glue-point="3" svg:d="m14336 10669h1000">
          <text:p/>
        </draw:connector>
        <draw:connector draw:style-name="gr48" draw:text-style-name="P1" draw:layer="layout" svg:x1="18.336cm" svg:y1="10.669cm" svg:x2="19.336cm" svg:y2="10.669cm" draw:start-shape="id33" draw:start-glue-point="1" draw:end-shape="id34" draw:end-glue-point="3" svg:d="m18336 10669h1000">
          <text:p/>
        </draw:connector>
        <draw:connector draw:style-name="gr48" draw:text-style-name="P1" draw:layer="layout" svg:x1="23.336cm" svg:y1="10.669cm" svg:x2="22.336cm" svg:y2="10.669cm" draw:start-shape="id35" draw:start-glue-point="3" draw:end-shape="id34" draw:end-glue-point="1" svg:d="m23336 10669h-1000">
          <text:p/>
        </draw:connector>
        <draw:custom-shape draw:style-name="gr20" draw:text-style-name="P2" xml:id="id38" draw:id="id38" draw:layer="layout" svg:width="3cm" svg:height="1.54cm" svg:x="15.336cm" svg:y="22.399cm">
          <text:p text:style-name="P1"><text:span text:style-name="T1">Recitification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27.336cm" svg:y1="10.669cm" svg:x2="26.336cm" svg:y2="10.669cm" draw:start-shape="id36" draw:start-glue-point="3" draw:end-shape="id35" draw:end-glue-point="1" svg:d="m27336 10669h-1000">
          <text:p/>
        </draw:connector>
        <draw:connector draw:style-name="gr48" draw:text-style-name="P1" draw:layer="layout" svg:x1="19.336cm" svg:y1="23.169cm" svg:x2="18.336cm" svg:y2="23.169cm" draw:start-shape="id37" draw:start-glue-point="3" draw:end-shape="id38" draw:end-glue-point="1" svg:d="m19336 23169h-1000">
          <text:p/>
        </draw:connector>
        <draw:connector draw:style-name="gr48" draw:text-style-name="P1" draw:layer="layout" svg:x1="15.336cm" svg:y1="23.169cm" svg:x2="14.336cm" svg:y2="23.169cm" draw:start-shape="id38" draw:start-glue-point="3" draw:end-shape="id39" draw:end-glue-point="1" svg:d="m15336 23169h-1000">
          <text:p/>
        </draw:connector>
        <draw:connector draw:style-name="gr48" draw:text-style-name="P1" draw:layer="layout" draw:line-skew="-0.238cm" svg:x1="11.336cm" svg:y1="23.169cm" svg:x2="8.836cm" svg:y2="20.439cm" draw:start-shape="id39" draw:start-glue-point="3" draw:end-shape="id40" draw:end-glue-point="1" svg:d="m11336 23169h-1500v-2730h-1000">
          <text:p/>
        </draw:connector>
        <draw:connector draw:style-name="gr48" draw:text-style-name="P1" draw:layer="layout" draw:line-skew="-0.238cm" svg:x1="11.336cm" svg:y1="23.169cm" svg:x2="8.836cm" svg:y2="23.139cm" draw:start-shape="id39" draw:start-glue-point="3" draw:end-shape="id41" draw:end-glue-point="1" svg:d="m11336 23169h-1500v-30h-1000">
          <text:p/>
        </draw:connector>
        <draw:custom-shape draw:style-name="gr20" draw:text-style-name="P2" xml:id="id37" draw:id="id37" draw:layer="layout" svg:width="3cm" svg:height="1.54cm" svg:x="19.336cm" svg:y="22.399cm">
          <text:p text:style-name="P1"><text:span text:style-name="T1">Block</text:span></text:p>
          <text:p text:style-name="P1"><text:span text:style-name="T1">Matching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4.02cm" svg:height="1.04cm" draw:transform="rotate (1.5707963267949) translate (32.836cm 21.959cm)">
          <text:p text:style-name="P1"><text:span text:style-name="T1">Position Controlle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4.02cm" svg:height="1.04cm" draw:transform="rotate (1.5707963267949) translate (35.836cm 21.939cm)">
          <text:p text:style-name="P1"><text:span text:style-name="T1">Motor Interface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7.936cm" svg:height="0.645cm" svg:x="16.9cm" svg:y="9.094cm">
          <draw:text-box>
            <text:p><text:span text:style-name="T5">Accelerated SURF features, 10 Hz, 1 CPU core</text:span></text:p>
          </draw:text-box>
        </draw:frame>
        <draw:frame draw:style-name="gr12" draw:text-style-name="P6" draw:layer="layout" svg:width="7.546cm" svg:height="0.645cm" svg:x="16.836cm" svg:y="21.539cm">
          <draw:text-box>
            <text:p><text:span text:style-name="T5">Stereo matching, 15 Hz, 10 GPU vector units</text:span></text:p>
          </draw:text-box>
        </draw:frame>
        <draw:connector draw:style-name="gr48" draw:text-style-name="P1" draw:layer="layout" svg:x1="12.836cm" svg:y1="11.439cm" svg:x2="12.836cm" svg:y2="13.439cm" draw:start-shape="id32" draw:start-glue-point="2" draw:end-shape="id42" svg:d="m12836 11439v2000">
          <text:p/>
        </draw:connector>
        <draw:frame draw:style-name="gr49" draw:text-style-name="P6" draw:layer="layout" svg:width="4.642cm" svg:height="0.645cm" svg:x="10.341cm" svg:y="12.034cm">
          <draw:text-box>
            <text:p><text:span text:style-name="T5">Patch position initialization</text:span></text:p>
          </draw:text-box>
        </draw:frame>
        <draw:custom-shape draw:style-name="gr32" draw:text-style-name="P1" draw:layer="layout" svg:width="19.7cm" svg:height="1.92cm" svg:x="11.136cm" svg:y="13.239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8.389cm" svg:height="0.645cm" svg:x="16.847cm" svg:y="12.639cm">
          <draw:text-box>
            <text:p><text:span text:style-name="T5">5-Point Algorithm with tracking, 50 Hz, 1 CPU core</text:span></text:p>
          </draw:text-box>
        </draw:frame>
        <draw:custom-shape draw:style-name="gr21" draw:text-style-name="P2" xml:id="id43" draw:id="id43" draw:layer="layout" svg:width="3cm" svg:height="1.54cm" svg:x="15.336cm" svg:y="13.439cm">
          <text:p text:style-name="P1"><text:span text:style-name="T1">5 Point</text:span></text:p>
          <text:p text:style-name="P1"><text:span text:style-name="T1">Algorithm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44" draw:id="id44" draw:layer="layout" svg:width="3cm" svg:height="1.54cm" svg:x="19.336cm" svg:y="13.439cm">
          <text:p text:style-name="P1"><text:span text:style-name="T1">Scale</text:span></text:p>
          <text:p text:style-name="P1"><text:span text:style-name="T1">Estima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14.336cm" svg:y1="14.209cm" svg:x2="15.336cm" svg:y2="14.209cm" draw:start-shape="id42" draw:start-glue-point="1" draw:end-shape="id43" draw:end-glue-point="3" svg:d="m14336 14209h1000">
          <text:p/>
        </draw:connector>
        <draw:connector draw:style-name="gr48" draw:text-style-name="P1" draw:layer="layout" svg:x1="18.336cm" svg:y1="14.209cm" svg:x2="19.336cm" svg:y2="14.209cm" draw:start-shape="id43" draw:start-glue-point="1" draw:end-shape="id44" draw:end-glue-point="3" svg:d="m18336 14209h1000">
          <text:p/>
        </draw:connector>
        <draw:custom-shape draw:style-name="gr1" draw:text-style-name="P2" xml:id="id42" draw:id="id42" draw:layer="layout" svg:width="3cm" svg:height="1.54cm" svg:x="11.336cm" svg:y="13.439cm">
          <text:p text:style-name="P1"><text:span text:style-name="T1">Patch</text:span></text:p>
          <text:p text:style-name="P1"><text:span text:style-name="T1">Tracking</text:span></text:p>
          <draw:enhanced-geometry svg:viewBox="0 0 21600 21600" draw:path-stretchpoint-x="10800" draw:path-stretchpoint-y="10800" draw:text-areas="?f3 ?f4 ?f5 ?f6" draw:type="round-rectangle" draw:modifiers="2417.588274483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16.836cm" svg:y1="13.439cm" svg:x2="28.836cm" svg:y2="11.439cm" draw:start-shape="id43" draw:start-glue-point="0" draw:end-shape="id36" draw:end-glue-point="2" svg:d="m16836 13439v-999h12000v-1001">
          <text:p/>
        </draw:connector>
        <draw:custom-shape draw:style-name="gr21" draw:text-style-name="P2" xml:id="id45" draw:id="id45" draw:layer="layout" svg:width="4.02cm" svg:height="1.04cm" draw:transform="rotate (1.5707963267949) translate (9.336cm 18.959cm)">
          <text:p text:style-name="P1"><text:span text:style-name="T1">LCM Camera Hu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8.836cm" svg:y1="10.669cm" svg:x2="9.856cm" svg:y2="14.939cm" draw:start-shape="id31" draw:start-glue-point="1" draw:end-shape="id45" draw:end-glue-point="0" svg:d="m8836 10669h1020v4270">
          <text:p/>
        </draw:connector>
        <draw:connector draw:style-name="gr48" draw:text-style-name="P1" draw:layer="layout" svg:x1="8.836cm" svg:y1="20.439cm" svg:x2="9.856cm" svg:y2="18.959cm" draw:start-shape="id40" draw:start-glue-point="1" draw:end-shape="id45" draw:end-glue-point="2" svg:d="m8836 20439h1020v-1480">
          <text:p/>
        </draw:connector>
        <draw:custom-shape draw:style-name="gr32" draw:text-style-name="P1" draw:layer="layout" svg:width="19.7cm" svg:height="1.92cm" svg:x="11.136cm" svg:y="18.519cm">
          <text:p/>
          <draw:enhanced-geometry svg:viewBox="0 0 21600 21600" draw:path-stretchpoint-x="10800" draw:path-stretchpoint-y="10800" draw:text-areas="?f3 ?f4 ?f5 ?f6" draw:type="round-rectangle" draw:modifiers="260.841473732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46" draw:id="id46" draw:layer="layout" svg:width="3cm" svg:height="1.54cm" svg:x="11.336cm" svg:y="18.699cm">
          <text:p text:style-name="P1"><text:span text:style-name="T1">Adaptive</text:span></text:p>
          <text:p text:style-name="P1"><text:span text:style-name="T1">Thresholding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47" draw:id="id47" draw:layer="layout" svg:width="3cm" svg:height="1.54cm" svg:x="15.336cm" svg:y="18.699cm">
          <text:p text:style-name="P1"><text:span text:style-name="T1">Quadrangle</text:span></text:p>
          <text:p text:style-name="P1"><text:span text:style-name="T1">Fitting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48" draw:id="id48" draw:layer="layout" svg:width="3cm" svg:height="1.54cm" svg:x="19.336cm" svg:y="18.699cm">
          <text:p text:style-name="P1"><text:span text:style-name="T1">Normalized</text:span></text:p>
          <text:p text:style-name="P1"><text:span text:style-name="T1">Cross-Correl.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14.336cm" svg:y1="19.469cm" svg:x2="15.336cm" svg:y2="19.469cm" draw:start-shape="id46" draw:start-glue-point="1" draw:end-shape="id47" draw:end-glue-point="3" svg:d="m14336 19469h1000">
          <text:p/>
        </draw:connector>
        <draw:connector draw:style-name="gr48" draw:text-style-name="P1" draw:layer="layout" svg:x1="18.336cm" svg:y1="19.469cm" svg:x2="19.336cm" svg:y2="19.469cm" draw:start-shape="id47" draw:start-glue-point="1" draw:end-shape="id48" draw:end-glue-point="3" svg:d="m18336 19469h1000">
          <text:p/>
        </draw:connector>
        <draw:connector draw:style-name="gr48" draw:text-style-name="P1" draw:layer="layout" svg:x1="8.836cm" svg:y1="13.439cm" svg:x2="9.856cm" svg:y2="14.939cm" draw:start-shape="id49" draw:start-glue-point="1" draw:end-shape="id45" draw:end-glue-point="0" svg:d="m8836 13439h1020v1500">
          <text:p/>
        </draw:connector>
        <draw:frame draw:style-name="gr12" draw:text-style-name="P6" draw:layer="layout" svg:width="7.017cm" svg:height="0.645cm" svg:x="16.936cm" svg:y="17.794cm">
          <draw:text-box>
            <text:p><text:span text:style-name="T5">Pattern recognition, 5 Hz, low CPU usage</text:span></text:p>
          </draw:text-box>
        </draw:frame>
        <draw:connector draw:style-name="gr48" draw:text-style-name="P1" draw:layer="layout" draw:line-skew="-0.238cm" svg:x1="8.836cm" svg:y1="13.439cm" svg:x2="11.336cm" svg:y2="14.209cm" draw:start-shape="id49" draw:start-glue-point="1" draw:end-shape="id42" draw:end-glue-point="3" svg:d="m8836 13439h1000v770h1500">
          <text:p/>
        </draw:connector>
        <draw:connector draw:style-name="gr48" draw:text-style-name="P1" draw:layer="layout" draw:line-skew="-0.238cm" svg:x1="8.836cm" svg:y1="20.439cm" svg:x2="11.336cm" svg:y2="19.469cm" draw:start-shape="id40" draw:start-glue-point="1" draw:end-shape="id46" draw:end-glue-point="3" svg:d="m8836 20439h1000v-970h1500">
          <text:p/>
        </draw:connector>
        <draw:custom-shape draw:style-name="gr21" draw:text-style-name="P2" xml:id="id50" draw:id="id50" draw:layer="layout" svg:width="3cm" svg:height="1.54cm" svg:x="23.336cm" svg:y="22.399cm">
          <text:p text:style-name="P1"><text:span text:style-name="T1">Obstacle</text:span></text:p>
          <text:p text:style-name="P1"><text:span text:style-name="T1">Detec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22.336cm" svg:y1="23.169cm" svg:x2="23.336cm" svg:y2="23.169cm" draw:start-shape="id37" draw:start-glue-point="1" draw:end-shape="id50" draw:end-glue-point="3" svg:d="m22336 23169h1000">
          <text:p/>
        </draw:connector>
        <draw:custom-shape draw:style-name="gr21" draw:text-style-name="P2" xml:id="id51" draw:id="id51" draw:layer="layout" svg:width="3cm" svg:height="1.54cm" svg:x="23.336cm" svg:y="18.719cm">
          <text:p text:style-name="P1"><text:span text:style-name="T1">Pattern</text:span></text:p>
          <text:p text:style-name="P1"><text:span text:style-name="T1">Positions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22.336cm" svg:y1="19.469cm" svg:x2="23.336cm" svg:y2="19.489cm" draw:start-shape="id48" draw:start-glue-point="1" draw:end-shape="id51" draw:end-glue-point="3" svg:d="m22336 19469h501v20h499">
          <text:p/>
        </draw:connector>
        <draw:custom-shape draw:style-name="gr21" draw:text-style-name="P2" draw:layer="layout" svg:width="4.02cm" svg:height="1.04cm" draw:transform="rotate (1.5707963267949) translate (32.836cm 15.939cm)">
          <text:p text:style-name="P1"><text:span text:style-name="T1">State Estimator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30.336cm" svg:y1="10.669cm" svg:x2="37.336cm" svg:y2="16.919cm" draw:start-shape="id36" draw:start-glue-point="1" draw:end-shape="id52" svg:d="m30336 10669h7526v6250h-526">
          <text:p/>
        </draw:connector>
        <draw:connector draw:style-name="gr48" draw:text-style-name="P1" draw:layer="layout" svg:x1="26.336cm" svg:y1="19.489cm" svg:x2="27.086cm" svg:y2="17.439cm" draw:start-shape="id51" draw:start-glue-point="1" draw:end-shape="id52" draw:end-glue-point="2" svg:d="m26336 19489h750v-2050">
          <text:p/>
        </draw:connector>
        <draw:custom-shape draw:style-name="gr21" draw:text-style-name="P2" xml:id="id53" draw:id="id53" draw:layer="layout" svg:width="3cm" svg:height="1.54cm" svg:x="23.336cm" svg:y="13.439cm">
          <text:p text:style-name="P1"><text:span text:style-name="T1">Metric</text:span></text:p>
          <text:p text:style-name="P1"><text:span text:style-name="T1">Position</text:span></text:p>
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1" draw:layer="layout" svg:x1="22.336cm" svg:y1="14.209cm" svg:x2="23.336cm" svg:y2="14.209cm" draw:start-shape="id44" draw:start-glue-point="1" draw:end-shape="id53" draw:end-glue-point="3" svg:d="m22336 14209h1000">
          <text:p/>
        </draw:connector>
        <draw:connector draw:style-name="gr48" draw:text-style-name="P1" draw:layer="layout" svg:x1="26.336cm" svg:y1="14.209cm" svg:x2="27.086cm" svg:y2="16.399cm" draw:start-shape="id53" draw:start-glue-point="1" draw:end-shape="id52" draw:end-glue-point="0" svg:d="m26336 14209h750v2190">
          <text:p/>
        </draw:connector>
        <draw:connector draw:style-name="gr48" draw:text-style-name="P1" draw:layer="layout" svg:x1="16.836cm" svg:y1="16.919cm" svg:x2="10.376cm" svg:y2="16.949cm" draw:start-shape="id52" draw:start-glue-point="3" draw:end-shape="id45" draw:end-glue-point="1" svg:d="m16836 16919h-3229v30h-3231">
          <text:p/>
        </draw:connector>
        <draw:connector draw:style-name="gr48" draw:text-style-name="P1" draw:layer="layout" svg:x1="26.336cm" svg:y1="23.169cm" svg:x2="37.336cm" svg:y2="16.919cm" draw:start-shape="id50" draw:start-glue-point="1" draw:end-shape="id52" draw:end-glue-point="1" svg:d="m26336 23169h11526v-6250h-526">
          <text:p/>
        </draw:connector>
        <draw:custom-shape draw:style-name="gr21" draw:text-style-name="P2" draw:layer="layout" svg:width="4.02cm" svg:height="1.04cm" draw:transform="rotate (1.5707963267949) translate (34.336cm 15.959cm)">
          <text:p text:style-name="P1"><text:span text:style-name="T1">FastSLAM</text:span></text:p>
          <draw:enhanced-geometry svg:viewBox="0 0 21600 21600" draw:path-stretchpoint-x="10800" draw:path-stretchpoint-y="10800" draw:text-areas="?f3 ?f4 ?f5 ?f6" draw:type="round-rectangle" draw:modifiers="4068.4931506849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" draw:layer="layout" svg:width="4.536cm" svg:height="0.645cm" svg:x="32.8cm" svg:y="10.039cm">
          <draw:text-box>
            <text:p><text:span text:style-name="T5">Matched features</text:span></text:p>
          </draw:text-box>
        </draw:frame>
        <draw:frame draw:style-name="gr12" draw:text-style-name="P6" draw:layer="layout" svg:width="4.536cm" svg:height="0.645cm" svg:x="32.8cm" svg:y="23.194cm">
          <draw:text-box>
            <text:p><text:span text:style-name="T5">Obstacles</text:span></text:p>
          </draw:text-box>
        </draw:frame>
        <draw:frame draw:style-name="gr12" draw:text-style-name="P6" draw:layer="layout" svg:width="4.536cm" svg:height="0.645cm" svg:x="12.2cm" svg:y="16.339cm">
          <draw:text-box>
            <text:p><text:span text:style-name="T5">Camera images</text:span></text:p>
          </draw:text-box>
        </draw:frame>
      </draw:page>
      <draw:page draw:name="Control Pipeline" draw:style-name="dp1" draw:master-page-name="Standard">
        <office:forms form:automatic-focus="false" form:apply-design-mode="false"/>
        <draw:g>
          <draw:path draw:style-name="gr34" draw:text-style-name="P1" draw:layer="layout" svg:width="0.323cm" svg:height="0.257cm" draw:transform="skewX (0.810007305850568) translate (9.41078555292584cm 7.98399397155242cm)" svg:viewBox="0 0 324 258" svg:d="m9 169c17 0 34 2 50 2-7 16-7 30 0 39s18 14 36 16c23 4 44 2 64-6 21-8 36-18 46-33 10-12 11-25 5-36s-20-18-41-20c-8-1-19-1-33-1 9-9 17-19 25-28 3 1 4 1 7 1 15 0 36 2 56-2s33-13 44-26c7-11 6-20 1-28s-17-14-34-17-33 0-49 5-32 14-44 27c-14-3-29-7-43-11 19-20 44-34 71-42s55-11 84-7c19 2 35 7 48 16s20 17 22 28-3 23-10 34-19 20-34 28c-14 7-32 12-54 15 21 7 32 16 36 28s1 28-10 44c-15 22-40 39-75 51-33 12-68 15-103 9-32-5-54-15-65-32-12-15-12-33 0-54z">
            <text:p/>
          </draw:path>
          <draw:custom-shape draw:style-name="gr32" draw:text-style-name="P1" draw:layer="layout" svg:width="9cm" svg:height="5.5cm" svg:x="28.5cm" svg:y="5.8cm">
            <text:p/>
            <draw:enhanced-geometry svg:viewBox="0 0 21600 21600" draw:path-stretchpoint-x="10800" draw:path-stretchpoint-y="10800" draw:text-areas="?f3 ?f4 ?f5 ?f6" draw:type="round-rectangle" draw:modifiers="971.8611626910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xml:id="id59" draw:id="id59">
            <draw:g>
              <draw:rect draw:style-name="gr33" draw:text-style-name="P1" draw:layer="layout" svg:width="3.5cm" svg:height="2cm" svg:x="5.336cm" svg:y="7.17cm">
                <text:p/>
              </draw:rect>
              <draw:circle draw:style-name="gr34" draw:text-style-name="P1" draw:layer="layout" svg:width="0.232cm" svg:height="0.232cm" svg:x="8.504cm" svg:y="8.838cm">
                <text:p/>
              </draw:circle>
              <draw:circle draw:style-name="gr34" draw:text-style-name="P1" draw:layer="layout" svg:width="0.232cm" svg:height="0.232cm" svg:x="5.436cm" svg:y="8.838cm">
                <text:p/>
              </draw:circle>
              <draw:circle draw:style-name="gr34" draw:text-style-name="P1" draw:layer="layout" svg:width="0.232cm" svg:height="0.232cm" svg:x="8.504cm" svg:y="7.27cm">
                <text:p/>
              </draw:circle>
              <draw:circle draw:style-name="gr34" draw:text-style-name="P1" draw:layer="layout" svg:width="0.232cm" svg:height="0.232cm" svg:x="5.436cm" svg:y="7.27cm">
                <text:p/>
              </draw:circle>
            </draw:g>
            <draw:g>
              <draw:custom-shape draw:style-name="gr35" draw:text-style-name="P2" draw:layer="layout" svg:width="1.754cm" svg:height="1.54cm" svg:x="6.212cm" svg:y="7.4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5" draw:text-style-name="P2" draw:layer="layout" svg:width="0.524cm" svg:height="0.469cm" svg:x="7.81cm" svg:y="7.93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ircle draw:style-name="gr36" draw:text-style-name="P1" draw:layer="layout" svg:width="0.357cm" svg:height="0.357cm" draw:transform="rotate (-0.328296432300134) translate (8.012cm 7.944cm)">
                  <text:p/>
                </draw:circle>
                <draw:rect draw:style-name="gr37" draw:text-style-name="P1" draw:layer="layout" svg:width="0.084cm" svg:height="0.268cm" draw:transform="rotate (-0.328296432300134) translate (8.126cm 8.03cm)">
                  <text:p/>
                </draw:rect>
                <draw:rect draw:style-name="gr37" draw:text-style-name="P1" draw:layer="layout" svg:width="0.084cm" svg:height="0.268cm" draw:transform="rotate (-1.89909275909503) translate (8.259cm 8.175cm)">
                  <text:p/>
                </draw:rect>
              </draw:g>
              <draw:custom-shape draw:style-name="gr35" draw:text-style-name="P2" draw:layer="layout" svg:width="0.524cm" svg:height="0.469cm" svg:x="5.838cm" svg:y="7.93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ircle draw:style-name="gr36" draw:text-style-name="P1" draw:layer="layout" svg:width="0.357cm" svg:height="0.357cm" draw:transform="rotate (-1.24599055299875) translate (6.163cm 7.944cm)">
                  <text:p/>
                </draw:circle>
                <draw:rect draw:style-name="gr37" draw:text-style-name="P1" draw:layer="layout" svg:width="0.084cm" svg:height="0.268cm" draw:transform="rotate (-1.24599055299875) translate (6.164cm 8.086cm)">
                  <text:p/>
                </draw:rect>
                <draw:rect draw:style-name="gr37" draw:text-style-name="P1" draw:layer="layout" svg:width="0.084cm" svg:height="0.268cm" draw:transform="rotate (-2.81678687979365) translate (6.13cm 8.28cm)">
                  <text:p/>
                </draw:rect>
              </draw:g>
            </draw:g>
            <draw:g>
              <draw:circle draw:style-name="gr37" draw:text-style-name="P1" draw:layer="layout" svg:width="2.34cm" svg:height="2.34cm" svg:x="5.916cm" svg:y="7cm">
                <text:p/>
              </draw:circle>
              <draw:circle draw:style-name="gr38" draw:text-style-name="P1" draw:layer="layout" svg:width="1.755cm" svg:height="1.755cm" svg:x="6.209cm" svg:y="7.292cm">
                <text:p/>
              </draw:circle>
            </draw:g>
          </draw:g>
          <draw:g xml:id="id56" draw:id="id56">
            <draw:g>
              <draw:rect draw:style-name="gr33" draw:text-style-name="P1" draw:layer="layout" svg:width="3.5cm" svg:height="2cm" svg:x="5.336cm" svg:y="15.439cm">
                <text:p/>
              </draw:rect>
              <draw:circle draw:style-name="gr34" draw:text-style-name="P1" draw:layer="layout" svg:width="0.232cm" svg:height="0.232cm" svg:x="8.504cm" svg:y="17.107cm">
                <text:p/>
              </draw:circle>
              <draw:circle draw:style-name="gr34" draw:text-style-name="P1" draw:layer="layout" svg:width="0.232cm" svg:height="0.232cm" svg:x="5.436cm" svg:y="17.107cm">
                <text:p/>
              </draw:circle>
              <draw:circle draw:style-name="gr34" draw:text-style-name="P1" draw:layer="layout" svg:width="0.232cm" svg:height="0.232cm" svg:x="8.504cm" svg:y="15.539cm">
                <text:p/>
              </draw:circle>
              <draw:circle draw:style-name="gr34" draw:text-style-name="P1" draw:layer="layout" svg:width="0.232cm" svg:height="0.232cm" svg:x="5.436cm" svg:y="15.539cm">
                <text:p/>
              </draw:circle>
            </draw:g>
            <draw:g>
              <draw:custom-shape draw:style-name="gr35" draw:text-style-name="P2" draw:layer="layout" svg:width="1.754cm" svg:height="1.54cm" svg:x="6.212cm" svg:y="15.66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5" draw:text-style-name="P2" draw:layer="layout" svg:width="0.524cm" svg:height="0.469cm" svg:x="7.81cm" svg:y="16.20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ircle draw:style-name="gr36" draw:text-style-name="P1" draw:layer="layout" svg:width="0.357cm" svg:height="0.357cm" draw:transform="rotate (-0.328296432300134) translate (8.012cm 16.213cm)">
                  <text:p/>
                </draw:circle>
                <draw:rect draw:style-name="gr37" draw:text-style-name="P1" draw:layer="layout" svg:width="0.084cm" svg:height="0.268cm" draw:transform="rotate (-0.328296432300134) translate (8.126cm 16.299cm)">
                  <text:p/>
                </draw:rect>
                <draw:rect draw:style-name="gr37" draw:text-style-name="P1" draw:layer="layout" svg:width="0.084cm" svg:height="0.268cm" draw:transform="rotate (-1.89909275909503) translate (8.259cm 16.444cm)">
                  <text:p/>
                </draw:rect>
              </draw:g>
              <draw:custom-shape draw:style-name="gr35" draw:text-style-name="P2" draw:layer="layout" svg:width="0.524cm" svg:height="0.469cm" svg:x="5.838cm" svg:y="16.20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ircle draw:style-name="gr36" draw:text-style-name="P1" draw:layer="layout" svg:width="0.357cm" svg:height="0.357cm" draw:transform="rotate (-1.24599055299875) translate (6.163cm 16.213cm)">
                  <text:p/>
                </draw:circle>
                <draw:rect draw:style-name="gr37" draw:text-style-name="P1" draw:layer="layout" svg:width="0.084cm" svg:height="0.268cm" draw:transform="rotate (-1.24599055299875) translate (6.164cm 16.355cm)">
                  <text:p/>
                </draw:rect>
                <draw:rect draw:style-name="gr37" draw:text-style-name="P1" draw:layer="layout" svg:width="0.084cm" svg:height="0.268cm" draw:transform="rotate (-2.81678687979365) translate (6.13cm 16.549cm)">
                  <text:p/>
                </draw:rect>
              </draw:g>
            </draw:g>
            <draw:g>
              <draw:circle draw:style-name="gr37" draw:text-style-name="P1" draw:layer="layout" svg:width="1.5cm" svg:height="1.5cm" svg:x="6.336cm" svg:y="15.689cm">
                <text:p/>
              </draw:circle>
              <draw:circle draw:style-name="gr38" draw:text-style-name="P1" draw:layer="layout" svg:width="1.125cm" svg:height="1.125cm" svg:x="6.524cm" svg:y="15.877cm">
                <text:p/>
              </draw:circle>
            </draw:g>
          </draw:g>
          <draw:g xml:id="id55" draw:id="id55">
            <draw:g>
              <draw:rect draw:style-name="gr33" draw:text-style-name="P1" draw:layer="layout" svg:width="3.5cm" svg:height="2cm" svg:x="5.336cm" svg:y="12.739cm">
                <text:p/>
              </draw:rect>
              <draw:circle draw:style-name="gr34" draw:text-style-name="P1" draw:layer="layout" svg:width="0.232cm" svg:height="0.232cm" svg:x="8.504cm" svg:y="14.407cm">
                <text:p/>
              </draw:circle>
              <draw:circle draw:style-name="gr34" draw:text-style-name="P1" draw:layer="layout" svg:width="0.232cm" svg:height="0.232cm" svg:x="5.436cm" svg:y="14.407cm">
                <text:p/>
              </draw:circle>
              <draw:circle draw:style-name="gr34" draw:text-style-name="P1" draw:layer="layout" svg:width="0.232cm" svg:height="0.232cm" svg:x="8.504cm" svg:y="12.839cm">
                <text:p/>
              </draw:circle>
              <draw:circle draw:style-name="gr34" draw:text-style-name="P1" draw:layer="layout" svg:width="0.232cm" svg:height="0.232cm" svg:x="5.436cm" svg:y="12.839cm">
                <text:p/>
              </draw:circle>
            </draw:g>
            <draw:g>
              <draw:custom-shape draw:style-name="gr35" draw:text-style-name="P2" draw:layer="layout" svg:width="1.754cm" svg:height="1.54cm" svg:x="6.212cm" svg:y="12.96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5" draw:text-style-name="P2" draw:layer="layout" svg:width="0.524cm" svg:height="0.469cm" svg:x="7.81cm" svg:y="13.50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ircle draw:style-name="gr36" draw:text-style-name="P1" draw:layer="layout" svg:width="0.357cm" svg:height="0.357cm" draw:transform="rotate (-0.328296432300134) translate (8.012cm 13.513cm)">
                  <text:p/>
                </draw:circle>
                <draw:rect draw:style-name="gr37" draw:text-style-name="P1" draw:layer="layout" svg:width="0.084cm" svg:height="0.268cm" draw:transform="rotate (-0.328296432300134) translate (8.126cm 13.599cm)">
                  <text:p/>
                </draw:rect>
                <draw:rect draw:style-name="gr37" draw:text-style-name="P1" draw:layer="layout" svg:width="0.084cm" svg:height="0.268cm" draw:transform="rotate (-1.89909275909503) translate (8.259cm 13.744cm)">
                  <text:p/>
                </draw:rect>
              </draw:g>
              <draw:custom-shape draw:style-name="gr35" draw:text-style-name="P2" draw:layer="layout" svg:width="0.524cm" svg:height="0.469cm" svg:x="5.838cm" svg:y="13.50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ircle draw:style-name="gr36" draw:text-style-name="P1" draw:layer="layout" svg:width="0.357cm" svg:height="0.357cm" draw:transform="rotate (-1.24599055299875) translate (6.163cm 13.513cm)">
                  <text:p/>
                </draw:circle>
                <draw:rect draw:style-name="gr37" draw:text-style-name="P1" draw:layer="layout" svg:width="0.084cm" svg:height="0.268cm" draw:transform="rotate (-1.24599055299875) translate (6.164cm 13.655cm)">
                  <text:p/>
                </draw:rect>
                <draw:rect draw:style-name="gr37" draw:text-style-name="P1" draw:layer="layout" svg:width="0.084cm" svg:height="0.268cm" draw:transform="rotate (-2.81678687979365) translate (6.13cm 13.849cm)">
                  <text:p/>
                </draw:rect>
              </draw:g>
            </draw:g>
            <draw:g>
              <draw:circle draw:style-name="gr37" draw:text-style-name="P1" draw:layer="layout" svg:width="1.5cm" svg:height="1.5cm" svg:x="6.336cm" svg:y="12.989cm">
                <text:p/>
              </draw:circle>
              <draw:circle draw:style-name="gr38" draw:text-style-name="P1" draw:layer="layout" svg:width="1.125cm" svg:height="1.125cm" svg:x="6.524cm" svg:y="13.177cm">
                <text:p/>
              </draw:circle>
            </draw:g>
          </draw:g>
          <draw:frame draw:style-name="gr39" draw:text-style-name="P10" draw:layer="layout" svg:width="2.128cm" svg:height="1.496cm" svg:x="2.336cm" svg:y="7.14cm">
            <draw:text-box>
              <text:p><text:span text:style-name="T9">Camera 1</text:span></text:p>
              <text:p><text:span text:style-name="T9">5-point</text:span></text:p>
              <text:p><text:span text:style-name="T9">180°</text:span></text:p>
            </draw:text-box>
          </draw:frame>
          <draw:g xml:id="id60" draw:id="id60">
            <draw:g>
              <draw:rect draw:style-name="gr33" draw:text-style-name="P1" draw:layer="layout" svg:width="3.5cm" svg:height="2cm" svg:x="5.336cm" svg:y="10.04cm">
                <text:p/>
              </draw:rect>
              <draw:circle draw:style-name="gr34" draw:text-style-name="P1" draw:layer="layout" svg:width="0.232cm" svg:height="0.232cm" svg:x="8.504cm" svg:y="11.708cm">
                <text:p/>
              </draw:circle>
              <draw:circle draw:style-name="gr34" draw:text-style-name="P1" draw:layer="layout" svg:width="0.232cm" svg:height="0.232cm" svg:x="5.436cm" svg:y="11.708cm">
                <text:p/>
              </draw:circle>
              <draw:circle draw:style-name="gr34" draw:text-style-name="P1" draw:layer="layout" svg:width="0.232cm" svg:height="0.232cm" svg:x="8.504cm" svg:y="10.14cm">
                <text:p/>
              </draw:circle>
              <draw:circle draw:style-name="gr34" draw:text-style-name="P1" draw:layer="layout" svg:width="0.232cm" svg:height="0.232cm" svg:x="5.436cm" svg:y="10.14cm">
                <text:p/>
              </draw:circle>
            </draw:g>
            <draw:g>
              <draw:custom-shape draw:style-name="gr50" draw:text-style-name="P9" draw:layer="layout" svg:width="1.754cm" svg:height="1.54cm" svg:x="6.212cm" svg:y="10.2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1" draw:text-style-name="P9" draw:layer="layout" svg:width="0.524cm" svg:height="0.469cm" svg:x="7.81cm" svg:y="10.80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ircle draw:style-name="gr36" draw:text-style-name="P1" draw:layer="layout" svg:width="0.357cm" svg:height="0.357cm" draw:transform="rotate (-0.328296432300134) translate (8.012cm 10.814cm)">
                  <text:p/>
                </draw:circle>
                <draw:rect draw:style-name="gr37" draw:text-style-name="P1" draw:layer="layout" svg:width="0.084cm" svg:height="0.268cm" draw:transform="rotate (-0.328296432300134) translate (8.126cm 10.9cm)">
                  <text:p/>
                </draw:rect>
                <draw:rect draw:style-name="gr37" draw:text-style-name="P1" draw:layer="layout" svg:width="0.084cm" svg:height="0.268cm" draw:transform="rotate (-1.89909275909503) translate (8.259cm 11.045cm)">
                  <text:p/>
                </draw:rect>
              </draw:g>
              <draw:custom-shape draw:style-name="gr52" draw:text-style-name="P9" draw:layer="layout" svg:width="0.524cm" svg:height="0.469cm" svg:x="5.838cm" svg:y="10.80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6907.6142131979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ircle draw:style-name="gr36" draw:text-style-name="P1" draw:layer="layout" svg:width="0.357cm" svg:height="0.357cm" draw:transform="rotate (-1.24599055299875) translate (6.163cm 10.814cm)">
                  <text:p/>
                </draw:circle>
                <draw:rect draw:style-name="gr37" draw:text-style-name="P1" draw:layer="layout" svg:width="0.084cm" svg:height="0.268cm" draw:transform="rotate (-1.24599055299875) translate (6.164cm 10.956cm)">
                  <text:p/>
                </draw:rect>
                <draw:rect draw:style-name="gr37" draw:text-style-name="P1" draw:layer="layout" svg:width="0.084cm" svg:height="0.268cm" draw:transform="rotate (-2.81678687979365) translate (6.13cm 11.15cm)">
                  <text:p/>
                </draw:rect>
              </draw:g>
            </draw:g>
            <draw:g>
              <draw:circle draw:style-name="gr37" draw:text-style-name="P1" draw:layer="layout" svg:width="1.5cm" svg:height="1.5cm" svg:x="6.336cm" svg:y="10.29cm">
                <text:p/>
              </draw:circle>
              <draw:circle draw:style-name="gr38" draw:text-style-name="P1" draw:layer="layout" svg:width="1.125cm" svg:height="1.125cm" svg:x="6.524cm" svg:y="10.478cm">
                <text:p/>
              </draw:circle>
            </draw:g>
          </draw:g>
          <draw:frame draw:style-name="gr9" draw:text-style-name="P10" draw:layer="layout" svg:width="2.602cm" svg:height="1.496cm" svg:x="2.336cm" svg:y="10.04cm">
            <draw:text-box>
              <text:p><text:span text:style-name="T9">Camera 2</text:span></text:p>
              <text:p><text:span text:style-name="T9">5-point scale</text:span></text:p>
              <text:p><text:span text:style-name="T9">60° / 4.0 mm</text:span></text:p>
            </draw:text-box>
          </draw:frame>
          <draw:frame draw:style-name="gr9" draw:text-style-name="P10" draw:layer="layout" svg:width="2.602cm" svg:height="1.496cm" svg:x="2.234cm" svg:y="15.239cm">
            <draw:text-box>
              <text:p><text:span text:style-name="T9">Camera 4</text:span></text:p>
              <text:p><text:span text:style-name="T9">Stereo right</text:span></text:p>
              <text:p><text:span text:style-name="T9">60° / 4.0 mm</text:span></text:p>
            </draw:text-box>
          </draw:frame>
          <draw:frame draw:style-name="gr9" draw:text-style-name="P10" draw:layer="layout" svg:width="2.602cm" svg:height="1.496cm" svg:x="2.234cm" svg:y="12.739cm">
            <draw:text-box>
              <text:p><text:span text:style-name="T9">Camera 3</text:span></text:p>
              <text:p><text:span text:style-name="T9">Stereo left</text:span></text:p>
              <text:p><text:span text:style-name="T9">60° / 4.0 mm</text:span></text:p>
            </draw:text-box>
          </draw:frame>
          <draw:connector draw:style-name="gr48" draw:text-style-name="P1" draw:layer="layout" svg:x1="11.5cm" svg:y1="14.26cm" svg:x2="8.836cm" svg:y2="13.739cm" draw:start-shape="id54" draw:start-glue-point="0" draw:end-shape="id55" draw:end-glue-point="1" svg:d="m11500 14260v-525h-2094v4h-570">
            <text:p/>
          </draw:connector>
          <draw:connector draw:style-name="gr48" draw:text-style-name="P1" draw:layer="layout" svg:x1="11.5cm" svg:y1="15.8cm" svg:x2="8.836cm" svg:y2="16.439cm" draw:start-shape="id54" draw:start-glue-point="2" draw:end-shape="id56" draw:end-glue-point="1" svg:d="m11500 15800v639h-2664">
            <text:p/>
          </draw:connector>
          <draw:custom-shape draw:style-name="gr21" draw:text-style-name="P2" xml:id="id57" draw:id="id57" draw:layer="layout" svg:width="3cm" svg:height="1.54cm" svg:x="13.5cm" svg:y="8.8cm">
            <text:p text:style-name="P1"><text:span text:style-name="T1">Position</text:span></text:p>
            <text:p text:style-name="P1"><text:span text:style-name="T1">Matching</text:span></text:p>
  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8" draw:text-style-name="P1" draw:layer="layout" svg:x1="13.5cm" svg:y1="9.57cm" svg:x2="13cm" svg:y2="9.57cm" draw:start-shape="id57" draw:start-glue-point="3" draw:end-shape="id58" draw:end-glue-point="1" svg:d="m13500 9570h-500">
            <text:p/>
          </draw:connector>
          <draw:custom-shape draw:style-name="gr21" draw:text-style-name="P2" xml:id="id54" draw:id="id54" draw:layer="layout" svg:width="3cm" svg:height="1.54cm" svg:x="10cm" svg:y="14.26cm">
            <text:p text:style-name="P1"><text:span text:style-name="T1">Stereo</text:span></text:p>
            <text:p text:style-name="P1"><text:span text:style-name="T1">Matching</text:span></text:p>
  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xml:id="id58" draw:id="id58" draw:layer="layout" svg:width="3cm" svg:height="1.54cm" svg:x="10cm" svg:y="8.8cm">
            <text:p text:style-name="P1"><text:span text:style-name="T1">SURF</text:span></text:p>
            <text:p text:style-name="P1"><text:span text:style-name="T1">Extractor</text:span></text:p>
  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6" draw:layer="layout" svg:width="4.536cm" svg:height="0.645cm" svg:x="16.9cm" svg:y="14.4cm">
            <draw:text-box>
              <text:p><text:span text:style-name="T5">Obstacles</text:span></text:p>
            </draw:text-box>
          </draw:frame>
          <draw:connector draw:style-name="gr48" draw:text-style-name="P1" draw:layer="layout" svg:x1="8.836cm" svg:y1="8.17cm" svg:x2="11.5cm" svg:y2="8.8cm" draw:start-shape="id59" draw:start-glue-point="1" draw:end-shape="id58" draw:end-glue-point="0" svg:d="m8836 8170h2664v630">
            <text:p/>
          </draw:connector>
          <draw:connector draw:style-name="gr48" draw:text-style-name="P1" draw:layer="layout" svg:x1="8.836cm" svg:y1="11.04cm" svg:x2="11.5cm" svg:y2="10.34cm" draw:start-shape="id60" draw:start-glue-point="1" draw:end-shape="id58" draw:end-glue-point="2" svg:d="m8836 11040h2664v-700">
            <text:p/>
          </draw:connector>
          <draw:custom-shape draw:style-name="gr21" draw:text-style-name="P2" xml:id="id61" draw:id="id61" draw:layer="layout" svg:width="3cm" svg:height="1.54cm" svg:x="13.5cm" svg:y="14.26cm">
            <text:p text:style-name="P1"><text:span text:style-name="T1">Obstacle</text:span></text:p>
            <text:p text:style-name="P1"><text:span text:style-name="T1">Detection</text:span></text:p>
  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8" draw:text-style-name="P1" draw:layer="layout" svg:x1="13cm" svg:y1="15.03cm" svg:x2="13.5cm" svg:y2="15.03cm" draw:start-shape="id54" draw:start-glue-point="1" draw:end-shape="id61" draw:end-glue-point="3" svg:d="m13000 15030h500">
            <text:p/>
          </draw:connector>
          <draw:custom-shape draw:style-name="gr21" draw:text-style-name="P2" xml:id="id62" draw:id="id62" draw:layer="layout" svg:width="3cm" svg:height="1.54cm" svg:x="17cm" svg:y="8.8cm">
            <text:p text:style-name="P1"><text:span text:style-name="T1">Kalman</text:span></text:p>
            <text:p text:style-name="P1"><text:span text:style-name="T1">Filter</text:span></text:p>
  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xml:id="id64" draw:id="id64">
            <draw:rect draw:style-name="gr53" draw:text-style-name="P1" draw:layer="layout" svg:width="3cm" svg:height="2cm" svg:x="5.8cm" svg:y="4.5cm">
              <text:p/>
            </draw:rect>
            <draw:circle draw:style-name="gr34" draw:text-style-name="P1" draw:layer="layout" svg:width="0.232cm" svg:height="0.232cm" svg:x="8.467cm" svg:y="6.163cm">
              <text:p/>
            </draw:circle>
            <draw:circle draw:style-name="gr34" draw:text-style-name="P1" draw:layer="layout" svg:width="0.232cm" svg:height="0.232cm" svg:x="5.9cm" svg:y="6.168cm">
              <text:p/>
            </draw:circle>
            <draw:circle draw:style-name="gr34" draw:text-style-name="P1" draw:layer="layout" svg:width="0.232cm" svg:height="0.232cm" svg:x="8.476cm" svg:y="4.616cm">
              <text:p/>
            </draw:circle>
            <draw:circle draw:style-name="gr34" draw:text-style-name="P1" draw:layer="layout" svg:width="0.232cm" svg:height="0.232cm" svg:x="5.9cm" svg:y="4.6cm">
              <text:p/>
            </draw:circle>
            <draw:g>
              <draw:g>
                <draw:custom-shape draw:style-name="gr2" draw:text-style-name="P1" draw:layer="layout" svg:width="0.938cm" svg:height="0.938cm" svg:x="5.984cm" svg:y="5.037cm">
                  <text:p/>
    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" draw:text-style-name="P1" draw:layer="layout" svg:width="0.86cm" svg:height="0.86cm" svg:x="6.023cm" svg:y="5.076cm">
                  <text:p/>
    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1" draw:layer="layout" svg:width="0.78cm" svg:height="0.78cm" svg:x="6.063cm" svg:y="5.116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5" draw:text-style-name="P11" draw:layer="layout" svg:width="0.718cm" svg:height="0.718cm" svg:x="6.094cm" svg:y="5.147cm">
                  <text:p text:style-name="P1"><text:span text:style-name="T10">ARM7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custom-shape draw:style-name="gr6" draw:text-style-name="P12" draw:layer="layout" svg:width="0.418cm" svg:height="0.274cm" svg:x="8.211cm" svg:y="5.589cm">
              <text:p text:style-name="P1"><text:span text:style-name="T11">IZX-50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12" draw:layer="layout" svg:width="0.597cm" svg:height="0.431cm" svg:x="7.055cm" svg:y="5.877cm">
              <text:p text:style-name="P1"><text:span text:style-name="T11">SCA310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2" draw:layer="layout" svg:width="0.517cm" svg:height="0.322cm" svg:x="7.502cm" svg:y="5.391cm">
              <text:p text:style-name="P1"><text:span text:style-name="T11">ADS834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13" draw:layer="layout" svg:width="0.5cm" svg:height="0.5cm" svg:x="7.076cm" svg:y="4.676cm">
              <text:p text:style-name="P1"><text:span text:style-name="T12">BPM08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2" draw:layer="layout" svg:width="0.511cm" svg:height="0.462cm" svg:x="7.683cm" svg:y="4.702cm">
              <text:p text:style-name="P1"><text:span text:style-name="T11">HMC584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2" draw:layer="layout" svg:width="0.418cm" svg:height="0.274cm" svg:x="8.214cm" svg:y="5.236cm">
              <text:p text:style-name="P1"><text:span text:style-name="T11">IDG-50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21" draw:text-style-name="P2" xml:id="id63" draw:id="id63" draw:layer="layout" svg:width="3cm" svg:height="1.54cm" svg:x="20.5cm" svg:y="8.8cm">
            <text:p text:style-name="P1"><text:span text:style-name="T1">Vectoring</text:span></text:p>
            <text:p text:style-name="P1"><text:span text:style-name="T1">Controller</text:span></text:p>
  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8" draw:text-style-name="P1" draw:layer="layout" svg:x1="20cm" svg:y1="9.57cm" svg:x2="20.5cm" svg:y2="9.57cm" draw:start-shape="id62" draw:start-glue-point="1" draw:end-shape="id63" draw:end-glue-point="3" svg:d="m20000 9570h500">
            <text:p/>
          </draw:connector>
          <draw:connector draw:style-name="gr48" draw:text-style-name="P1" draw:layer="layout" svg:x1="18.5cm" svg:y1="8.8cm" svg:x2="8.8cm" svg:y2="5.5cm" draw:start-shape="id62" draw:start-glue-point="0" draw:end-shape="id64" draw:end-glue-point="1" svg:d="m18500 8800v-3300h-9700">
            <text:p/>
          </draw:connector>
          <draw:connector draw:style-name="gr48" draw:text-style-name="P1" draw:layer="layout" svg:x1="17cm" svg:y1="9.57cm" svg:x2="16.5cm" svg:y2="9.57cm" draw:start-shape="id62" draw:start-glue-point="3" draw:end-shape="id57" draw:end-glue-point="1" svg:d="m17000 9570h-500">
            <text:p/>
          </draw:connector>
          <draw:connector draw:style-name="gr48" draw:text-style-name="P1" draw:layer="layout" svg:x1="15cm" svg:y1="10.34cm" svg:x2="18.5cm" svg:y2="10.34cm" draw:start-shape="id57" draw:start-glue-point="2" draw:end-shape="id62" draw:end-glue-point="2" svg:d="m15000 10340v526h3500v-526">
            <text:p/>
          </draw:connector>
          <draw:frame draw:style-name="gr39" draw:text-style-name="P10" draw:layer="layout" svg:width="3.128cm" svg:height="1.911cm" svg:x="2.372cm" svg:y="4.5cm">
            <draw:text-box>
              <text:p><text:span text:style-name="T9">Inertial Measurement</text:span></text:p>
              <text:p><text:span text:style-name="T9">Unit</text:span></text:p>
              <text:p><text:span text:style-name="T9">10 DoF</text:span></text:p>
            </draw:text-box>
          </draw:frame>
          <draw:connector draw:style-name="gr48" draw:text-style-name="P1" draw:layer="layout" svg:x1="16.5cm" svg:y1="15.03cm" svg:x2="22cm" svg:y2="10.34cm" draw:start-shape="id61" draw:start-glue-point="1" draw:end-shape="id63" draw:end-glue-point="2" svg:d="m16500 15030h5500v-4690">
            <text:p/>
          </draw:connector>
          <draw:custom-shape draw:style-name="gr21" draw:text-style-name="P2" xml:id="id65" draw:id="id65" draw:layer="layout" svg:width="3cm" svg:height="1.54cm" svg:x="24cm" svg:y="8.8cm">
            <text:p text:style-name="P1"><text:span text:style-name="T1">Position</text:span></text:p>
            <text:p text:style-name="P1"><text:span text:style-name="T1">Controller</text:span></text:p>
  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8" draw:text-style-name="P1" draw:layer="layout" svg:x1="23.5cm" svg:y1="9.57cm" svg:x2="24cm" svg:y2="9.57cm" draw:start-shape="id63" draw:start-glue-point="1" draw:end-shape="id65" draw:end-glue-point="3" svg:d="m23500 9570h500">
            <text:p/>
          </draw:connector>
          <draw:g>
            <draw:path draw:style-name="gr44" draw:text-style-name="P2" draw:layer="layout" svg:width="3.492cm" svg:height="0.841cm" draw:transform="skewX (0.808611042448973) translate (29.6748453487688cm 6.68653873446927cm)" svg:viewBox="0 0 3493 842" svg:d="m325 4c-47-9-119-1-144 16-56 37-112 73-169 107-27 17-6 42 41 52 1055 217 2102 439 3144 660 46 10 117-3 138-25 50-51 100-103 149-153 24-24-1-57-47-66-1030-198-2068-394-3112-591z">
              <text:p/>
            </draw:path>
            <draw:path draw:style-name="gr44" draw:text-style-name="P2" draw:layer="layout" svg:width="2.155cm" svg:height="1.451cm" draw:transform="skewX (0.807563844897776) translate (30.6666148144859cm 6.31066826893729cm)" svg:viewBox="0 0 2156 1452" svg:d="m2147 102c22-25 0-54-44-60-101-14-200-26-300-40-46-7-113 11-138 33-516 491-1072 910-1653 1271-27 14-7 41 43 54 106 28 213 56 319 85 47 12 122 10 148-6 591-365 1107-831 1625-1337z">
              <text:p/>
            </draw:path>
            <draw:path draw:style-name="gr46" draw:text-style-name="P2" draw:layer="layout" svg:width="0.734cm" svg:height="0.648cm" draw:transform="skewX (0.808785575374172) translate (29.7995031499966cm 6.47552937331338cm)" svg:viewBox="0 0 735 649" svg:d="m549 640c5 6 27 10 45 9 38-3 76-8 116-11 17-2 29-10 23-16-187-208-367-413-549-614-6-6-29-10-46-7-37 5-75 10-113 15-17 2-30 11-23 16 194 196 362 401 547 608z">
              <text:p/>
            </draw:path>
            <draw:path draw:style-name="gr46" draw:text-style-name="P2" draw:layer="layout" svg:width="1.509cm" svg:height="0.659cm" draw:transform="skewX (0.808436509523773) translate (32.0349897613305cm 6.06107416005741cm)" svg:viewBox="0 0 1510 660" svg:d="m14 598c-16 5-18 15-8 21 22 12 46 24 69 36 9 6 34 7 48 2 472-175 921-379 1374-594 13-7 17-19 7-25-23-12-45-23-68-34-10-6-34-4-48 2-446 221-911 412-1374 592z">
              <text:p/>
            </draw:path>
            <draw:path draw:style-name="gr46" draw:text-style-name="P2" draw:layer="layout" svg:width="1.897cm" svg:height="0.321cm" draw:transform="skewX (0.808087443673374) translate (28.8161490038151cm 7.47765729880136cm)" svg:viewBox="0 0 1898 322" svg:d="m1831 322c17 2 40-2 42-9 9-15 17-31 25-46 4-7-10-16-29-18-590-75-1190-159-1793-248-17-2-41 0-45 6-11 12-19 25-30 36-4 6 10 14 28 17 606 93 1208 181 1802 262z">
              <text:p/>
            </draw:path>
            <draw:path draw:style-name="gr46" draw:text-style-name="P2" draw:layer="layout" svg:width="1.61cm" svg:height="0.547cm" draw:transform="skewX (0.808611042448973) translate (31.6371155524988cm 7.08843668945011cm)" svg:viewBox="0 0 1611 548" svg:d="m16 476c-14 3-21 13-12 20 19 15 40 30 61 45 9 7 32 9 48 6 524-115 996-292 1483-470 14-6 20-18 11-26-20-15-40-30-60-46-8-6-32-7-46-1-463 200-981 337-1485 472z">
              <text:p/>
            </draw:path>
          </draw:g>
          <draw:custom-shape draw:style-name="gr21" draw:text-style-name="P2" xml:id="id66" draw:id="id66" draw:layer="layout" svg:width="3cm" svg:height="1.54cm" svg:x="30.2cm" svg:y="8.8cm">
            <text:p text:style-name="P1"><text:span text:style-name="T1">Attitude</text:span></text:p>
            <text:p text:style-name="P1"><text:span text:style-name="T1">Controller</text:span></text:p>
  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" xml:id="id67" draw:id="id67" draw:layer="layout" svg:width="3cm" svg:height="1.54cm" svg:x="33.7cm" svg:y="8.8cm">
            <text:p text:style-name="P1"><text:span text:style-name="T1">Motor</text:span></text:p>
            <text:p text:style-name="P1"><text:span text:style-name="T1">Controller</text:span></text:p>
            <draw:enhanced-geometry svg:viewBox="0 0 21600 21600" draw:path-stretchpoint-x="10800" draw:path-stretchpoint-y="10800" draw:text-areas="?f3 ?f4 ?f5 ?f6" draw:type="round-rectangle" draw:modifiers="2023.140495867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8" draw:text-style-name="P1" draw:layer="layout" svg:x1="33.2cm" svg:y1="9.57cm" svg:x2="33.7cm" svg:y2="9.57cm" draw:start-shape="id66" draw:start-glue-point="1" draw:end-shape="id67" draw:end-glue-point="3" svg:d="m33200 9570h500">
            <text:p/>
          </draw:connector>
          <draw:connector draw:style-name="gr48" draw:text-style-name="P1" draw:layer="layout" svg:x1="30.2cm" svg:y1="9.57cm" svg:x2="27cm" svg:y2="9.57cm" draw:start-shape="id66" draw:start-glue-point="3" draw:end-shape="id65" draw:end-glue-point="1" svg:d="m30200 9570h-3200">
            <text:p/>
          </draw:connector>
        </draw:g>
      </draw:page>
      <draw:page draw:name="Software Architecture Overview" draw:style-name="dp1" draw:master-page-name="Standard">
        <office:forms form:automatic-focus="false" form:apply-design-mode="false"/>
        <draw:custom-shape draw:style-name="gr56" draw:text-style-name="P1" draw:layer="layout" svg:width="12cm" svg:height="17cm" svg:x="12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11.9490042496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layout" svg:width="11cm" svg:height="8.5cm" svg:x="12.5cm" svg:y="10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11.9490042496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" draw:layer="layout" svg:width="12cm" svg:height="6cm" svg:x="12cm" svg:y="2cm">
          <text:p/>
          <draw:enhanced-geometry svg:viewBox="0 0 21600 21600" draw:path-stretchpoint-x="10800" draw:path-stretchpoint-y="10800" draw:text-areas="?f3 ?f4 ?f5 ?f6" draw:type="round-rectangle" draw:modifiers="1123.102338927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1" draw:layer="layout" svg:x1="6.5cm" svg:y1="20cm" svg:x2="25.5cm" svg:y2="20cm">
          <text:p/>
        </draw:line>
        <draw:frame draw:style-name="gr9" draw:text-style-name="P14" draw:layer="layout" svg:width="2.149cm" svg:height="0.721cm" svg:x="6.351cm" svg:y="20.279cm">
          <draw:text-box>
            <text:p><text:span text:style-name="T13">Autopilot</text:span></text:p>
          </draw:text-box>
        </draw:frame>
        <draw:frame draw:style-name="gr9" draw:text-style-name="P15" draw:layer="layout" svg:width="5.15cm" svg:height="0.721cm" svg:x="6.379cm" svg:y="9.407cm">
          <draw:text-box>
            <text:p><text:span text:style-name="T13">Computer Vision System</text:span></text:p>
          </draw:text-box>
        </draw:frame>
        <draw:g>
          <draw:g>
            <draw:g>
              <draw:path draw:style-name="gr60" draw:text-style-name="P16" draw:layer="layout" svg:width="3.201cm" svg:height="0.17cm" draw:transform="rotate (-3.14159265358979) translate (9.70099774487278cm 5.7999805054627cm)" svg:viewBox="0 0 3202 171" svg:d="m3075 50c25 1 52 4 54 9 28 37 47 73 72 108 5 3-20 4-46 4-1037 0-2073-21-3104-32-28 0-51-4-51-8 20-42 51-84 76-124 3-4 28-8 54-6 978 39 1960 29 2945 49z">
                <text:p/>
              </draw:path>
              <draw:custom-shape draw:style-name="gr61" draw:text-style-name="P16" draw:layer="layout" svg:width="2.814cm" svg:height="2.028cm" svg:x="6.709cm" svg:y="2.752cm">
                <text:p/>
                <draw:enhanced-geometry svg:viewBox="0 0 21600 21600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2" draw:text-style-name="P16" draw:layer="layout" svg:width="2.814cm" svg:height="1.719cm" svg:x="6.709cm" svg:y="2.87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63" draw:text-style-name="P16" draw:layer="layout" svg:width="0.29cm" svg:height="0.117cm" svg:x="7.971cm" svg:y="4.69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64" draw:text-style-name="P16" draw:layer="layout" svg:width="3.203cm" svg:height="0.874cm" svg:x="6.5cm" svg:y="4.808cm" svg:viewBox="0 0 3204 875" svg:d="m251 0c-24 0-52 22-59 47-64 249-123 499-190 746-8 21 14 48 41 48 1041-2 2082 29 3117 34 27 0 49-25 43-50-56-260-119-518-177-777-6-27-32-48-57-48-906 0-1811 0-2718 0z">
                <text:p/>
              </draw:path>
              <draw:custom-shape draw:style-name="gr65" draw:text-style-name="P16" draw:layer="layout" svg:width="0.264cm" svg:height="0.164cm" svg:x="7.984cm" svg:y="4.709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66" draw:text-style-name="P16" draw:layer="layout" svg:width="2.84cm" svg:height="0.473cm" svg:x="6.68cm" svg:y="4.881cm" svg:viewBox="0 0 2841 474" svg:d="m149 0c-23 0-45 9-50 23-34 139-64 277-99 414-3 10 18 26 42 26 920-4 1841 11 2755 11 24 0 45-14 44-26-28-142-65-282-98-423-5-15-27-25-49-25-849 0-1697 0-2545 0z">
                <text:p/>
              </draw:path>
            </draw:g>
            <draw:rect draw:style-name="gr67" draw:text-style-name="P16" draw:layer="layout" svg:width="2.711cm" svg:height="1.479cm" svg:x="6.761cm" svg:y="2.99cm">
              <text:p/>
            </draw:rect>
          </draw:g>
        </draw:g>
        <draw:line draw:style-name="gr59" draw:text-style-name="P1" draw:layer="layout" svg:x1="6.5cm" svg:y1="23.5cm" svg:x2="25.5cm" svg:y2="23.5cm">
          <text:p/>
        </draw:line>
        <draw:frame draw:style-name="gr9" draw:text-style-name="P14" draw:layer="layout" svg:width="3.063cm" svg:height="0.721cm" svg:x="6.437cm" svg:y="24cm">
          <draw:text-box>
            <text:p><text:span text:style-name="T13">Motor Control</text:span></text:p>
          </draw:text-box>
        </draw:frame>
        <draw:g>
          <draw:custom-shape draw:style-name="gr68" draw:text-style-name="P1" draw:layer="layout" svg:width="2.104cm" svg:height="2.103cm" svg:x="6.902cm" svg:y="25.43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25.284757847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69" draw:text-style-name="P1" draw:layer="layout" svg:width="0.914cm" svg:height="0.915cm" svg:x="8.549cm" svg:y="26.032cm">
              <text:p/>
            </draw:ellipse>
            <draw:rect draw:style-name="gr70" draw:text-style-name="P1" draw:layer="layout" svg:width="0.092cm" svg:height="0.183cm" svg:x="9.408cm" svg:y="26.398cm">
              <text:p/>
            </draw:rect>
            <draw:custom-shape draw:style-name="gr71" draw:text-style-name="P1" draw:layer="layout" svg:width="0.071cm" svg:height="0.124cm" draw:transform="skewX (0.0160570291183478) rotate (-0.0872664625997166) translate (9.429cm 26.473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2" draw:text-style-name="P1" draw:layer="layout" svg:width="0.054cm" svg:height="0.495cm" draw:transform="skewX (-0.0162315620435473) rotate (0.523598775598299) translate (8.935cm 26.437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2" draw:text-style-name="P1" draw:layer="layout" svg:width="0.055cm" svg:height="0.495cm" draw:transform="skewX (0.0120427718387608) rotate (-2.61799387799149) translate (9.065cm 26.552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ellipse draw:style-name="gr37" draw:text-style-name="P1" draw:layer="layout" svg:width="0.04cm" svg:height="0.041cm" draw:transform="skewX (-0.0486946861306418) rotate (0.497418836818384) translate (8.97cm 26.482cm)">
              <text:p/>
            </draw:ellipse>
          </draw:g>
          <draw:g>
            <draw:circle draw:style-name="gr69" draw:text-style-name="P1" draw:layer="layout" svg:width="0.915cm" svg:height="0.915cm" svg:x="6.5cm" svg:y="26.032cm">
              <text:p/>
            </draw:circle>
            <draw:rect draw:style-name="gr70" draw:text-style-name="P1" draw:layer="layout" svg:width="0.091cm" svg:height="0.183cm" svg:x="7.36cm" svg:y="26.398cm">
              <text:p/>
            </draw:rect>
            <draw:custom-shape draw:style-name="gr71" draw:text-style-name="P1" draw:layer="layout" svg:width="0.071cm" svg:height="0.124cm" draw:transform="skewX (0.0242600766027212) rotate (-0.0872664625997166) translate (7.38cm 26.473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ircle draw:style-name="gr69" draw:text-style-name="P1" draw:layer="layout" svg:width="0.915cm" svg:height="0.915cm" draw:transform="rotate (-3.14159265358979) translate (8.421cm 28cm)">
              <text:p/>
            </draw:circle>
            <draw:rect draw:style-name="gr70" draw:text-style-name="P1" draw:layer="layout" svg:width="0.092cm" svg:height="0.182cm" draw:transform="rotate (-3.14159265358979) translate (8.458cm 27.633cm)">
              <text:p/>
            </draw:rect>
            <draw:custom-shape draw:style-name="gr71" draw:text-style-name="P1" draw:layer="layout" svg:width="0.072cm" svg:height="0.124cm" draw:transform="rotate (-0.0872664625997166) translate (8.386cm 27.429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ircle draw:style-name="gr69" draw:text-style-name="P1" draw:layer="layout" svg:width="0.915cm" svg:height="0.916cm" draw:transform="rotate (-3.14159265358979) translate (8.421cm 25.896cm)">
              <text:p/>
            </draw:circle>
            <draw:rect draw:style-name="gr70" draw:text-style-name="P1" draw:layer="layout" svg:width="0.092cm" svg:height="0.183cm" draw:transform="rotate (-3.14159265358979) translate (8.458cm 25.53cm)">
              <text:p/>
            </draw:rect>
            <draw:custom-shape draw:style-name="gr71" draw:text-style-name="P1" draw:layer="layout" svg:width="0.072cm" svg:height="0.125cm" draw:transform="rotate (-0.0872664625997166) translate (8.386cm 25.324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2" draw:text-style-name="P1" draw:layer="layout" svg:width="0.055cm" svg:height="0.494cm" draw:transform="skewX (0.0122173047639604) rotate (1.13446401379631) translate (7.883cm 25.42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2" draw:text-style-name="P1" draw:layer="layout" svg:width="0.053cm" svg:height="0.494cm" draw:transform="skewX (-0.0141371669411541) rotate (-2.00712863979348) translate (8.056cm 25.447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ellipse draw:style-name="gr37" draw:text-style-name="P1" draw:layer="layout" svg:width="0.039cm" svg:height="0.041cm" draw:transform="skewX (-0.0244346095279208) rotate (1.11858151760317) translate (7.938cm 25.443cm)">
              <text:p/>
            </draw:ellipse>
          </draw:g>
          <draw:g>
            <draw:custom-shape draw:style-name="gr72" draw:text-style-name="P1" draw:layer="layout" svg:width="0.055cm" svg:height="0.494cm" draw:transform="skewX (-0.00610865238198018) rotate (-0.261799387799149) translate (6.947cm 26.39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2" draw:text-style-name="P1" draw:layer="layout" svg:width="0.056cm" svg:height="0.493cm" draw:transform="skewX (0.0183259571459404) rotate (2.87979326579064) translate (6.958cm 26.569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ircle draw:style-name="gr37" draw:text-style-name="P1" draw:layer="layout" svg:width="0.039cm" svg:height="0.039cm" draw:transform="skewX (0.0256563400043167) rotate (-0.257261531743964) translate (6.94cm 26.454cm)">
              <text:p/>
            </draw:circle>
          </draw:g>
          <draw:g>
            <draw:custom-shape draw:style-name="gr72" draw:text-style-name="P1" draw:layer="layout" svg:width="0.054cm" svg:height="0.494cm" draw:transform="skewX (0.00401425727958702) rotate (0.785398163397448) translate (7.876cm 27.51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2" draw:text-style-name="P1" draw:layer="layout" svg:width="0.054cm" svg:height="0.494cm" draw:transform="skewX (-0.0202458193231343) rotate (-2.35619449019235) translate (8.032cm 27.594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ircle draw:style-name="gr37" draw:text-style-name="P1" draw:layer="layout" svg:width="0.04cm" svg:height="0.04cm" draw:transform="rotate (0.785398163397448) translate (7.922cm 27.551cm)">
              <text:p/>
            </draw:circle>
          </draw:g>
        </draw:g>
        <draw:g>
          <draw:rect draw:style-name="gr73" draw:text-style-name="P17" draw:layer="layout" svg:width="2.5cm" svg:height="1.667cm" svg:x="6.5cm" svg:y="21.333cm">
            <text:p/>
          </draw:rect>
          <draw:circle draw:style-name="gr74" draw:text-style-name="P17" draw:layer="layout" svg:width="0.193cm" svg:height="0.193cm" svg:x="8.723cm" svg:y="22.719cm">
            <text:p/>
          </draw:circle>
          <draw:circle draw:style-name="gr75" draw:text-style-name="P17" draw:layer="layout" svg:width="0.194cm" svg:height="0.193cm" svg:x="6.583cm" svg:y="22.723cm">
            <text:p/>
          </draw:circle>
          <draw:circle draw:style-name="gr76" draw:text-style-name="P17" draw:layer="layout" svg:width="0.193cm" svg:height="0.193cm" svg:x="8.73cm" svg:y="21.43cm">
            <text:p/>
          </draw:circle>
          <draw:circle draw:style-name="gr77" draw:text-style-name="P17" draw:layer="layout" svg:width="0.194cm" svg:height="0.194cm" svg:x="6.583cm" svg:y="21.416cm">
            <text:p/>
          </draw:circle>
          <draw:g>
            <draw:g>
              <draw:custom-shape draw:style-name="gr78" draw:text-style-name="P17" draw:layer="layout" svg:width="0.782cm" svg:height="0.781cm" svg:x="6.653cm" svg:y="21.781cm">
                <text:p/>
  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9" draw:text-style-name="P17" draw:layer="layout" svg:width="0.717cm" svg:height="0.717cm" svg:x="6.686cm" svg:y="21.813cm">
                <text:p/>
  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0" draw:text-style-name="P17" draw:layer="layout" svg:width="0.65cm" svg:height="0.65cm" svg:x="6.719cm" svg:y="21.84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81" draw:text-style-name="P18" draw:layer="layout" svg:width="0.598cm" svg:height="0.599cm" svg:x="6.745cm" svg:y="21.87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ustom-shape draw:style-name="gr82" draw:text-style-name="P19" draw:layer="layout" svg:width="0.349cm" svg:height="0.228cm" svg:x="8.509cm" svg:y="22.2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19" draw:layer="layout" svg:width="0.497cm" svg:height="0.359cm" svg:x="7.546cm" svg:y="22.4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19" draw:layer="layout" svg:width="0.431cm" svg:height="0.268cm" svg:x="7.918cm" svg:y="22.0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20" draw:layer="layout" svg:width="0.417cm" svg:height="0.416cm" svg:x="7.563cm" svg:y="21.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19" draw:layer="layout" svg:width="0.426cm" svg:height="0.385cm" svg:x="8.069cm" svg:y="21.5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19" draw:layer="layout" svg:width="0.348cm" svg:height="0.229cm" svg:x="8.512cm" svg:y="21.9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rect draw:style-name="gr88" draw:text-style-name="P21" draw:layer="layout" svg:width="3cm" svg:height="3cm" svg:x="6.5cm" svg:y="10.5cm">
              <text:p/>
            </draw:rect>
            <draw:circle draw:style-name="gr89" draw:text-style-name="P21" draw:layer="layout" svg:width="0.174cm" svg:height="0.174cm" svg:x="9.251cm" svg:y="13.251cm">
              <text:p/>
            </draw:circle>
            <draw:circle draw:style-name="gr90" draw:text-style-name="P21" draw:layer="layout" svg:width="0.174cm" svg:height="0.174cm" svg:x="6.575cm" svg:y="13.251cm">
              <text:p/>
            </draw:circle>
            <draw:circle draw:style-name="gr91" draw:text-style-name="P21" draw:layer="layout" svg:width="0.174cm" svg:height="0.174cm" svg:x="9.251cm" svg:y="10.575cm">
              <text:p/>
            </draw:circle>
            <draw:circle draw:style-name="gr92" draw:text-style-name="P21" draw:layer="layout" svg:width="0.174cm" svg:height="0.174cm" svg:x="6.575cm" svg:y="10.575cm">
              <text:p/>
            </draw:circle>
            <draw:g>
              <draw:g>
                <draw:custom-shape draw:style-name="gr93" draw:text-style-name="P21" draw:layer="layout" svg:width="1.097cm" svg:height="1.097cm" svg:x="7.278cm" svg:y="11.85cm">
                  <text:p/>
    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94" draw:text-style-name="P21" draw:layer="layout" svg:width="1.006cm" svg:height="1.005cm" svg:x="7.324cm" svg:y="11.896cm">
                  <text:p/>
    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95" draw:text-style-name="P21" draw:layer="layout" svg:width="0.913cm" svg:height="0.913cm" svg:x="7.37cm" svg:y="11.942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96" draw:text-style-name="P23" draw:layer="layout" svg:width="0.839cm" svg:height="0.839cm" svg:x="7.407cm" svg:y="11.979cm">
                  <text:p text:style-name="P22"><text:span text:style-name="T14">CPU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g>
              <draw:g>
                <draw:custom-shape draw:style-name="gr97" draw:text-style-name="P21" draw:layer="layout" svg:width="0.85cm" svg:height="0.85cm" svg:x="8.575cm" svg:y="11.85cm">
                  <text:p/>
    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98" draw:text-style-name="P21" draw:layer="layout" svg:width="0.779cm" svg:height="0.78cm" svg:x="8.61cm" svg:y="11.885cm">
                  <text:p/>
    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99" draw:text-style-name="P21" draw:layer="layout" svg:width="0.708cm" svg:height="0.709cm" svg:x="8.646cm" svg:y="11.92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0" draw:text-style-name="P23" draw:layer="layout" svg:width="0.649cm" svg:height="0.65cm" svg:x="8.675cm" svg:y="11.95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g>
            <draw:rect draw:style-name="gr101" draw:text-style-name="P21" draw:layer="layout" svg:width="2.204cm" svg:height="0.945cm" svg:x="6.898cm" svg:y="10.566cm">
              <text:p/>
            </draw:rect>
            <draw:custom-shape draw:style-name="gr102" draw:text-style-name="P21" draw:layer="layout" svg:width="2.204cm" svg:height="0.315cm" svg:x="6.898cm" svg:y="11.3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style-name="gr103" draw:text-style-name="P24" draw:layer="layout" svg:width="0.322cm" svg:height="0.291cm" svg:x="7.055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4" draw:text-style-name="P24" draw:layer="layout" svg:width="0.322cm" svg:height="0.291cm" svg:x="8.623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5" draw:text-style-name="P24" draw:layer="layout" svg:width="0.323cm" svg:height="0.291cm" svg:x="8.231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6" draw:text-style-name="P24" draw:layer="layout" svg:width="0.321cm" svg:height="0.291cm" svg:x="7.84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7" draw:text-style-name="P24" draw:layer="layout" svg:width="0.323cm" svg:height="0.291cm" svg:x="7.446cm" svg:y="10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08" draw:text-style-name="P24" draw:layer="layout" svg:width="0.322cm" svg:height="0.291cm" svg:x="7.055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09" draw:text-style-name="P24" draw:layer="layout" svg:width="0.322cm" svg:height="0.291cm" svg:x="8.623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0" draw:text-style-name="P24" draw:layer="layout" svg:width="0.323cm" svg:height="0.291cm" svg:x="8.231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1" draw:text-style-name="P24" draw:layer="layout" svg:width="0.321cm" svg:height="0.291cm" svg:x="7.84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2" draw:text-style-name="P24" draw:layer="layout" svg:width="0.323cm" svg:height="0.291cm" svg:x="7.446cm" svg:y="11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line draw:style-name="gr59" draw:text-style-name="P1" draw:layer="layout" svg:x1="6.5cm" svg:y1="9cm" svg:x2="25.5cm" svg:y2="9cm">
          <text:p/>
        </draw:line>
        <draw:frame draw:style-name="gr9" draw:text-style-name="P14" draw:layer="layout" svg:width="4.828cm" svg:height="0.721cm" svg:x="6.5cm" svg:y="1.779cm">
          <draw:text-box>
            <text:p><text:span text:style-name="T13">Ground Control Station</text:span></text:p>
          </draw:text-box>
        </draw:frame>
        <draw:line draw:style-name="gr59" draw:text-style-name="P1" draw:layer="layout" svg:x1="6.5cm" svg:y1="1.5cm" svg:x2="25.5cm" svg:y2="1.5cm">
          <text:p/>
        </draw:line>
        <draw:custom-shape draw:style-name="gr113" draw:text-style-name="P25" xml:id="id68" draw:id="id68" draw:layer="layout" svg:width="6.5cm" svg:height="1cm" svg:x="14.5cm" svg:y="25cm">
          <text:p text:style-name="P1"><text:span text:style-name="T15">Brushless Controllers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1" draw:layer="layout" svg:x1="6.5cm" svg:y1="28.5cm" svg:x2="25.5cm" svg:y2="28.5cm">
          <text:p/>
        </draw:line>
        <draw:custom-shape draw:style-name="gr113" draw:text-style-name="P25" xml:id="id70" draw:id="id70" draw:layer="layout" svg:width="6.5cm" svg:height="1cm" svg:x="14.5cm" svg:y="20.5cm">
          <text:p text:style-name="P1"><text:span text:style-name="T15">MAVLink recep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5" xml:id="id69" draw:id="id69" draw:layer="layout" svg:width="6.5cm" svg:height="1cm" svg:x="14.5cm" svg:y="22cm">
          <text:p text:style-name="P1"><text:span text:style-name="T15">Position / Attitude Control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5" xml:id="id71" draw:id="id71" draw:layer="layout" svg:width="3cm" svg:height="1cm" svg:x="14.5cm" svg:y="10cm">
          <text:p text:style-name="P1"><text:span text:style-name="T15">UDP Bridge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5" draw:text-style-name="P1" draw:layer="layout" svg:x1="17.75cm" svg:y1="25cm" svg:x2="17.75cm" svg:y2="23cm" draw:start-shape="id68" draw:start-glue-point="0" draw:end-shape="id69" draw:end-glue-point="2" svg:d="m17750 25000v-2000">
          <text:p/>
        </draw:connector>
        <draw:connector draw:style-name="gr115" draw:text-style-name="P1" draw:layer="layout" svg:x1="17.75cm" svg:y1="22cm" svg:x2="17.75cm" svg:y2="21.5cm" draw:start-shape="id69" draw:start-glue-point="0" draw:end-shape="id70" draw:end-glue-point="2" svg:d="m17750 22000v-500">
          <text:p/>
        </draw:connector>
        <draw:connector draw:style-name="gr116" draw:text-style-name="P1" draw:layer="layout" svg:x1="16cm" svg:y1="10cm" svg:x2="16cm" svg:y2="7.5cm" draw:start-shape="id71" draw:start-glue-point="0" draw:end-shape="id72" draw:end-glue-point="2" svg:d="m16000 10000v-2500">
          <text:p/>
        </draw:connector>
        <draw:custom-shape draw:style-name="gr113" draw:text-style-name="P25" xml:id="id75" draw:id="id75" draw:layer="layout" svg:width="6.5cm" svg:height="1cm" svg:x="14.5cm" svg:y="4.5cm">
          <text:p text:style-name="P1"><text:span text:style-name="T15">MAVLink Protocol Stack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5" xml:id="id76" draw:id="id76" draw:layer="layout" svg:width="6.5cm" svg:height="1cm" svg:x="14.5cm" svg:y="3cm">
          <text:p text:style-name="P1"><text:span text:style-name="T15">User Interface Layer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5" xml:id="id73" draw:id="id73" draw:layer="layout" svg:width="3cm" svg:height="1cm" svg:x="18cm" svg:y="10cm">
          <text:p text:style-name="P1"><text:span text:style-name="T15">UART Bridge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4" draw:layer="layout" svg:width="3.605cm" svg:height="0.721cm" svg:x="12cm" svg:y="2cm">
          <draw:text-box>
            <text:p><text:span text:style-name="T13">QGroundControl</text:span></text:p>
          </draw:text-box>
        </draw:frame>
        <draw:frame draw:style-name="gr9" draw:text-style-name="P14" draw:layer="layout" svg:width="2.149cm" svg:height="0.721cm" svg:x="12cm" svg:y="9.5cm">
          <draw:text-box>
            <text:p><text:span text:style-name="T13">Onboard</text:span></text:p>
          </draw:text-box>
        </draw:frame>
        <draw:custom-shape draw:style-name="gr113" draw:text-style-name="P25" xml:id="id72" draw:id="id72" draw:layer="layout" svg:width="3cm" svg:height="1cm" svg:x="14.5cm" svg:y="6.5cm">
          <text:p text:style-name="P1"><text:span text:style-name="T15">UDP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25" xml:id="id74" draw:id="id74" draw:layer="layout" svg:width="3cm" svg:height="1cm" svg:x="18cm" svg:y="6.5cm">
          <text:p text:style-name="P1"><text:span text:style-name="T15">UART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6" draw:text-style-name="P1" draw:layer="layout" svg:x1="19.5cm" svg:y1="10cm" svg:x2="19.5cm" svg:y2="7.5cm" draw:start-shape="id73" draw:start-glue-point="0" draw:end-shape="id74" draw:end-glue-point="2" svg:d="m19500 10000v-2500">
          <text:p/>
        </draw:connector>
        <draw:connector draw:style-name="gr115" draw:text-style-name="P1" draw:layer="layout" svg:x1="19.5cm" svg:y1="6.5cm" svg:x2="17.75cm" svg:y2="5.5cm" draw:start-shape="id74" draw:start-glue-point="0" draw:end-shape="id75" draw:end-glue-point="2" svg:d="m19500 6500v-499h-1750v-501">
          <text:p/>
        </draw:connector>
        <draw:connector draw:style-name="gr115" draw:text-style-name="P1" draw:layer="layout" svg:x1="16cm" svg:y1="6.5cm" svg:x2="17.75cm" svg:y2="5.5cm" draw:start-shape="id72" draw:start-glue-point="0" draw:end-shape="id75" draw:end-glue-point="2" svg:d="m16000 6500v-499h1750v-501">
          <text:p/>
        </draw:connector>
        <draw:custom-shape draw:style-name="gr114" draw:text-style-name="P25" xml:id="id77" draw:id="id77" draw:layer="layout" svg:width="6.5cm" svg:height="1cm" svg:x="14.5cm" svg:y="18.5cm">
          <text:p text:style-name="P1"><text:span text:style-name="T15">UART Bridge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5" draw:text-style-name="P1" draw:layer="layout" svg:x1="17.75cm" svg:y1="4cm" svg:x2="17.75cm" svg:y2="4.5cm" draw:start-shape="id76" draw:start-glue-point="2" draw:end-shape="id75" draw:end-glue-point="0" svg:d="m17750 4000v500">
          <text:p/>
        </draw:connector>
        <draw:connector draw:style-name="gr115" draw:text-style-name="P1" draw:layer="layout" svg:x1="17.75cm" svg:y1="19.5cm" svg:x2="17.75cm" svg:y2="20.5cm" draw:start-shape="id77" draw:start-glue-point="2" draw:end-shape="id70" draw:end-glue-point="0" svg:d="m17750 19500v1000">
          <text:p/>
        </draw:connector>
        <draw:custom-shape draw:style-name="gr114" draw:text-style-name="P25" draw:layer="layout" svg:width="4.5cm" svg:height="1cm" svg:x="13cm" svg:y="12cm">
          <text:p text:style-name="P1"><text:span text:style-name="T15">Stereo Matching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7" draw:text-style-name="P26" draw:layer="layout" svg:width="2.161cm" svg:height="0.721cm" svg:x="16.8cm" svg:y="8.279cm">
          <draw:text-box>
            <text:p><text:span text:style-name="T16">MAVLink</text:span></text:p>
          </draw:text-box>
        </draw:frame>
        <draw:frame draw:style-name="gr117" draw:text-style-name="P26" draw:layer="layout" svg:width="2.161cm" svg:height="1.191cm" svg:x="12.605cm" svg:y="10.5cm">
          <draw:text-box>
            <text:p><text:span text:style-name="T16">LCM</text:span></text:p>
            <text:p><text:span text:style-name="T16">MAVLink</text:span></text:p>
          </draw:text-box>
        </draw:frame>
        <draw:custom-shape draw:style-name="gr114" draw:text-style-name="P25" draw:layer="layout" svg:width="4.5cm" svg:height="1cm" svg:x="13cm" svg:y="13.5cm">
          <text:p text:style-name="P1"><text:span text:style-name="T15">5 point Localiza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5" draw:layer="layout" svg:width="4.5cm" svg:height="1cm" svg:x="13cm" svg:y="16.5cm">
          <text:p text:style-name="P1"><text:span text:style-name="T15">ARTK Localiza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5" draw:layer="layout" svg:width="4.5cm" svg:height="1cm" svg:x="18cm" svg:y="15cm">
          <text:p text:style-name="P1"><text:span text:style-name="T15">Pattern Recogni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5" draw:layer="layout" svg:width="4.5cm" svg:height="1cm" svg:x="18cm" svg:y="13.5cm">
          <text:p text:style-name="P1"><text:span text:style-name="T15">Path Planning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5" draw:layer="layout" svg:width="4.5cm" svg:height="1cm" svg:x="18cm" svg:y="16.5cm">
          <text:p text:style-name="P1"><text:span text:style-name="T15">Object Tracking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5" draw:layer="layout" svg:width="4.5cm" svg:height="1cm" svg:x="13cm" svg:y="15cm">
          <text:p text:style-name="P1"><text:span text:style-name="T15">3 point Localiza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5" draw:layer="layout" svg:width="4.5cm" svg:height="1cm" svg:x="18cm" svg:y="12cm">
          <text:p text:style-name="P1"><text:span text:style-name="T15">Global Localization</text:span></text:p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Standard">
        <office:forms form:automatic-focus="false" form:apply-design-mode="false"/>
        <draw:line draw:style-name="gr59" draw:text-style-name="P1" draw:layer="layout" svg:x1="6.5cm" svg:y1="17cm" svg:x2="25.5cm" svg:y2="17cm">
          <text:p/>
        </draw:line>
        <draw:frame draw:style-name="gr9" draw:text-style-name="P14" draw:layer="layout" svg:width="2.149cm" svg:height="0.721cm" svg:x="6.351cm" svg:y="17.279cm">
          <draw:text-box>
            <text:p><text:span text:style-name="T13">Autopilot</text:span></text:p>
          </draw:text-box>
        </draw:frame>
        <draw:frame draw:style-name="gr9" draw:text-style-name="P14" draw:layer="layout" svg:width="5.15cm" svg:height="0.721cm" svg:x="6.35cm" svg:y="10.779cm">
          <draw:text-box>
            <text:p><text:span text:style-name="T13">Computer Vision System</text:span></text:p>
          </draw:text-box>
        </draw:frame>
        <draw:custom-shape draw:style-name="gr118" draw:text-style-name="P1" draw:layer="layout" svg:width="11cm" svg:height="5.5cm" svg:x="12.5cm" svg:y="11cm">
          <text:p/>
          <draw:enhanced-geometry svg:viewBox="0 0 21600 21600" draw:path-stretchpoint-x="10800" draw:path-stretchpoint-y="10800" draw:text-areas="?f3 ?f4 ?f5 ?f6" draw:type="round-rectangle" draw:modifiers="1649.154699145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g>
              <draw:path draw:style-name="gr13" draw:text-style-name="P1" draw:layer="layout" svg:width="3.201cm" svg:height="0.17cm" draw:transform="rotate (-3.14159265358979) translate (4.99699774487278cm 5.5479805054627cm)" svg:viewBox="0 0 3202 171" svg:d="m3075 50c25 1 52 4 54 9 28 37 47 73 72 108 5 3-20 4-46 4-1037 0-2073-21-3104-32-28 0-51-4-51-8 20-42 51-84 76-124 3-4 28-8 54-6 978 39 1960 29 2945 49z">
                <text:p/>
              </draw:path>
              <draw:custom-shape draw:style-name="gr14" draw:text-style-name="P1" draw:layer="layout" svg:width="2.814cm" svg:height="2.028cm" svg:x="2.005cm" svg:y="2.5cm">
                <text:p/>
                <draw:enhanced-geometry svg:viewBox="0 0 21600 21600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5" draw:text-style-name="P1" draw:layer="layout" svg:width="2.814cm" svg:height="1.719cm" svg:x="2.005cm" svg:y="2.62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34.63268365817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6" draw:text-style-name="P1" draw:layer="layout" svg:width="0.29cm" svg:height="0.117cm" svg:x="3.267cm" svg:y="4.438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17" draw:text-style-name="P1" draw:layer="layout" svg:width="3.203cm" svg:height="0.874cm" svg:x="1.796cm" svg:y="4.556cm" svg:viewBox="0 0 3204 875" svg:d="m251 0c-24 0-52 22-59 47-64 249-123 499-190 746-8 21 14 48 41 48 1041-2 2082 29 3117 34 27 0 49-25 43-50-56-260-119-518-177-777-6-27-32-48-57-48-906 0-1811 0-2718 0z">
                <text:p/>
              </draw:path>
              <draw:custom-shape draw:style-name="gr18" draw:text-style-name="P1" draw:layer="layout" svg:width="0.264cm" svg:height="0.164cm" svg:x="3.28cm" svg:y="4.457cm">
                <text:p/>
                <draw:enhanced-geometry svg:viewBox="0 0 21600 21600" draw:path-stretchpoint-x="10800" draw:path-stretchpoint-y="10800" draw:text-areas="?f3 ?f4 ?f5 ?f6" draw:type="round-rectangle" draw:modifiers="2328.14371257485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path draw:style-name="gr13" draw:text-style-name="P1" draw:layer="layout" svg:width="2.84cm" svg:height="0.473cm" svg:x="1.976cm" svg:y="4.629cm" svg:viewBox="0 0 2841 474" svg:d="m149 0c-23 0-45 9-50 23-34 139-64 277-99 414-3 10 18 26 42 26 920-4 1841 11 2755 11 24 0 45-14 44-26-28-142-65-282-98-423-5-15-27-25-49-25-849 0-1697 0-2545 0z">
                <text:p/>
              </draw:path>
            </draw:g>
            <draw:rect draw:style-name="gr19" draw:text-style-name="P1" draw:layer="layout" svg:width="2.711cm" svg:height="1.479cm" svg:x="2.057cm" svg:y="2.738cm">
              <text:p/>
            </draw:rect>
          </draw:g>
        </draw:g>
        <draw:line draw:style-name="gr59" draw:text-style-name="P1" draw:layer="layout" svg:x1="6.649cm" svg:y1="22.5cm" svg:x2="25.649cm" svg:y2="22.5cm">
          <text:p/>
        </draw:line>
        <draw:frame draw:style-name="gr9" draw:text-style-name="P14" draw:layer="layout" svg:width="3.063cm" svg:height="0.721cm" svg:x="6.5cm" svg:y="22.779cm">
          <draw:text-box>
            <text:p><text:span text:style-name="T13">Motor Control</text:span></text:p>
          </draw:text-box>
        </draw:frame>
        <draw:g>
          <draw:custom-shape draw:style-name="gr68" draw:text-style-name="P1" draw:layer="layout" svg:width="2.455cm" svg:height="2.454cm" svg:x="6.969cm" svg:y="24.50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25.284757847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ircle draw:style-name="gr69" draw:text-style-name="P1" draw:layer="layout" svg:width="1.067cm" svg:height="1.067cm" svg:x="8.89cm" svg:y="25.201cm">
              <text:p/>
            </draw:circle>
            <draw:rect draw:style-name="gr70" draw:text-style-name="P1" draw:layer="layout" svg:width="0.107cm" svg:height="0.213cm" svg:x="9.893cm" svg:y="25.628cm">
              <text:p/>
            </draw:rect>
            <draw:custom-shape draw:style-name="gr71" draw:text-style-name="P1" draw:layer="layout" svg:width="0.083cm" svg:height="0.145cm" draw:transform="skewX (0.00698131700797732) rotate (-0.0872664625997166) translate (9.917cm 25.715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2" draw:text-style-name="P1" draw:layer="layout" svg:width="0.063cm" svg:height="0.577cm" draw:transform="skewX (-0.0122173047639603) rotate (0.523598775598299) translate (9.341cm 25.673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2" draw:text-style-name="P1" draw:layer="layout" svg:width="0.064cm" svg:height="0.578cm" draw:transform="skewX (-0.00174532925199434) rotate (-2.61799387799149) translate (9.493cm 25.808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ellipse draw:style-name="gr37" draw:text-style-name="P1" draw:layer="layout" svg:width="0.046cm" svg:height="0.047cm" draw:transform="skewX (-0.0212930168743308) rotate (0.502829357499566) translate (9.382cm 25.726cm)">
              <text:p/>
            </draw:ellipse>
          </draw:g>
          <draw:g>
            <draw:circle draw:style-name="gr69" draw:text-style-name="P1" draw:layer="layout" svg:width="1.067cm" svg:height="1.067cm" svg:x="6.5cm" svg:y="25.201cm">
              <text:p/>
            </draw:circle>
            <draw:rect draw:style-name="gr70" draw:text-style-name="P1" draw:layer="layout" svg:width="0.106cm" svg:height="0.213cm" svg:x="7.503cm" svg:y="25.628cm">
              <text:p/>
            </draw:rect>
            <draw:custom-shape draw:style-name="gr71" draw:text-style-name="P1" draw:layer="layout" svg:width="0.082cm" svg:height="0.145cm" draw:transform="skewX (0.0137881010907552) rotate (-0.0872664625997166) translate (7.527cm 25.715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ircle draw:style-name="gr69" draw:text-style-name="P1" draw:layer="layout" svg:width="1.067cm" svg:height="1.068cm" draw:transform="rotate (-3.14159265358979) translate (8.741cm 27.497cm)">
              <text:p/>
            </draw:circle>
            <draw:rect draw:style-name="gr70" draw:text-style-name="P1" draw:layer="layout" svg:width="0.107cm" svg:height="0.213cm" draw:transform="rotate (-3.14159265358979) translate (8.784cm 27.069cm)">
              <text:p/>
            </draw:rect>
            <draw:custom-shape draw:style-name="gr71" draw:text-style-name="P1" draw:layer="layout" svg:width="0.084cm" svg:height="0.145cm" draw:transform="skewX (-0.0137881010907552) rotate (-0.0872664625997166) translate (8.7cm 26.828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ircle draw:style-name="gr69" draw:text-style-name="P1" draw:layer="layout" svg:width="1.067cm" svg:height="1.068cm" draw:transform="rotate (-3.14159265358979) translate (8.741cm 25.042cm)">
              <text:p/>
            </draw:circle>
            <draw:rect draw:style-name="gr70" draw:text-style-name="P1" draw:layer="layout" svg:width="0.107cm" svg:height="0.213cm" draw:transform="rotate (-3.14159265358979) translate (8.784cm 24.615cm)">
              <text:p/>
            </draw:rect>
            <draw:custom-shape draw:style-name="gr71" draw:text-style-name="P1" draw:layer="layout" svg:width="0.084cm" svg:height="0.148cm" draw:transform="rotate (-0.0872664625997166) translate (8.7cm 24.375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2" draw:text-style-name="P1" draw:layer="layout" svg:width="0.064cm" svg:height="0.576cm" draw:transform="skewX (0.0242600766027212) rotate (1.13446401379631) translate (8.114cm 24.494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2" draw:text-style-name="P1" draw:layer="layout" svg:width="0.063cm" svg:height="0.576cm" draw:transform="skewX (-0.00523598775598298) rotate (-2.00712863979348) translate (8.315cm 24.518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ellipse draw:style-name="gr37" draw:text-style-name="P1" draw:layer="layout" svg:width="0.046cm" svg:height="0.047cm" draw:transform="skewX (-0.0212930168743308) rotate (1.11701072127637) translate (8.178cm 24.514cm)">
              <text:p/>
            </draw:ellipse>
          </draw:g>
          <draw:g>
            <draw:custom-shape draw:style-name="gr72" draw:text-style-name="P1" draw:layer="layout" svg:width="0.064cm" svg:height="0.576cm" draw:transform="skewX (0.00698131700797733) rotate (-0.261799387799149) translate (7.021cm 25.626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2" draw:text-style-name="P1" draw:layer="layout" svg:width="0.065cm" svg:height="0.576cm" draw:transform="skewX (0.00872664625997166) rotate (2.87979326579064) translate (7.034cm 25.828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ellipse draw:style-name="gr37" draw:text-style-name="P1" draw:layer="layout" svg:width="0.047cm" svg:height="0.046cm" draw:transform="rotate (-0.260577657322753) translate (7.013cm 25.693cm)">
              <text:p/>
            </draw:ellipse>
          </draw:g>
          <draw:g>
            <draw:custom-shape draw:style-name="gr72" draw:text-style-name="P1" draw:layer="layout" svg:width="0.063cm" svg:height="0.576cm" draw:transform="skewX (-0.00872664625997175) rotate (0.785398163397448) translate (8.105cm 26.932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2" draw:text-style-name="P1" draw:layer="layout" svg:width="0.064cm" svg:height="0.576cm" draw:transform="skewX (-0.00698131700797733) rotate (-2.35619449019235) translate (8.287cm 27.023cm)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ircle draw:style-name="gr37" draw:text-style-name="P1" draw:layer="layout" svg:width="0.047cm" svg:height="0.047cm" draw:transform="rotate (0.785398163397448) translate (8.159cm 26.973cm)">
              <text:p/>
            </draw:circle>
          </draw:g>
        </draw:g>
        <draw:g>
          <draw:rect draw:style-name="gr119" draw:text-style-name="P1" draw:layer="layout" svg:width="2.5cm" svg:height="1.667cm" svg:x="6.5cm" svg:y="18.474cm">
            <text:p/>
          </draw:rect>
          <draw:circle draw:style-name="gr34" draw:text-style-name="P1" draw:layer="layout" svg:width="0.193cm" svg:height="0.193cm" svg:x="8.723cm" svg:y="19.86cm">
            <text:p/>
          </draw:circle>
          <draw:circle draw:style-name="gr34" draw:text-style-name="P1" draw:layer="layout" svg:width="0.194cm" svg:height="0.193cm" svg:x="6.583cm" svg:y="19.864cm">
            <text:p/>
          </draw:circle>
          <draw:circle draw:style-name="gr34" draw:text-style-name="P1" draw:layer="layout" svg:width="0.193cm" svg:height="0.193cm" svg:x="8.73cm" svg:y="18.571cm">
            <text:p/>
          </draw:circle>
          <draw:circle draw:style-name="gr34" draw:text-style-name="P1" draw:layer="layout" svg:width="0.194cm" svg:height="0.194cm" svg:x="6.583cm" svg:y="18.557cm">
            <text:p/>
          </draw:circle>
          <draw:g>
            <draw:g>
              <draw:custom-shape draw:style-name="gr2" draw:text-style-name="P1" draw:layer="layout" svg:width="0.782cm" svg:height="0.781cm" svg:x="6.653cm" svg:y="18.922cm">
                <text:p/>
  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717cm" svg:height="0.717cm" svg:x="6.686cm" svg:y="18.954cm">
                <text:p/>
  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" draw:text-style-name="P1" draw:layer="layout" svg:width="0.65cm" svg:height="0.65cm" svg:x="6.719cm" svg:y="18.98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" draw:text-style-name="P11" draw:layer="layout" svg:width="0.598cm" svg:height="0.599cm" svg:x="6.745cm" svg:y="19.013cm">
                <text:p text:style-name="P1"><text:span text:style-name="T10">ARM7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ustom-shape draw:style-name="gr6" draw:text-style-name="P12" draw:layer="layout" svg:width="0.349cm" svg:height="0.228cm" svg:x="8.509cm" svg:y="19.382cm">
            <text:p text:style-name="P1"><text:span text:style-name="T11">IZX-50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12" draw:layer="layout" svg:width="0.497cm" svg:height="0.359cm" svg:x="7.546cm" svg:y="19.622cm">
            <text:p text:style-name="P1"><text:span text:style-name="T11">SCA310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draw:layer="layout" svg:width="0.431cm" svg:height="0.268cm" svg:x="7.918cm" svg:y="19.217cm">
            <text:p text:style-name="P1"><text:span text:style-name="T11">ADS834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13" draw:layer="layout" svg:width="0.417cm" svg:height="0.416cm" svg:x="7.563cm" svg:y="18.621cm">
            <text:p text:style-name="P1"><text:span text:style-name="T12">BPM08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draw:layer="layout" svg:width="0.426cm" svg:height="0.385cm" svg:x="8.069cm" svg:y="18.642cm">
            <text:p text:style-name="P1"><text:span text:style-name="T11">HMC584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draw:layer="layout" svg:width="0.348cm" svg:height="0.229cm" svg:x="8.512cm" svg:y="19.087cm">
            <text:p text:style-name="P1"><text:span text:style-name="T11">IDG-50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rect draw:style-name="gr120" draw:text-style-name="P1" draw:layer="layout" svg:width="3cm" svg:height="3cm" svg:x="6.5cm" svg:y="12.5cm">
              <text:p/>
            </draw:rect>
            <draw:circle draw:style-name="gr34" draw:text-style-name="P1" draw:layer="layout" svg:width="0.174cm" svg:height="0.174cm" svg:x="9.251cm" svg:y="15.251cm">
              <text:p/>
            </draw:circle>
            <draw:circle draw:style-name="gr34" draw:text-style-name="P1" draw:layer="layout" svg:width="0.174cm" svg:height="0.174cm" svg:x="6.575cm" svg:y="15.251cm">
              <text:p/>
            </draw:circle>
            <draw:circle draw:style-name="gr34" draw:text-style-name="P1" draw:layer="layout" svg:width="0.174cm" svg:height="0.174cm" svg:x="9.251cm" svg:y="12.575cm">
              <text:p/>
            </draw:circle>
            <draw:circle draw:style-name="gr34" draw:text-style-name="P1" draw:layer="layout" svg:width="0.174cm" svg:height="0.174cm" svg:x="6.575cm" svg:y="12.575cm">
              <text:p/>
            </draw:circle>
            <draw:g>
              <draw:g>
                <draw:custom-shape draw:style-name="gr2" draw:text-style-name="P1" draw:layer="layout" svg:width="1.097cm" svg:height="1.097cm" svg:x="7.278cm" svg:y="13.85cm">
                  <text:p/>
    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" draw:text-style-name="P1" draw:layer="layout" svg:width="1.006cm" svg:height="1.005cm" svg:x="7.324cm" svg:y="13.896cm">
                  <text:p/>
    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1" draw:layer="layout" svg:width="0.913cm" svg:height="0.913cm" svg:x="7.37cm" svg:y="13.942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5" draw:text-style-name="P27" draw:layer="layout" svg:width="0.839cm" svg:height="0.839cm" svg:x="7.407cm" svg:y="13.979cm">
                  <text:p text:style-name="P1"><text:span text:style-name="T17">CPU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  <draw:g>
              <draw:g>
                <draw:custom-shape draw:style-name="gr2" draw:text-style-name="P1" draw:layer="layout" svg:width="0.85cm" svg:height="0.85cm" svg:x="8.575cm" svg:y="13.85cm">
                  <text:p/>
                  <draw:enhanced-geometry svg:viewBox="0 0 21600 21600" draw:path-stretchpoint-x="10800" draw:path-stretchpoint-y="10800" draw:text-areas="?f3 ?f4 ?f5 ?f6" draw:type="round-rectangle" draw:modifiers="1310.1816363939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" draw:text-style-name="P1" draw:layer="layout" svg:width="0.779cm" svg:height="0.78cm" svg:x="8.61cm" svg:y="13.885cm">
                  <text:p/>
                  <draw:enhanced-geometry svg:viewBox="0 0 21600 21600" draw:path-stretchpoint-x="10800" draw:path-stretchpoint-y="10800" draw:text-areas="?f3 ?f4 ?f5 ?f6" draw:type="round-rectangle" draw:modifiers="702.85402654062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7" draw:text-style-name="P1" draw:layer="layout" svg:width="0.708cm" svg:height="0.709cm" svg:x="8.646cm" svg:y="13.921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783.5632873425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8" draw:text-style-name="P27" draw:layer="layout" svg:width="0.649cm" svg:height="0.65cm" svg:x="8.675cm" svg:y="13.95cm">
                  <text:p text:style-name="P1"><text:span text:style-name="T17">GPU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453.173391494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g>
            <draw:rect draw:style-name="gr121" draw:text-style-name="P1" draw:layer="layout" svg:width="2.204cm" svg:height="0.945cm" svg:x="6.898cm" svg:y="12.566cm">
              <text:p/>
            </draw:rect>
            <draw:custom-shape draw:style-name="gr122" draw:text-style-name="P1" draw:layer="layout" svg:width="2.204cm" svg:height="0.315cm" svg:x="6.898cm" svg:y="13.3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style-name="gr15" draw:text-style-name="P12" draw:layer="layout" svg:width="0.322cm" svg:height="0.291cm" svg:x="7.055cm" svg:y="12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" draw:text-style-name="P12" draw:layer="layout" svg:width="0.322cm" svg:height="0.291cm" svg:x="8.623cm" svg:y="12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" draw:text-style-name="P12" draw:layer="layout" svg:width="0.323cm" svg:height="0.291cm" svg:x="8.231cm" svg:y="12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" draw:text-style-name="P12" draw:layer="layout" svg:width="0.321cm" svg:height="0.291cm" svg:x="7.84cm" svg:y="12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" draw:text-style-name="P12" draw:layer="layout" svg:width="0.323cm" svg:height="0.291cm" svg:x="7.446cm" svg:y="12.629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5" draw:text-style-name="P12" draw:layer="layout" svg:width="0.322cm" svg:height="0.291cm" svg:x="7.055cm" svg:y="13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" draw:text-style-name="P12" draw:layer="layout" svg:width="0.322cm" svg:height="0.291cm" svg:x="8.623cm" svg:y="13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" draw:text-style-name="P12" draw:layer="layout" svg:width="0.323cm" svg:height="0.291cm" svg:x="8.231cm" svg:y="13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" draw:text-style-name="P12" draw:layer="layout" svg:width="0.321cm" svg:height="0.291cm" svg:x="7.84cm" svg:y="13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5" draw:text-style-name="P12" draw:layer="layout" svg:width="0.323cm" svg:height="0.291cm" svg:x="7.446cm" svg:y="13.007c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1834.16583416583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frame draw:style-name="gr9" draw:text-style-name="P28" draw:layer="layout" svg:width="1.306cm" svg:height="0.645cm" svg:x="7.294cm" svg:y="12.655cm">
          <draw:text-box>
            <text:p><text:span text:style-name="T17">RAM</text:span></text:p>
          </draw:text-box>
        </draw:frame>
        <draw:line draw:style-name="gr59" draw:text-style-name="P1" draw:layer="layout" svg:x1="6.5cm" svg:y1="10.5cm" svg:x2="25.5cm" svg:y2="10.5cm">
          <text:p/>
        </draw:line>
        <draw:frame draw:style-name="gr9" draw:text-style-name="P14" draw:layer="layout" svg:width="5.15cm" svg:height="0.721cm" svg:x="6.35cm" svg:y="9.5cm">
          <draw:text-box>
            <text:p><text:span text:style-name="T13">Computer Vision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333333" draw:end-color="#b3b3b3" draw:start-intensity="100%" draw:end-intensity="100%" draw:angle="1950" draw:border="0%"/>
    <draw:gradient draw:name="Gradient_20_11" draw:display-name="Gradient 11" draw:style="linear" draw:start-color="#004586" draw:end-color="#83caff" draw:start-intensity="100%" draw:end-intensity="100%" draw:angle="1950" draw:border="0%"/>
    <draw:gradient draw:name="Gradient_20_13" draw:display-name="Gradient 13" draw:style="radial" draw:cx="50%" draw:cy="50%" draw:start-color="#808080" draw:end-color="#cccccc" draw:start-intensity="100%" draw:end-intensity="100%" draw:border="0%"/>
    <draw:gradient draw:name="Gradient_20_18" draw:display-name="Gradient 18" draw:style="linear" draw:start-color="#000000" draw:end-color="#999999" draw:start-intensity="100%" draw:end-intensity="100%" draw:angle="200" draw:border="0%"/>
    <draw:gradient draw:name="Gradient_20_19" draw:display-name="Gradient 19" draw:style="linear" draw:start-color="#2323dc" draw:end-color="#0099ff" draw:start-intensity="100%" draw:end-intensity="100%" draw:angle="150" draw:border="0%"/>
    <draw:gradient draw:name="Gradient_20_7" draw:display-name="Gradient 7" draw:style="linear" draw:start-color="#000000" draw:end-color="#ffffff" draw:start-intensity="100%" draw:end-intensity="100%" draw:angle="19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Linse" draw:style="radial" draw:cx="20%" draw:cy="20%" draw:start-color="#99ccff" draw:end-color="#ffffff" draw:start-intensity="100%" draw:end-intensity="100%" draw:border="0%"/>
    <draw:gradient draw:name="PCB-background" draw:style="linear" draw:start-color="#333333" draw:end-color="#b3b3b3" draw:start-intensity="100%" draw:end-intensity="100%" draw:angle="15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8-22T15:09:24</meta:creation-date>
    <dc:date>2010-08-30T08:45:32</dc:date>
    <meta:editing-duration>PT57H44M57S</meta:editing-duration>
    <meta:editing-cycles>76</meta:editing-cycles>
    <meta:generator>LibreOffice/3.6$MacOSX_x86 LibreOffice_project/e29a214-2bbed72-0621de6-a97528c-8f066d</meta:generator>
    <meta:document-statistic meta:object-count="873"/>
  </office:meta>
</office:document-meta>
</file>